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2"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0"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1"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6"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8"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3"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5" style:family="paragraph" style:parent-style-name="Standard">
      <style:text-properties fo:color="#000000" loext:opacity="100%" style:font-name="Microsoft Sans Serif1" fo:font-size="14pt" fo:font-weight="normal" officeooo:paragraph-rsid="014bf20e" fo:background-color="transparent"/>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8"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3"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4"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5"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8"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6"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7" style:family="paragraph" style:parent-style-name="Standard">
      <style:paragraph-properties fo:text-align="start" style:justify-single-word="false"/>
      <style:text-properties officeooo:rsid="001f959f" officeooo:paragraph-rsid="001f959f"/>
    </style:style>
    <style:style style:name="P248" style:family="paragraph" style:parent-style-name="Standard">
      <style:paragraph-properties fo:text-align="start" style:justify-single-word="false"/>
      <style:text-properties officeooo:rsid="001f959f" officeooo:paragraph-rsid="003aecb0"/>
    </style:style>
    <style:style style:name="P249" style:family="paragraph" style:parent-style-name="Standard">
      <style:paragraph-properties fo:text-align="start" style:justify-single-word="false"/>
      <style:text-properties officeooo:rsid="00260a6a" officeooo:paragraph-rsid="00260a6a"/>
    </style:style>
    <style:style style:name="P250"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1"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2"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3"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5"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6"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7"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8"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9"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0" style:family="paragraph" style:parent-style-name="Standard">
      <style:paragraph-properties style:line-height-at-least="0cm"/>
      <style:text-properties fo:color="#d4d4d4" loext:opacity="100%" officeooo:paragraph-rsid="0135b699" fo:background-color="#1e1e1e"/>
    </style:style>
    <style:style style:name="P261" style:family="paragraph" style:parent-style-name="Standard">
      <style:paragraph-properties style:line-height-at-least="0cm"/>
      <style:text-properties fo:color="#d4d4d4" loext:opacity="100%" fo:background-color="#1e1e1e"/>
    </style:style>
    <style:style style:name="P262" style:family="paragraph" style:parent-style-name="Standard">
      <style:paragraph-properties style:line-height-at-least="0cm"/>
      <style:text-properties fo:color="#d4d4d4" loext:opacity="100%" officeooo:paragraph-rsid="0085c703" fo:background-color="#1e1e1e"/>
    </style:style>
    <style:style style:name="P263"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4" style:family="paragraph" style:parent-style-name="Standard">
      <style:paragraph-properties style:line-height-at-least="0cm" fo:text-align="center" style:justify-single-word="false"/>
      <style:text-properties fo:color="#d4d4d4" loext:opacity="100%" fo:background-color="#1e1e1e"/>
    </style:style>
    <style:style style:name="P265"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6"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7"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8" style:family="paragraph" style:parent-style-name="Standard">
      <style:paragraph-properties style:line-height-at-least="0cm"/>
      <style:text-properties fo:color="#d4d4d4" loext:opacity="100%" officeooo:paragraph-rsid="01563c41" fo:background-color="#1e1e1e"/>
    </style:style>
    <style:style style:name="P269" style:family="paragraph" style:parent-style-name="Standard">
      <style:paragraph-properties style:line-height-at-least="0.499cm" fo:text-align="center" style:justify-single-word="false"/>
      <style:text-properties fo:color="#d4d4d4" loext:opacity="100%" fo:background-color="#1e1e1e"/>
    </style:style>
    <style:style style:name="P270"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1" style:family="paragraph" style:parent-style-name="Standard">
      <style:paragraph-properties style:line-height-at-least="0cm"/>
      <style:text-properties fo:color="#d4d4d4" loext:opacity="100%" fo:language="pt" fo:country="BR" fo:background-color="#1e1e1e"/>
    </style:style>
    <style:style style:name="P272" style:family="paragraph" style:parent-style-name="Standard">
      <style:paragraph-properties style:line-height-at-least="0cm"/>
      <style:text-properties fo:color="#d4d4d4" loext:opacity="100%" fo:language="pt" fo:country="BR" officeooo:paragraph-rsid="007b45ff" fo:background-color="#1e1e1e"/>
    </style:style>
    <style:style style:name="P273" style:family="paragraph" style:parent-style-name="Standard">
      <style:paragraph-properties style:line-height-at-least="0cm"/>
      <style:text-properties fo:color="#d4d4d4" loext:opacity="100%" fo:language="pt" fo:country="BR" officeooo:paragraph-rsid="00e0f43e" fo:background-color="#1e1e1e"/>
    </style:style>
    <style:style style:name="P274" style:family="paragraph" style:parent-style-name="Standard">
      <style:paragraph-properties style:line-height-at-least="0cm"/>
      <style:text-properties fo:color="#d4d4d4" loext:opacity="100%" fo:language="pt" fo:country="BR" officeooo:paragraph-rsid="007d35a0" fo:background-color="#1e1e1e"/>
    </style:style>
    <style:style style:name="P275" style:family="paragraph" style:parent-style-name="Standard">
      <style:paragraph-properties style:line-height-at-least="0cm"/>
      <style:text-properties fo:color="#d4d4d4" loext:opacity="100%" fo:language="pt" fo:country="BR" officeooo:paragraph-rsid="007d9525" fo:background-color="#1e1e1e"/>
    </style:style>
    <style:style style:name="P276"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78"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79"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8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8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9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91" style:family="paragraph" style:parent-style-name="Standard">
      <style:paragraph-properties style:line-height-at-least="0.582cm" fo:text-align="start" style:justify-single-word="false"/>
      <style:text-properties officeooo:paragraph-rsid="0135b699"/>
    </style:style>
    <style:style style:name="P292"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6"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7"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298"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299"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00"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01"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02"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03"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12" style:family="paragraph" style:parent-style-name="Text_20_body">
      <style:paragraph-properties fo:margin-left="0cm" fo:margin-right="0cm" fo:orphans="2" fo:widows="2" fo:text-indent="0cm" style:auto-text-indent="false"/>
    </style:style>
    <style:style style:name="P313"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14" style:family="paragraph" style:parent-style-name="Standard">
      <style:paragraph-properties fo:line-height="100%" fo:orphans="2" fo:widows="2"/>
      <style:text-properties fo:font-weight="normal" officeooo:paragraph-rsid="0135b699" style:font-weight-asian="normal" style:font-weight-complex="normal"/>
    </style:style>
    <style:style style:name="P315"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16" style:family="paragraph" style:parent-style-name="Standard">
      <style:paragraph-properties fo:line-height="100%" fo:orphans="2" fo:widows="2"/>
      <style:text-properties fo:font-weight="normal" officeooo:paragraph-rsid="0138c9a6"/>
    </style:style>
    <style:style style:name="P317" style:family="paragraph" style:parent-style-name="Standard">
      <style:paragraph-properties style:line-height-at-least="0.499cm" fo:text-align="center" style:justify-single-word="false" fo:orphans="2" fo:widows="2"/>
      <style:text-properties fo:font-weight="normal" officeooo:paragraph-rsid="0138c9a6"/>
    </style:style>
    <style:style style:name="P318" style:family="paragraph" style:parent-style-name="Standard">
      <style:paragraph-properties fo:line-height="100%" fo:orphans="2" fo:widows="2"/>
      <style:text-properties officeooo:paragraph-rsid="0135b699"/>
    </style:style>
    <style:style style:name="P319" style:family="paragraph" style:parent-style-name="Text_20_body">
      <style:paragraph-properties fo:line-height="100%" fo:orphans="2" fo:widows="2"/>
      <style:text-properties officeooo:paragraph-rsid="01214ef5"/>
    </style:style>
    <style:style style:name="P320" style:family="paragraph" style:parent-style-name="Text_20_body">
      <style:paragraph-properties fo:line-height="100%" fo:orphans="2" fo:widows="2" fo:break-before="page"/>
      <style:text-properties officeooo:paragraph-rsid="011edc20"/>
    </style:style>
    <style:style style:name="P3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2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4"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2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2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27" style:family="paragraph" style:parent-style-name="Standard">
      <style:paragraph-properties style:line-height-at-least="0cm" fo:break-before="page"/>
      <style:text-properties officeooo:paragraph-rsid="014eb53b"/>
    </style:style>
    <style:style style:name="P328" style:family="paragraph" style:parent-style-name="Standard">
      <style:paragraph-properties style:line-height-at-least="0cm" fo:text-align="center" style:justify-single-word="false"/>
      <style:text-properties officeooo:paragraph-rsid="014f0d29"/>
    </style:style>
    <style:style style:name="P329" style:family="paragraph" style:parent-style-name="Standard">
      <style:paragraph-properties style:line-height-at-least="0cm"/>
      <style:text-properties officeooo:paragraph-rsid="015269d8"/>
    </style:style>
    <style:style style:name="P330" style:family="paragraph" style:parent-style-name="Standard">
      <style:paragraph-properties style:line-height-at-least="0cm"/>
      <style:text-properties officeooo:paragraph-rsid="01563c41"/>
    </style:style>
    <style:style style:name="P3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32"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33"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34" style:family="paragraph" style:parent-style-name="Standard" style:list-style-name="L1">
      <style:paragraph-properties fo:text-align="start" style:justify-single-word="false"/>
      <style:text-properties officeooo:paragraph-rsid="002233c6"/>
    </style:style>
    <style:style style:name="P335" style:family="paragraph" style:parent-style-name="Standard" style:list-style-name="L3">
      <style:paragraph-properties fo:text-align="start" style:justify-single-word="false"/>
      <style:text-properties officeooo:paragraph-rsid="0113864c"/>
    </style:style>
    <style:style style:name="P336" style:family="paragraph" style:parent-style-name="Standard" style:list-style-name="L5">
      <style:paragraph-properties fo:text-align="start" style:justify-single-word="false"/>
      <style:text-properties officeooo:paragraph-rsid="003c342f"/>
    </style:style>
    <style:style style:name="P337"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38"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39"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40"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41" style:family="paragraph" style:parent-style-name="Standard" style:list-style-name="L31">
      <style:paragraph-properties fo:line-height="100%" fo:orphans="2" fo:widows="2"/>
      <style:text-properties fo:font-weight="normal" officeooo:paragraph-rsid="0135b699"/>
    </style:style>
    <style:style style:name="P342"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43" style:family="paragraph" style:parent-style-name="Standard" style:list-style-name="L4">
      <style:paragraph-properties fo:text-align="start" style:justify-single-word="false"/>
      <style:text-properties style:font-name="Microsoft Sans Serif1" fo:font-size="14pt" officeooo:paragraph-rsid="0113864c"/>
    </style:style>
    <style:style style:name="P344"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45"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46"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47"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4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349"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0"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35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5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5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55"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56"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5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58"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59"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60"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61"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62"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63"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64"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65"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66"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67"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6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6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7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7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72"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73"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74"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7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7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77"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6f2d01"/>
    </style:style>
    <style:style style:name="P378"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8ce38"/>
    </style:style>
    <style:style style:name="P379"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9f082"/>
    </style:style>
    <style:style style:name="P380"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bc256"/>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82"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83"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84"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85"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86" style:family="paragraph" style:parent-style-name="Standard" style:list-style-name="L17">
      <loext:graphic-properties draw:fill="none"/>
      <style:paragraph-properties fo:background-color="transparent"/>
      <style:text-properties officeooo:paragraph-rsid="00edb1e8"/>
    </style:style>
    <style:style style:name="P387"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88" style:family="paragraph" style:parent-style-name="Standard" style:list-style-name="L23">
      <style:paragraph-properties fo:line-height="100%" fo:orphans="2" fo:widows="2"/>
      <style:text-properties officeooo:paragraph-rsid="0120106d"/>
    </style:style>
    <style:style style:name="P389" style:family="paragraph" style:parent-style-name="Standard" style:list-style-name="L24">
      <style:paragraph-properties fo:line-height="100%" fo:orphans="2" fo:widows="2"/>
      <style:text-properties officeooo:paragraph-rsid="012cc197"/>
    </style:style>
    <style:style style:name="P390"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391"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392"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393" style:family="paragraph" style:parent-style-name="Standard">
      <style:paragraph-properties style:line-height-at-least="0.388cm"/>
      <style:text-properties fo:color="#d4d4d4" loext:opacity="100%" fo:background-color="#1e1e1e"/>
    </style:style>
    <style:style style:name="P394"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39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96" style:family="paragraph" style:parent-style-name="Standard">
      <style:paragraph-properties style:line-height-at-least="0cm" fo:text-align="center" style:justify-single-word="false"/>
      <style:text-properties fo:font-size="12pt" style:font-size-asian="12pt" style:font-size-complex="12pt"/>
    </style:style>
    <style:style style:name="P397"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98"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99"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0"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1"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2"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3"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4"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05" style:family="paragraph" style:parent-style-name="Text_20_body" style:list-style-name="L21">
      <style:paragraph-properties fo:line-height="100%" fo:orphans="2" fo:widows="2"/>
      <style:text-properties officeooo:paragraph-rsid="01214ef5"/>
    </style:style>
    <style:style style:name="P406" style:family="paragraph" style:parent-style-name="Text_20_body" style:list-style-name="L22">
      <style:paragraph-properties fo:line-height="100%" fo:orphans="2" fo:widows="2"/>
      <style:text-properties officeooo:paragraph-rsid="0123f5fe"/>
    </style:style>
    <style:style style:name="P407"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08"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2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4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4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5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5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5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171717" loext:opacity="100%" fo:letter-spacing="normal" fo:language="pt" fo:country="BR" fo:font-style="normal" fo:font-weight="bold" style:font-weight-asian="bold" style:font-weight-complex="bold"/>
    </style:style>
    <style:style style:name="T25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5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5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5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5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5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6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6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6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6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6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6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6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6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6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6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7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7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7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7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74" style:family="text">
      <style:text-properties fo:font-variant="normal" fo:text-transform="none" fo:color="#ff4000" loext:opacity="100%" fo:letter-spacing="normal" fo:language="pt" fo:country="BR" fo:font-style="normal" fo:font-weight="bold" style:font-weight-asian="bold" style:font-weight-complex="bold"/>
    </style:style>
    <style:style style:name="T27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7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7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7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81"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82"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83" style:family="text">
      <style:text-properties fo:font-variant="normal" fo:text-transform="none" fo:color="#800080" loext:opacity="100%" fo:letter-spacing="normal" fo:language="pt" fo:country="BR" fo:font-style="normal" fo:font-weight="bold" style:font-weight-asian="bold" style:font-weight-complex="bold"/>
    </style:style>
    <style:style style:name="T284"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85" style:family="text">
      <style:text-properties fo:font-variant="normal" fo:text-transform="none" fo:color="#800080" loext:opacity="100%" fo:letter-spacing="normal" fo:font-style="normal" fo:font-weight="bold" style:font-weight-asian="bold" style:font-weight-complex="bold"/>
    </style:style>
    <style:style style:name="T28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8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8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8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9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9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9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9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9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9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97"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9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00"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01" style:family="text">
      <style:text-properties fo:font-variant="normal" fo:text-transform="none" fo:color="#800080" loext:opacity="100%" style:font-name="Mono" fo:letter-spacing="normal" fo:font-style="normal" fo:font-weight="bold" style:font-weight-asian="bold" style:font-weight-complex="bold"/>
    </style:style>
    <style:style style:name="T30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03"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04"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05"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06"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07"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08" style:family="text">
      <style:text-properties fo:font-variant="normal" fo:text-transform="none" fo:color="#158466" loext:opacity="100%" fo:letter-spacing="normal" fo:language="pt" fo:country="BR" fo:font-style="normal" fo:font-weight="bold" style:font-weight-asian="bold" style:font-weight-complex="bold"/>
    </style:style>
    <style:style style:name="T309"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10"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11" style:family="text">
      <style:text-properties fo:font-variant="normal" fo:text-transform="none" fo:color="#2a6099" loext:opacity="100%" fo:letter-spacing="normal" fo:language="pt" fo:country="BR" fo:font-style="normal" fo:font-weight="bold" style:font-weight-asian="bold" style:font-weight-complex="bold"/>
    </style:style>
    <style:style style:name="T312"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1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3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3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3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3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3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4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4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4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4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4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4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5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5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5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5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57" style:family="text">
      <style:text-properties fo:font-variant="normal" fo:text-transform="none" fo:letter-spacing="normal" fo:language="pt" fo:country="BR" fo:font-style="normal" fo:font-weight="bold" style:font-weight-asian="bold" style:font-weight-complex="bold"/>
    </style:style>
    <style:style style:name="T358" style:family="text">
      <style:text-properties fo:font-variant="normal" fo:text-transform="none" fo:letter-spacing="normal" fo:font-style="normal"/>
    </style:style>
    <style:style style:name="T359" style:family="text">
      <style:text-properties fo:font-variant="normal" fo:text-transform="none" fo:letter-spacing="normal" fo:font-style="normal" fo:font-weight="bold" style:font-weight-asian="bold" style:font-weight-complex="bold"/>
    </style:style>
    <style:style style:name="T360" style:family="text">
      <style:text-properties fo:font-variant="normal" fo:text-transform="none" fo:letter-spacing="normal" fo:font-style="normal" fo:font-weight="bold" officeooo:rsid="002e15bb" style:font-weight-asian="bold" style:font-weight-complex="bold"/>
    </style:style>
    <style:style style:name="T361" style:family="text">
      <style:text-properties fo:font-variant="normal" fo:text-transform="none" fo:letter-spacing="normal" fo:font-style="normal" fo:font-weight="bold" officeooo:rsid="00401201" style:font-weight-asian="bold" style:font-weight-complex="bold"/>
    </style:style>
    <style:style style:name="T362" style:family="text">
      <style:text-properties fo:font-variant="normal" fo:text-transform="none" fo:letter-spacing="normal" fo:font-style="normal" officeooo:rsid="002e15bb"/>
    </style:style>
    <style:style style:name="T363" style:family="text">
      <style:text-properties fo:font-variant="normal" fo:text-transform="none" fo:letter-spacing="normal" fo:font-style="normal" officeooo:rsid="00401201"/>
    </style:style>
    <style:style style:name="T364" style:family="text">
      <style:text-properties fo:font-variant="normal" fo:text-transform="none" fo:letter-spacing="normal" fo:font-style="normal" officeooo:rsid="00479dba"/>
    </style:style>
    <style:style style:name="T365" style:family="text">
      <style:text-properties fo:font-variant="normal" fo:text-transform="none" fo:letter-spacing="normal" fo:font-style="normal" officeooo:rsid="009d35f9"/>
    </style:style>
    <style:style style:name="T366" style:family="text">
      <style:text-properties fo:font-variant="normal" fo:text-transform="none" fo:letter-spacing="normal" fo:font-style="normal" officeooo:rsid="009eb1ab"/>
    </style:style>
    <style:style style:name="T367" style:family="text">
      <style:text-properties fo:font-variant="normal" fo:text-transform="none" fo:letter-spacing="normal" fo:font-style="normal" officeooo:rsid="00a52b8b"/>
    </style:style>
    <style:style style:name="T368" style:family="text">
      <style:text-properties fo:font-variant="normal" fo:text-transform="none" fo:letter-spacing="normal" fo:font-style="normal" officeooo:rsid="00c93311"/>
    </style:style>
    <style:style style:name="T369" style:family="text">
      <style:text-properties fo:font-variant="normal" fo:text-transform="none" fo:letter-spacing="normal" fo:font-style="normal" officeooo:rsid="00da1861"/>
    </style:style>
    <style:style style:name="T37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7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7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7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8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8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82"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83"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84"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85"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86"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387"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88"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8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9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9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3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00"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01"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02"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03"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10"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11"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12"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13"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14"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15"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16"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1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18"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19"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2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2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29"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3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31"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33"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35" style:family="text">
      <style:text-properties fo:font-variant="normal" fo:text-transform="none" style:font-name="Monospace" fo:letter-spacing="normal" fo:font-style="normal" officeooo:rsid="00401201"/>
    </style:style>
    <style:style style:name="T436" style:family="text">
      <style:text-properties fo:font-variant="normal" fo:text-transform="none" style:font-name="Monospace" fo:letter-spacing="normal" fo:font-style="normal" fo:font-weight="bold" officeooo:rsid="00401201" style:font-weight-asian="bold" style:font-weight-complex="bold"/>
    </style:style>
    <style:style style:name="T437" style:family="text">
      <style:text-properties fo:font-variant="normal" fo:text-transform="none" style:font-name="Mono" fo:letter-spacing="normal" fo:font-style="normal" fo:font-weight="bold" officeooo:rsid="009eb1ab" style:font-weight-asian="bold" style:font-weight-complex="bold"/>
    </style:style>
    <style:style style:name="T43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3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4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4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46"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47"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50"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5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54"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weight="bold" style:font-weight-asian="bold" style:font-weight-complex="bold"/>
    </style:style>
    <style:style style:name="T459" style:family="text">
      <style:text-properties fo:font-weight="bold" officeooo:rsid="000460f8" style:font-weight-asian="bold" style:font-weight-complex="bold"/>
    </style:style>
    <style:style style:name="T460" style:family="text">
      <style:text-properties fo:font-weight="bold" officeooo:rsid="00067250" style:font-weight-asian="bold" style:font-weight-complex="bold"/>
    </style:style>
    <style:style style:name="T461" style:family="text">
      <style:text-properties fo:font-weight="bold" officeooo:rsid="002228cb" style:font-weight-asian="bold" style:font-weight-complex="bold"/>
    </style:style>
    <style:style style:name="T462" style:family="text">
      <style:text-properties fo:font-weight="bold" officeooo:rsid="00344f32" style:font-weight-asian="bold" style:font-weight-complex="bold"/>
    </style:style>
    <style:style style:name="T463" style:family="text">
      <style:text-properties fo:font-weight="bold" officeooo:rsid="009d35f9" style:font-weight-asian="bold" style:font-weight-complex="bold"/>
    </style:style>
    <style:style style:name="T464" style:family="text">
      <style:text-properties fo:font-weight="bold" officeooo:rsid="00203e1f" style:font-weight-asian="bold" style:font-weight-complex="bold"/>
    </style:style>
    <style:style style:name="T465" style:family="text">
      <style:text-properties fo:font-weight="bold" officeooo:rsid="009fa7c7" style:font-weight-asian="bold" style:font-weight-complex="bold"/>
    </style:style>
    <style:style style:name="T466" style:family="text">
      <style:text-properties fo:font-weight="bold" officeooo:rsid="00b57eee" style:font-weight-asian="bold" style:font-weight-complex="bold"/>
    </style:style>
    <style:style style:name="T467" style:family="text">
      <style:text-properties fo:font-weight="bold" officeooo:rsid="00cbfd72" style:font-weight-asian="bold" style:font-weight-complex="bold"/>
    </style:style>
    <style:style style:name="T468" style:family="text">
      <style:text-properties fo:font-weight="bold" officeooo:rsid="00cc5c65" style:font-weight-asian="bold" style:font-weight-complex="bold"/>
    </style:style>
    <style:style style:name="T469" style:family="text">
      <style:text-properties fo:font-weight="bold" officeooo:rsid="00d1ac93" style:font-weight-asian="bold" style:font-weight-complex="bold"/>
    </style:style>
    <style:style style:name="T470" style:family="text">
      <style:text-properties fo:font-weight="bold" officeooo:rsid="00edb1e8" style:font-weight-asian="bold" style:font-weight-complex="bold"/>
    </style:style>
    <style:style style:name="T471" style:family="text">
      <style:text-properties fo:font-weight="bold" officeooo:rsid="011d3ed9" style:font-weight-asian="bold" style:font-weight-complex="bold"/>
    </style:style>
    <style:style style:name="T472" style:family="text">
      <style:text-properties fo:font-weight="bold" style:font-style-asian="normal" style:font-weight-asian="bold" style:font-style-complex="normal" style:font-weight-complex="bold"/>
    </style:style>
    <style:style style:name="T473" style:family="text">
      <style:text-properties fo:font-weight="bold" fo:background-color="transparent" loext:char-shading-value="0" style:font-weight-asian="bold" style:font-weight-complex="bold"/>
    </style:style>
    <style:style style:name="T474" style:family="text">
      <style:text-properties style:font-name="Microsoft Sans Serif1"/>
    </style:style>
    <style:style style:name="T475" style:family="text">
      <style:text-properties style:font-name="Microsoft Sans Serif1" fo:font-size="14pt" style:font-size-asian="14pt" style:font-size-complex="14pt"/>
    </style:style>
    <style:style style:name="T476" style:family="text">
      <style:text-properties style:font-name="Microsoft Sans Serif1" fo:font-size="14pt" officeooo:rsid="009d35f9" style:font-size-asian="14pt" style:font-size-complex="14pt"/>
    </style:style>
    <style:style style:name="T477" style:family="text">
      <style:text-properties style:font-name="Microsoft Sans Serif1" officeooo:rsid="009fa7c7" fo:background-color="transparent" loext:char-shading-value="0"/>
    </style:style>
    <style:style style:name="T478" style:family="text">
      <style:text-properties style:font-name="Microsoft Sans Serif1" officeooo:rsid="00a6ece1" fo:background-color="transparent" loext:char-shading-value="0"/>
    </style:style>
    <style:style style:name="T479"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8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81"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82"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83"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8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85"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86"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87"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88"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89"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90"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9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92"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93"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94"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95"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96"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97"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98" style:family="text">
      <style:text-properties fo:color="#000000" loext:opacity="100%" style:font-name="Microsoft Sans Serif1" fo:font-size="14pt" fo:language="pt" fo:country="BR" officeooo:rsid="002233c6" style:font-size-asian="14pt" style:font-size-complex="14pt"/>
    </style:style>
    <style:style style:name="T499" style:family="text">
      <style:text-properties fo:color="#000000" loext:opacity="100%" style:font-name="Microsoft Sans Serif1" fo:font-size="14pt" fo:language="pt" fo:country="BR" officeooo:rsid="0023ce6e" style:font-size-asian="14pt" style:font-size-complex="14pt"/>
    </style:style>
    <style:style style:name="T500" style:family="text">
      <style:text-properties fo:color="#000000" loext:opacity="100%" style:font-name="Microsoft Sans Serif1" fo:font-size="14pt" fo:language="pt" fo:country="BR" officeooo:rsid="009d35f9" style:font-size-asian="14pt" style:font-size-complex="14pt"/>
    </style:style>
    <style:style style:name="T501" style:family="text">
      <style:text-properties fo:color="#000000" loext:opacity="100%" style:font-name="Microsoft Sans Serif1" fo:font-size="14pt" fo:language="pt" fo:country="BR" officeooo:rsid="00c5cce9" style:font-size-asian="14pt" style:font-size-complex="14pt"/>
    </style:style>
    <style:style style:name="T502"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503"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504"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505"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506"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507"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50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509"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510"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511"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512"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13"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514"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515" style:family="text">
      <style:text-properties fo:color="#000000" loext:opacity="100%" fo:font-weight="normal" style:font-weight-asian="normal" style:font-weight-complex="normal"/>
    </style:style>
    <style:style style:name="T516" style:family="text">
      <style:text-properties fo:color="#000000" loext:opacity="100%" fo:font-weight="normal" officeooo:rsid="011671c3" style:font-weight-asian="normal" style:font-weight-complex="normal"/>
    </style:style>
    <style:style style:name="T517" style:family="text">
      <style:text-properties fo:color="#000000" loext:opacity="100%" fo:font-weight="normal" officeooo:rsid="01214ef5" style:font-weight-asian="normal" style:font-weight-complex="normal"/>
    </style:style>
    <style:style style:name="T518" style:family="text">
      <style:text-properties officeooo:rsid="00221ddb"/>
    </style:style>
    <style:style style:name="T519" style:family="text">
      <style:text-properties officeooo:rsid="002228cb"/>
    </style:style>
    <style:style style:name="T520" style:family="text">
      <style:text-properties officeooo:rsid="001f959f"/>
    </style:style>
    <style:style style:name="T521" style:family="text">
      <style:text-properties fo:color="#ce181e" loext:opacity="100%" fo:font-weight="bold" style:font-weight-asian="bold" style:font-weight-complex="bold"/>
    </style:style>
    <style:style style:name="T522" style:family="text">
      <style:text-properties fo:color="#ce181e" loext:opacity="100%" fo:font-weight="bold" officeooo:rsid="002228cb" style:font-weight-asian="bold" style:font-weight-complex="bold"/>
    </style:style>
    <style:style style:name="T523" style:family="text">
      <style:text-properties fo:color="#ce181e" loext:opacity="100%" fo:font-weight="bold" style:font-style-asian="normal" style:font-weight-asian="bold" style:font-style-complex="normal" style:font-weight-complex="bold"/>
    </style:style>
    <style:style style:name="T524" style:family="text">
      <style:text-properties fo:color="#ce181e" loext:opacity="100%" fo:font-weight="bold" officeooo:rsid="00a90641" style:font-style-asian="normal" style:font-weight-asian="bold" style:font-style-complex="normal" style:font-weight-complex="bold"/>
    </style:style>
    <style:style style:name="T525" style:family="text">
      <style:text-properties fo:color="#ce181e" loext:opacity="100%" fo:language="pt" fo:country="BR" fo:font-weight="bold" officeooo:rsid="00008cc1" style:font-weight-asian="bold" style:font-weight-complex="bold"/>
    </style:style>
    <style:style style:name="T526" style:family="text">
      <style:text-properties fo:color="#ce181e" loext:opacity="100%" fo:font-size="20pt" fo:font-weight="bold" officeooo:rsid="002228cb" style:font-size-asian="20pt" style:font-weight-asian="bold" style:font-size-complex="20pt" style:font-weight-complex="bold"/>
    </style:style>
    <style:style style:name="T527" style:family="text">
      <style:text-properties fo:color="#ce181e" loext:opacity="100%" style:font-style-asian="normal" style:font-style-complex="normal"/>
    </style:style>
    <style:style style:name="T528" style:family="text">
      <style:text-properties fo:color="#ce181e" loext:opacity="100%" officeooo:rsid="00a8d171" style:font-style-asian="normal" style:font-style-complex="normal"/>
    </style:style>
    <style:style style:name="T529" style:family="text">
      <style:text-properties fo:color="#ce181e" loext:opacity="100%" officeooo:rsid="00a90641" style:font-style-asian="normal" style:font-style-complex="normal"/>
    </style:style>
    <style:style style:name="T530" style:family="text">
      <style:text-properties fo:color="#ce181e" loext:opacity="100%" style:font-name="Monospace" fo:font-weight="bold" style:font-weight-asian="bold" style:font-weight-complex="bold"/>
    </style:style>
    <style:style style:name="T531" style:family="text">
      <style:text-properties fo:color="#ce181e" loext:opacity="100%" style:font-name="Mono" fo:font-weight="bold" officeooo:rsid="009d35f9" style:font-weight-asian="bold" style:font-weight-complex="bold"/>
    </style:style>
    <style:style style:name="T532"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533" style:family="text">
      <style:text-properties fo:color="#ce181e" loext:opacity="100%" style:text-underline-style="solid" style:text-underline-width="auto" style:text-underline-color="font-color" fo:font-weight="bold" style:font-weight-asian="bold" style:font-weight-complex="bold"/>
    </style:style>
    <style:style style:name="T534"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35" style:family="text">
      <style:text-properties fo:color="#ce181e" loext:opacity="100%" style:font-name="MonOSPACE" fo:font-weight="bold" officeooo:rsid="00d40522" style:font-weight-asian="bold" style:font-weight-complex="bold"/>
    </style:style>
    <style:style style:name="T536" style:family="text">
      <style:text-properties fo:color="#ce181e" loext:opacity="100%" fo:background-color="transparent" loext:char-shading-value="0"/>
    </style:style>
    <style:style style:name="T537" style:family="text">
      <style:text-properties fo:color="#800080" loext:opacity="100%" fo:font-weight="bold" style:font-weight-asian="bold" style:font-weight-complex="bold"/>
    </style:style>
    <style:style style:name="T538" style:family="text">
      <style:text-properties fo:color="#800080" loext:opacity="100%" fo:font-weight="bold" officeooo:rsid="006d35fb" style:font-weight-asian="bold" style:font-weight-complex="bold"/>
    </style:style>
    <style:style style:name="T539"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40"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41"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42"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43" style:family="text">
      <style:text-properties fo:color="#800080" loext:opacity="100%" style:font-name="Mono" fo:font-weight="bold" style:font-weight-asian="bold" style:font-weight-complex="bold"/>
    </style:style>
    <style:style style:name="T544" style:family="text">
      <style:text-properties fo:color="#800080" loext:opacity="100%" style:font-name="Mono" fo:font-weight="bold" officeooo:rsid="006d35fb" style:font-weight-asian="bold" style:font-weight-complex="bold"/>
    </style:style>
    <style:style style:name="T545" style:family="text">
      <style:text-properties fo:color="#800080" loext:opacity="100%" style:font-name="Mono" fo:font-weight="bold" officeooo:rsid="006ec015" style:font-weight-asian="bold" style:font-weight-complex="bold"/>
    </style:style>
    <style:style style:name="T546" style:family="text">
      <style:text-properties fo:color="#800080" loext:opacity="100%" style:font-name="Mono" fo:font-weight="bold" officeooo:rsid="006d71e2" style:font-weight-asian="bold" style:font-weight-complex="bold"/>
    </style:style>
    <style:style style:name="T547" style:family="text">
      <style:text-properties fo:color="#800080" loext:opacity="100%" style:font-name="Mono" fo:font-weight="bold" officeooo:rsid="0073708d" style:font-weight-asian="bold" style:font-weight-complex="bold"/>
    </style:style>
    <style:style style:name="T548" style:family="text">
      <style:text-properties fo:color="#800080" loext:opacity="100%" style:font-name="Mono" fo:font-weight="bold" officeooo:rsid="007d35a0" style:font-weight-asian="bold" style:font-weight-complex="bold"/>
    </style:style>
    <style:style style:name="T549" style:family="text">
      <style:text-properties fo:color="#800080" loext:opacity="100%" style:font-name="Mono" fo:font-weight="bold" officeooo:rsid="0087d59c" style:font-weight-asian="bold" style:font-weight-complex="bold"/>
    </style:style>
    <style:style style:name="T550" style:family="text">
      <style:text-properties fo:color="#800080" loext:opacity="100%" style:font-name="Mono" fo:font-weight="bold" officeooo:rsid="010b0f5a" style:font-weight-asian="bold" style:font-weight-complex="bold"/>
    </style:style>
    <style:style style:name="T551" style:family="text">
      <style:text-properties fo:color="#800080" loext:opacity="100%" style:font-name="Mono" fo:font-weight="bold" officeooo:rsid="007b45ff" style:font-weight-asian="bold" style:font-weight-complex="bold"/>
    </style:style>
    <style:style style:name="T552" style:family="text">
      <style:text-properties fo:color="#800080" loext:opacity="100%" style:font-name="Mono" fo:font-weight="bold" style:font-style-asian="italic" style:font-weight-asian="bold" style:font-style-complex="italic" style:font-weight-complex="bold"/>
    </style:style>
    <style:style style:name="T553" style:family="text">
      <style:text-properties fo:color="#800080" loext:opacity="100%" style:font-name="Mono" fo:font-weight="bold" officeooo:rsid="006d35fb" style:font-style-asian="italic" style:font-weight-asian="bold" style:font-style-complex="italic" style:font-weight-complex="bold"/>
    </style:style>
    <style:style style:name="T554" style:family="text">
      <style:text-properties fo:color="#800080" loext:opacity="100%" style:font-name="Mono" fo:font-size="14pt" fo:language="pt" fo:country="BR" fo:font-weight="bold" style:font-size-asian="14pt" style:font-weight-asian="bold" style:font-size-complex="14pt" style:font-weight-complex="bold"/>
    </style:style>
    <style:style style:name="T55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56"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57" style:family="text">
      <style:text-properties officeooo:rsid="002e15bb"/>
    </style:style>
    <style:style style:name="T558" style:family="text">
      <style:text-properties officeooo:rsid="00334811"/>
    </style:style>
    <style:style style:name="T559" style:family="text">
      <style:text-properties style:text-underline-style="solid" style:text-underline-width="auto" style:text-underline-color="font-color"/>
    </style:style>
    <style:style style:name="T560" style:family="text">
      <style:text-properties style:text-underline-style="solid" style:text-underline-width="auto" style:text-underline-color="font-color" style:font-style-asian="normal" style:font-style-complex="normal"/>
    </style:style>
    <style:style style:name="T561" style:family="text">
      <style:text-properties style:text-underline-style="solid" style:text-underline-width="auto" style:text-underline-color="font-color" officeooo:rsid="00a8d171" style:font-style-asian="normal" style:font-style-complex="normal"/>
    </style:style>
    <style:style style:name="T562" style:family="text">
      <style:text-properties style:text-underline-style="solid" style:text-underline-width="auto" style:text-underline-color="font-color" officeooo:rsid="01081011" style:font-style-asian="normal" style:font-style-complex="normal"/>
    </style:style>
    <style:style style:name="T563" style:family="text">
      <style:text-properties style:text-underline-style="solid" style:text-underline-width="auto" style:text-underline-color="font-color" officeooo:rsid="00b5857b" style:font-style-asian="normal" style:font-style-complex="normal"/>
    </style:style>
    <style:style style:name="T564" style:family="text">
      <style:text-properties style:text-underline-style="solid" style:text-underline-width="auto" style:text-underline-color="font-color" fo:font-weight="bold" style:font-weight-asian="bold" style:font-weight-complex="bold"/>
    </style:style>
    <style:style style:name="T565" style:family="text">
      <style:text-properties style:text-underline-style="solid" style:text-underline-width="auto" style:text-underline-color="font-color" fo:font-weight="bold" officeooo:rsid="0050823d" style:font-weight-asian="bold" style:font-weight-complex="bold"/>
    </style:style>
    <style:style style:name="T566" style:family="text">
      <style:text-properties style:text-underline-style="solid" style:text-underline-width="auto" style:text-underline-color="font-color" fo:font-weight="bold" officeooo:rsid="00cc5c65" style:font-weight-asian="bold" style:font-weight-complex="bold"/>
    </style:style>
    <style:style style:name="T567"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68" style:family="text">
      <style:text-properties style:text-underline-style="solid" style:text-underline-width="auto" style:text-underline-color="font-color" officeooo:rsid="006039a5"/>
    </style:style>
    <style:style style:name="T569" style:family="text">
      <style:text-properties style:text-underline-style="solid" style:text-underline-width="auto" style:text-underline-color="font-color" officeooo:rsid="009d35f9"/>
    </style:style>
    <style:style style:name="T570" style:family="text">
      <style:text-properties style:text-underline-style="solid" style:text-underline-width="auto" style:text-underline-color="font-color" officeooo:rsid="0073708d"/>
    </style:style>
    <style:style style:name="T571" style:family="text">
      <style:text-properties style:text-underline-style="solid" style:text-underline-width="auto" style:text-underline-color="font-color" officeooo:rsid="00cf7b4f"/>
    </style:style>
    <style:style style:name="T572" style:family="text">
      <style:text-properties style:text-underline-style="solid" style:text-underline-width="auto" style:text-underline-color="font-color" officeooo:rsid="00dbbd90"/>
    </style:style>
    <style:style style:name="T573" style:family="text">
      <style:text-properties style:text-underline-style="solid" style:text-underline-width="auto" style:text-underline-color="font-color" officeooo:rsid="0063a16a"/>
    </style:style>
    <style:style style:name="T574" style:family="text">
      <style:text-properties style:text-underline-style="solid" style:text-underline-width="auto" style:text-underline-color="font-color" officeooo:rsid="005d3931"/>
    </style:style>
    <style:style style:name="T575" style:family="text">
      <style:text-properties style:text-underline-style="solid" style:text-underline-width="auto" style:text-underline-color="font-color" officeooo:rsid="00cbfd72"/>
    </style:style>
    <style:style style:name="T576" style:family="text">
      <style:text-properties style:text-underline-style="solid" style:text-underline-width="auto" style:text-underline-color="font-color" officeooo:rsid="00f0086b"/>
    </style:style>
    <style:style style:name="T577" style:family="text">
      <style:text-properties style:text-underline-style="solid" style:text-underline-width="auto" style:text-underline-color="font-color" officeooo:rsid="00ed1d82"/>
    </style:style>
    <style:style style:name="T578" style:family="text">
      <style:text-properties officeooo:rsid="0038fc69"/>
    </style:style>
    <style:style style:name="T579" style:family="text">
      <style:text-properties officeooo:rsid="0042d5c2"/>
    </style:style>
    <style:style style:name="T580" style:family="text">
      <style:text-properties fo:color="#202124" loext:opacity="100%" style:font-name="arial" fo:font-size="8.25pt"/>
    </style:style>
    <style:style style:name="T581" style:family="text">
      <style:text-properties officeooo:rsid="0049524a"/>
    </style:style>
    <style:style style:name="T582" style:family="text">
      <style:text-properties style:text-line-through-style="solid" style:text-line-through-type="single" style:font-name="Mono" fo:font-weight="bold" style:font-weight-asian="bold" style:font-weight-complex="bold"/>
    </style:style>
    <style:style style:name="T583" style:family="text">
      <style:text-properties fo:font-style="italic" style:font-style-asian="italic" style:font-style-complex="italic"/>
    </style:style>
    <style:style style:name="T584" style:family="text">
      <style:text-properties fo:font-style="italic" officeooo:rsid="009fa7c7" style:font-style-asian="italic" style:font-style-complex="italic"/>
    </style:style>
    <style:style style:name="T585" style:family="text">
      <style:text-properties fo:font-style="italic" officeooo:rsid="00ed39e7" style:font-style-asian="italic" style:font-style-complex="italic"/>
    </style:style>
    <style:style style:name="T586" style:family="text">
      <style:text-properties fo:font-style="italic" style:text-underline-style="solid" style:text-underline-width="auto" style:text-underline-color="font-color" style:font-style-asian="italic" style:font-style-complex="italic"/>
    </style:style>
    <style:style style:name="T587" style:family="text">
      <style:text-properties fo:background-color="#fff200" loext:char-shading-value="0"/>
    </style:style>
    <style:style style:name="T588" style:family="text">
      <style:text-properties style:font-name="Microsoft Sans Serif"/>
    </style:style>
    <style:style style:name="T589" style:family="text">
      <style:text-properties style:font-name="Microsoft Sans Serif" style:font-style-asian="italic" style:font-style-complex="italic"/>
    </style:style>
    <style:style style:name="T590" style:family="text">
      <style:text-properties style:font-name="Microsoft Sans Serif" officeooo:rsid="00505dcb" style:font-style-asian="italic" style:font-style-complex="italic"/>
    </style:style>
    <style:style style:name="T591" style:family="text">
      <style:text-properties style:font-name="Microsoft Sans Serif" officeooo:rsid="006d35fb" style:font-style-asian="italic" style:font-style-complex="italic"/>
    </style:style>
    <style:style style:name="T592" style:family="text">
      <style:text-properties style:font-name="Microsoft Sans Serif" officeooo:rsid="00cc5c65"/>
    </style:style>
    <style:style style:name="T593" style:family="text">
      <style:text-properties style:font-name="Microsoft Sans Serif" fo:font-weight="bold" style:font-weight-asian="bold" style:font-weight-complex="bold"/>
    </style:style>
    <style:style style:name="T594" style:family="text">
      <style:text-properties style:font-style-asian="italic" style:font-style-complex="italic"/>
    </style:style>
    <style:style style:name="T595" style:family="text">
      <style:text-properties officeooo:rsid="00505dcb" style:font-style-asian="italic" style:font-style-complex="italic"/>
    </style:style>
    <style:style style:name="T596" style:family="text">
      <style:text-properties style:font-style-asian="normal" style:font-style-complex="normal"/>
    </style:style>
    <style:style style:name="T597" style:family="text">
      <style:text-properties officeooo:rsid="00a8d171" style:font-style-asian="normal" style:font-style-complex="normal"/>
    </style:style>
    <style:style style:name="T598" style:family="text">
      <style:text-properties officeooo:rsid="00a90641" style:font-style-asian="normal" style:font-style-complex="normal"/>
    </style:style>
    <style:style style:name="T599" style:family="text">
      <style:text-properties officeooo:rsid="00d40522" style:font-style-asian="normal" style:font-style-complex="normal"/>
    </style:style>
    <style:style style:name="T600" style:family="text">
      <style:text-properties officeooo:rsid="00e2df31" style:font-style-asian="normal" style:font-style-complex="normal"/>
    </style:style>
    <style:style style:name="T601" style:family="text">
      <style:text-properties officeooo:rsid="00f1f19d" style:font-style-asian="normal" style:font-style-complex="normal"/>
    </style:style>
    <style:style style:name="T602" style:family="text">
      <style:text-properties officeooo:rsid="01081011" style:font-style-asian="normal" style:font-style-complex="normal"/>
    </style:style>
    <style:style style:name="T603" style:family="text">
      <style:text-properties officeooo:rsid="00b5857b" style:font-style-asian="normal" style:font-style-complex="normal"/>
    </style:style>
    <style:style style:name="T604" style:family="text">
      <style:text-properties officeooo:rsid="0132a5e7" style:font-style-asian="normal" style:font-style-complex="normal"/>
    </style:style>
    <style:style style:name="T605" style:family="text">
      <style:text-properties officeooo:rsid="0142922a" style:font-style-asian="normal" style:font-style-complex="normal"/>
    </style:style>
    <style:style style:name="T606" style:family="text">
      <style:text-properties officeooo:rsid="0143b24e" style:font-style-asian="normal" style:font-style-complex="normal"/>
    </style:style>
    <style:style style:name="T607" style:family="text">
      <style:text-properties officeooo:rsid="0149c32c" style:font-style-asian="normal" style:font-style-complex="normal"/>
    </style:style>
    <style:style style:name="T608" style:family="text">
      <style:text-properties officeooo:rsid="0052c896"/>
    </style:style>
    <style:style style:name="T609" style:family="text">
      <style:text-properties officeooo:rsid="0059ea71"/>
    </style:style>
    <style:style style:name="T610" style:family="text">
      <style:text-properties style:text-line-through-style="none" style:text-line-through-type="none"/>
    </style:style>
    <style:style style:name="T611" style:family="text">
      <style:text-properties style:text-line-through-style="none" style:text-line-through-type="none" officeooo:rsid="0059ea71"/>
    </style:style>
    <style:style style:name="T612" style:family="text">
      <style:text-properties style:text-line-through-style="none" style:text-line-through-type="none" officeooo:rsid="009d35f9"/>
    </style:style>
    <style:style style:name="T613"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14"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615"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16" style:family="text">
      <style:text-properties style:text-line-through-style="none" style:text-line-through-type="none" fo:background-color="transparent" loext:char-shading-value="0"/>
    </style:style>
    <style:style style:name="T617" style:family="text">
      <style:text-properties style:text-line-through-style="none" style:text-line-through-type="none" officeooo:rsid="009d35f9" fo:background-color="transparent" loext:char-shading-value="0"/>
    </style:style>
    <style:style style:name="T618" style:family="text">
      <style:text-properties style:text-line-through-style="none" style:text-line-through-type="none" style:font-name="Mono" fo:background-color="transparent" loext:char-shading-value="0"/>
    </style:style>
    <style:style style:name="T619" style:family="text">
      <style:text-properties officeooo:rsid="005d3931"/>
    </style:style>
    <style:style style:name="T620"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21" style:family="text">
      <style:text-properties fo:color="#ff4000" loext:opacity="100%" style:font-name="Mono" officeooo:rsid="00db3e47" style:font-style-asian="italic" style:font-style-complex="italic"/>
    </style:style>
    <style:style style:name="T622" style:family="text">
      <style:text-properties fo:color="#ff4000" loext:opacity="100%" style:font-name="Mono" fo:font-weight="bold" style:font-weight-asian="bold" style:font-weight-complex="bold"/>
    </style:style>
    <style:style style:name="T623" style:family="text">
      <style:text-properties fo:color="#ff4000" loext:opacity="100%" style:font-name="Mono" fo:font-weight="bold" officeooo:rsid="006d71e2" style:font-weight-asian="bold" style:font-weight-complex="bold"/>
    </style:style>
    <style:style style:name="T624" style:family="text">
      <style:text-properties fo:color="#ff4000" loext:opacity="100%" style:font-name="Mono" fo:font-weight="bold" officeooo:rsid="005bbf3e" style:font-weight-asian="bold" style:font-weight-complex="bold"/>
    </style:style>
    <style:style style:name="T625" style:family="text">
      <style:text-properties fo:color="#ff4000" loext:opacity="100%" style:font-name="Mono" fo:font-weight="bold" officeooo:rsid="005d3931" style:font-weight-asian="bold" style:font-weight-complex="bold"/>
    </style:style>
    <style:style style:name="T626" style:family="text">
      <style:text-properties fo:color="#ff4000" loext:opacity="100%" style:font-name="Mono" officeooo:rsid="006d35fb"/>
    </style:style>
    <style:style style:name="T627" style:family="text">
      <style:text-properties fo:color="#808080" loext:opacity="100%"/>
    </style:style>
    <style:style style:name="T628" style:family="text">
      <style:text-properties fo:color="#808080" loext:opacity="100%" fo:background-color="#1e1e1e" loext:char-shading-value="0"/>
    </style:style>
    <style:style style:name="T629" style:family="text">
      <style:text-properties fo:color="#808080" loext:opacity="100%" style:font-name="Consolas" fo:font-size="12pt"/>
    </style:style>
    <style:style style:name="T630" style:family="text">
      <style:text-properties fo:color="#808080" loext:opacity="100%" style:font-name="Consolas" fo:font-size="12pt" fo:font-weight="normal"/>
    </style:style>
    <style:style style:name="T631" style:family="text">
      <style:text-properties fo:color="#808080" loext:opacity="100%" style:font-name="Consolas" fo:font-size="12pt" fo:font-weight="normal" fo:background-color="#1e1e1e" loext:char-shading-value="0"/>
    </style:style>
    <style:style style:name="T632" style:family="text">
      <style:text-properties fo:color="#808080" loext:opacity="100%" style:font-name="Consolas" fo:font-size="12pt" fo:background-color="#1e1e1e" loext:char-shading-value="0"/>
    </style:style>
    <style:style style:name="T633" style:family="text">
      <style:text-properties fo:color="#808080" loext:opacity="100%" style:font-name="Consolas" fo:font-size="12pt" officeooo:rsid="00999657" fo:background-color="#000000" loext:char-shading-value="0"/>
    </style:style>
    <style:style style:name="T634" style:family="text">
      <style:text-properties fo:color="#808080" loext:opacity="100%" style:text-line-through-style="none" style:text-line-through-type="none" style:font-name="Consolas" fo:font-size="12pt" fo:background-color="#1e1e1e" loext:char-shading-value="0"/>
    </style:style>
    <style:style style:name="T635" style:family="text">
      <style:text-properties fo:color="#569cd6" loext:opacity="100%"/>
    </style:style>
    <style:style style:name="T636" style:family="text">
      <style:text-properties fo:color="#569cd6" loext:opacity="100%" fo:background-color="#1e1e1e" loext:char-shading-value="0"/>
    </style:style>
    <style:style style:name="T637" style:family="text">
      <style:text-properties fo:color="#569cd6" loext:opacity="100%" style:font-name="Consolas" fo:font-size="12pt"/>
    </style:style>
    <style:style style:name="T638" style:family="text">
      <style:text-properties fo:color="#569cd6" loext:opacity="100%" style:font-name="Consolas" fo:font-size="12pt" fo:font-weight="normal"/>
    </style:style>
    <style:style style:name="T639" style:family="text">
      <style:text-properties fo:color="#569cd6" loext:opacity="100%" style:font-name="Consolas" fo:font-size="12pt" fo:font-weight="normal" fo:background-color="#1e1e1e" loext:char-shading-value="0"/>
    </style:style>
    <style:style style:name="T640" style:family="text">
      <style:text-properties fo:color="#569cd6" loext:opacity="100%" style:font-name="Consolas" fo:font-size="12pt" fo:background-color="#1e1e1e" loext:char-shading-value="0"/>
    </style:style>
    <style:style style:name="T641" style:family="text">
      <style:text-properties fo:color="#569cd6" loext:opacity="100%" style:font-name="Consolas" fo:font-size="12pt" officeooo:rsid="00999657" fo:background-color="#000000" loext:char-shading-value="0"/>
    </style:style>
    <style:style style:name="T642" style:family="text">
      <style:text-properties fo:color="#569cd6" loext:opacity="100%" style:text-line-through-style="none" style:text-line-through-type="none" style:font-name="Consolas" fo:font-size="12pt" fo:background-color="#1e1e1e" loext:char-shading-value="0"/>
    </style:style>
    <style:style style:name="T643" style:family="text">
      <style:text-properties fo:color="#9cdcfe" loext:opacity="100%"/>
    </style:style>
    <style:style style:name="T644" style:family="text">
      <style:text-properties fo:color="#9cdcfe" loext:opacity="100%" fo:background-color="#1e1e1e" loext:char-shading-value="0"/>
    </style:style>
    <style:style style:name="T645" style:family="text">
      <style:text-properties fo:color="#9cdcfe" loext:opacity="100%" style:font-name="Consolas" fo:font-size="12pt" fo:font-weight="normal"/>
    </style:style>
    <style:style style:name="T646" style:family="text">
      <style:text-properties fo:color="#9cdcfe" loext:opacity="100%" style:font-name="Consolas" fo:font-size="12pt" fo:font-weight="normal" officeooo:rsid="007b45ff"/>
    </style:style>
    <style:style style:name="T647" style:family="text">
      <style:text-properties fo:color="#9cdcfe" loext:opacity="100%" style:font-name="Consolas" fo:font-size="12pt" fo:font-weight="normal" officeooo:rsid="00864a14"/>
    </style:style>
    <style:style style:name="T648" style:family="text">
      <style:text-properties fo:color="#9cdcfe" loext:opacity="100%" style:font-name="Consolas" fo:font-size="12pt" fo:font-weight="normal" fo:background-color="#1e1e1e" loext:char-shading-value="0"/>
    </style:style>
    <style:style style:name="T649" style:family="text">
      <style:text-properties fo:color="#9cdcfe" loext:opacity="100%" style:font-name="Consolas" fo:font-size="12pt" fo:font-weight="normal" officeooo:rsid="0147cbe7"/>
    </style:style>
    <style:style style:name="T650" style:family="text">
      <style:text-properties fo:color="#9cdcfe" loext:opacity="100%" style:font-name="Consolas" fo:font-size="12pt" fo:font-weight="normal" officeooo:rsid="0151f3e1"/>
    </style:style>
    <style:style style:name="T651" style:family="text">
      <style:text-properties fo:color="#9cdcfe" loext:opacity="100%" style:font-name="Consolas" fo:font-size="12pt" fo:background-color="#1e1e1e" loext:char-shading-value="0"/>
    </style:style>
    <style:style style:name="T652" style:family="text">
      <style:text-properties fo:color="#9cdcfe" loext:opacity="100%" style:font-name="Consolas" fo:font-size="12pt" fo:background-color="#1e1e1e" loext:char-shading-value="0" style:font-size-asian="12pt" style:font-size-complex="12pt"/>
    </style:style>
    <style:style style:name="T653" style:family="text">
      <style:text-properties fo:color="#9cdcfe" loext:opacity="100%" style:font-name="Consolas" fo:font-size="12pt" officeooo:rsid="00999657" fo:background-color="#000000" loext:char-shading-value="0"/>
    </style:style>
    <style:style style:name="T654" style:family="text">
      <style:text-properties fo:color="#9cdcfe" loext:opacity="100%" style:font-name="Consolas" fo:font-size="8pt" fo:font-weight="normal"/>
    </style:style>
    <style:style style:name="T655" style:family="text">
      <style:text-properties fo:color="#9cdcfe" loext:opacity="100%" style:font-name="Consolas" fo:font-weight="normal"/>
    </style:style>
    <style:style style:name="T656" style:family="text">
      <style:text-properties fo:color="#9cdcfe" loext:opacity="100%" style:text-line-through-style="none" style:text-line-through-type="none" style:font-name="Consolas" fo:font-size="12pt" fo:background-color="#1e1e1e" loext:char-shading-value="0"/>
    </style:style>
    <style:style style:name="T657" style:family="text">
      <style:text-properties fo:color="#ce9178" loext:opacity="100%"/>
    </style:style>
    <style:style style:name="T658" style:family="text">
      <style:text-properties fo:color="#ce9178" loext:opacity="100%" fo:background-color="#1e1e1e" loext:char-shading-value="0"/>
    </style:style>
    <style:style style:name="T659" style:family="text">
      <style:text-properties fo:color="#ce9178" loext:opacity="100%" style:font-name="Consolas" fo:font-size="12pt" fo:font-weight="normal"/>
    </style:style>
    <style:style style:name="T660" style:family="text">
      <style:text-properties fo:color="#ce9178" loext:opacity="100%" style:font-name="Consolas" fo:font-size="12pt" fo:font-weight="normal" fo:background-color="#1e1e1e" loext:char-shading-value="0"/>
    </style:style>
    <style:style style:name="T661" style:family="text">
      <style:text-properties fo:color="#ce9178" loext:opacity="100%" style:font-name="Consolas" fo:font-size="12pt" fo:font-weight="normal" officeooo:rsid="01342be9" fo:background-color="#1e1e1e" loext:char-shading-value="0"/>
    </style:style>
    <style:style style:name="T662" style:family="text">
      <style:text-properties fo:color="#ce9178" loext:opacity="100%" style:font-name="Consolas" fo:font-size="12pt" fo:background-color="#1e1e1e" loext:char-shading-value="0"/>
    </style:style>
    <style:style style:name="T663" style:family="text">
      <style:text-properties fo:color="#ce9178" loext:opacity="100%" style:font-name="Consolas" fo:font-size="12pt" fo:background-color="#1e1e1e" loext:char-shading-value="0" style:font-size-asian="12pt" style:font-size-complex="12pt"/>
    </style:style>
    <style:style style:name="T664" style:family="text">
      <style:text-properties fo:color="#ce9178" loext:opacity="100%" style:font-name="Consolas" fo:font-size="12pt" officeooo:rsid="0164280c" fo:background-color="#1e1e1e" loext:char-shading-value="0" style:font-size-asian="12pt" style:font-size-complex="12pt"/>
    </style:style>
    <style:style style:name="T665" style:family="text">
      <style:text-properties fo:color="#ce9178" loext:opacity="100%" style:font-name="Consolas" fo:font-size="12pt" officeooo:rsid="00999657" fo:background-color="#000000" loext:char-shading-value="0"/>
    </style:style>
    <style:style style:name="T666" style:family="text">
      <style:text-properties fo:color="#ce9178" loext:opacity="100%" style:font-name="Consolas" fo:font-size="8pt" fo:font-weight="normal"/>
    </style:style>
    <style:style style:name="T667" style:family="text">
      <style:text-properties fo:color="#ce9178" loext:opacity="100%" style:font-name="Consolas" fo:font-weight="normal"/>
    </style:style>
    <style:style style:name="T668" style:family="text">
      <style:text-properties fo:color="#ce9178" loext:opacity="100%" style:text-line-through-style="none" style:text-line-through-type="none" style:font-name="Consolas" fo:font-size="12pt" fo:background-color="#1e1e1e" loext:char-shading-value="0"/>
    </style:style>
    <style:style style:name="T669" style:family="text">
      <style:text-properties fo:color="#ff0000" loext:opacity="100%" fo:font-weight="bold" style:font-style-asian="normal" style:font-weight-asian="bold" style:font-style-complex="normal" style:font-weight-complex="bold"/>
    </style:style>
    <style:style style:name="T670" style:family="text">
      <style:text-properties officeooo:rsid="006117db"/>
    </style:style>
    <style:style style:name="T671" style:family="text">
      <style:text-properties fo:background-color="#1e1e1e" loext:char-shading-value="0"/>
    </style:style>
    <style:style style:name="T672" style:family="text">
      <style:text-properties officeooo:rsid="0064a411"/>
    </style:style>
    <style:style style:name="T673" style:family="text">
      <style:text-properties officeooo:rsid="0067528a"/>
    </style:style>
    <style:style style:name="T674" style:family="text">
      <style:text-properties officeooo:rsid="006d35fb"/>
    </style:style>
    <style:style style:name="T675" style:family="text">
      <style:text-properties officeooo:rsid="006d71e2"/>
    </style:style>
    <style:style style:name="T676" style:family="text">
      <style:text-properties officeooo:rsid="006e0ca4"/>
    </style:style>
    <style:style style:name="T677" style:family="text">
      <style:text-properties officeooo:rsid="0070a58d"/>
    </style:style>
    <style:style style:name="T678" style:family="text">
      <style:text-properties officeooo:rsid="0073708d"/>
    </style:style>
    <style:style style:name="T679" style:family="text">
      <style:text-properties fo:color="#2a6099" loext:opacity="100%"/>
    </style:style>
    <style:style style:name="T680" style:family="text">
      <style:text-properties fo:color="#2a6099" loext:opacity="100%" fo:font-weight="bold" style:font-weight-asian="bold" style:font-weight-complex="bold"/>
    </style:style>
    <style:style style:name="T681" style:family="text">
      <style:text-properties fo:color="#2a6099" loext:opacity="100%" fo:font-weight="bold" officeooo:rsid="004e6dfe" style:font-weight-asian="bold" style:font-weight-complex="bold"/>
    </style:style>
    <style:style style:name="T682" style:family="text">
      <style:text-properties fo:color="#2a6099" loext:opacity="100%" fo:font-weight="bold" style:font-style-asian="normal" style:font-weight-asian="bold" style:font-style-complex="normal" style:font-weight-complex="bold"/>
    </style:style>
    <style:style style:name="T683" style:family="text">
      <style:text-properties fo:color="#2a6099" loext:opacity="100%" fo:font-weight="bold" officeooo:rsid="00b71a56" style:font-style-asian="normal" style:font-weight-asian="bold" style:font-style-complex="normal" style:font-weight-complex="bold"/>
    </style:style>
    <style:style style:name="T684" style:family="text">
      <style:text-properties fo:color="#2a6099" loext:opacity="100%" fo:font-weight="bold" officeooo:rsid="009fa7c7" style:font-style-asian="normal" style:font-weight-asian="bold" style:font-style-complex="normal" style:font-weight-complex="bold"/>
    </style:style>
    <style:style style:name="T685"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86"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87" style:family="text">
      <style:text-properties fo:color="#2a6099" loext:opacity="100%" style:font-style-asian="normal" style:font-style-complex="normal"/>
    </style:style>
    <style:style style:name="T688" style:family="text">
      <style:text-properties fo:color="#2a6099" loext:opacity="100%" officeooo:rsid="00b71a56" style:font-style-asian="normal" style:font-style-complex="normal"/>
    </style:style>
    <style:style style:name="T689" style:family="text">
      <style:text-properties fo:color="#2a6099" loext:opacity="100%" style:font-name="Monospace" fo:font-weight="bold" style:font-weight-asian="bold" style:font-weight-complex="bold"/>
    </style:style>
    <style:style style:name="T690" style:family="text">
      <style:text-properties fo:color="#2a6099" loext:opacity="100%" style:font-name="Monospace" fo:font-weight="bold" officeooo:rsid="00c66855" style:font-weight-asian="bold" style:font-weight-complex="bold"/>
    </style:style>
    <style:style style:name="T691" style:family="text">
      <style:text-properties fo:color="#2a6099" loext:opacity="100%" style:font-name="Monospace" fo:font-weight="bold" officeooo:rsid="004e6dfe" style:font-weight-asian="bold" style:font-weight-complex="bold"/>
    </style:style>
    <style:style style:name="T692" style:family="text">
      <style:text-properties fo:color="#2a6099" loext:opacity="100%" style:font-name="Monospace" fo:font-weight="bold" style:font-style-asian="normal" style:font-weight-asian="bold" style:font-style-complex="normal" style:font-weight-complex="bold"/>
    </style:style>
    <style:style style:name="T69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94"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95"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96"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97" style:family="text">
      <style:text-properties fo:color="#2a6099" loext:opacity="100%" style:text-underline-style="solid" style:text-underline-width="auto" style:text-underline-color="font-color"/>
    </style:style>
    <style:style style:name="T698" style:family="text">
      <style:text-properties fo:color="#2a6099" loext:opacity="100%" style:font-name="Mono" fo:font-weight="bold" style:font-weight-asian="bold" style:font-weight-complex="bold"/>
    </style:style>
    <style:style style:name="T699" style:family="text">
      <style:text-properties fo:color="#2a6099" loext:opacity="100%" style:font-name="Mono" fo:font-weight="bold" style:font-style-asian="normal" style:font-weight-asian="bold" style:font-style-complex="normal" style:font-weight-complex="bold"/>
    </style:style>
    <style:style style:name="T700" style:family="text">
      <style:text-properties fo:color="#2a6099" loext:opacity="100%" style:font-name="Microsoft Sans Serif1" style:text-underline-style="none" fo:font-weight="bold" style:font-weight-asian="bold" style:font-weight-complex="bold"/>
    </style:style>
    <style:style style:name="T701" style:family="text">
      <style:text-properties fo:color="#2a6099" loext:opacity="100%" style:text-underline-style="none" fo:font-weight="bold" officeooo:rsid="014f0d29" style:font-weight-asian="bold" style:font-weight-complex="bold"/>
    </style:style>
    <style:style style:name="T702" style:family="text">
      <style:text-properties officeooo:rsid="00760901"/>
    </style:style>
    <style:style style:name="T703" style:family="text">
      <style:text-properties officeooo:rsid="007854af"/>
    </style:style>
    <style:style style:name="T704" style:family="text">
      <style:text-properties officeooo:rsid="007b45ff"/>
    </style:style>
    <style:style style:name="T705" style:family="text">
      <style:text-properties style:font-name="Consolas" fo:font-size="12pt" fo:font-weight="normal"/>
    </style:style>
    <style:style style:name="T706" style:family="text">
      <style:text-properties style:font-name="Consolas" fo:font-size="12pt" fo:font-weight="normal" officeooo:rsid="007d35a0"/>
    </style:style>
    <style:style style:name="T707" style:family="text">
      <style:text-properties style:font-name="Consolas" fo:font-size="12pt" fo:font-weight="normal" officeooo:rsid="00864a14"/>
    </style:style>
    <style:style style:name="T708" style:family="text">
      <style:text-properties style:font-name="Consolas" fo:font-weight="normal"/>
    </style:style>
    <style:style style:name="T709" style:family="text">
      <style:text-properties style:font-name="Consolas" fo:font-size="8pt" fo:font-weight="normal"/>
    </style:style>
    <style:style style:name="T710" style:family="text">
      <style:text-properties fo:color="#6a9955" loext:opacity="100%"/>
    </style:style>
    <style:style style:name="T711" style:family="text">
      <style:text-properties fo:color="#6a9955" loext:opacity="100%" style:font-name="Consolas" fo:font-size="12pt" fo:font-weight="normal"/>
    </style:style>
    <style:style style:name="T712" style:family="text">
      <style:text-properties fo:color="#6a9955" loext:opacity="100%" style:font-name="Consolas" fo:font-size="12pt" fo:font-weight="normal" officeooo:rsid="015b64bb"/>
    </style:style>
    <style:style style:name="T713" style:family="text">
      <style:text-properties fo:color="#6a9955" loext:opacity="100%" style:font-name="Consolas" fo:font-size="12pt" fo:font-weight="normal" officeooo:rsid="016f2d01"/>
    </style:style>
    <style:style style:name="T714" style:family="text">
      <style:text-properties fo:color="#6a9955" loext:opacity="100%" style:font-name="Consolas" fo:font-size="12pt" fo:background-color="#1e1e1e" loext:char-shading-value="0"/>
    </style:style>
    <style:style style:name="T715" style:family="text">
      <style:text-properties fo:color="#6a9955" loext:opacity="100%" style:font-name="Consolas" fo:font-size="8pt" fo:font-weight="normal"/>
    </style:style>
    <style:style style:name="T716" style:family="text">
      <style:text-properties fo:color="#6a9955" loext:opacity="100%" officeooo:rsid="015b13bb"/>
    </style:style>
    <style:style style:name="T717" style:family="text">
      <style:text-properties officeooo:rsid="007d35a0"/>
    </style:style>
    <style:style style:name="T718" style:family="text">
      <style:text-properties officeooo:rsid="0085da85"/>
    </style:style>
    <style:style style:name="T719" style:family="text">
      <style:text-properties officeooo:rsid="0087d59c"/>
    </style:style>
    <style:style style:name="T720" style:family="text">
      <style:text-properties officeooo:rsid="00967cd1"/>
    </style:style>
    <style:style style:name="T721" style:family="text">
      <style:text-properties fo:color="#d4d4d4" loext:opacity="100%" style:font-name="Consolas" fo:font-size="12pt" fo:font-weight="normal" fo:background-color="#1e1e1e" loext:char-shading-value="0"/>
    </style:style>
    <style:style style:name="T722" style:family="text">
      <style:text-properties fo:color="#d4d4d4" loext:opacity="100%" style:font-name="Consolas" fo:font-size="12pt" fo:background-color="#1e1e1e" loext:char-shading-value="0"/>
    </style:style>
    <style:style style:name="T723" style:family="text">
      <style:text-properties fo:color="#d4d4d4" loext:opacity="100%" style:font-name="Consolas" fo:font-size="12pt" officeooo:rsid="007d35a0" fo:background-color="#1e1e1e" loext:char-shading-value="0"/>
    </style:style>
    <style:style style:name="T724" style:family="text">
      <style:text-properties fo:color="#d4d4d4" loext:opacity="100%" style:font-name="Consolas" fo:font-size="12pt" fo:background-color="#1e1e1e" loext:char-shading-value="0" style:font-size-asian="12pt" style:font-size-complex="12pt"/>
    </style:style>
    <style:style style:name="T725" style:family="text">
      <style:text-properties fo:color="#d4d4d4" loext:opacity="100%" style:font-name="Consolas" fo:font-size="12pt" officeooo:rsid="0164280c" fo:background-color="#1e1e1e" loext:char-shading-value="0" style:font-size-asian="12pt" style:font-size-complex="12pt"/>
    </style:style>
    <style:style style:name="T726" style:family="text">
      <style:text-properties fo:color="#d4d4d4" loext:opacity="100%" style:font-name="Consolas" fo:font-size="12pt" officeooo:rsid="00999657" fo:background-color="#000000" loext:char-shading-value="0"/>
    </style:style>
    <style:style style:name="T727" style:family="text">
      <style:text-properties fo:color="#d4d4d4" loext:opacity="100%" style:font-name="Consolas" fo:font-size="8pt" fo:font-weight="normal" fo:background-color="#1e1e1e" loext:char-shading-value="0"/>
    </style:style>
    <style:style style:name="T728" style:family="text">
      <style:text-properties fo:color="#d4d4d4" loext:opacity="100%" style:font-name="Consolas" fo:font-weight="normal" fo:background-color="#1e1e1e" loext:char-shading-value="0"/>
    </style:style>
    <style:style style:name="T729" style:family="text">
      <style:text-properties fo:color="#d4d4d4" loext:opacity="100%" style:text-line-through-style="none" style:text-line-through-type="none" style:font-name="Consolas" fo:font-size="12pt" fo:background-color="#1e1e1e" loext:char-shading-value="0"/>
    </style:style>
    <style:style style:name="T730" style:family="text">
      <style:text-properties fo:color="#d4d4d4" loext:opacity="100%" fo:background-color="#1e1e1e" loext:char-shading-value="0"/>
    </style:style>
    <style:style style:name="T731" style:family="text">
      <style:text-properties fo:color="#d7ba7d" loext:opacity="100%"/>
    </style:style>
    <style:style style:name="T732" style:family="text">
      <style:text-properties fo:color="#d7ba7d" loext:opacity="100%" style:font-name="Consolas" fo:font-size="12pt" fo:font-weight="normal"/>
    </style:style>
    <style:style style:name="T733" style:family="text">
      <style:text-properties fo:color="#d7ba7d" loext:opacity="100%" style:font-name="Consolas" fo:font-size="12pt" fo:font-weight="normal" fo:background-color="#1e1e1e" loext:char-shading-value="0"/>
    </style:style>
    <style:style style:name="T734" style:family="text">
      <style:text-properties fo:color="#d7ba7d" loext:opacity="100%" style:font-name="Consolas" fo:font-size="12pt" fo:background-color="#1e1e1e" loext:char-shading-value="0"/>
    </style:style>
    <style:style style:name="T735" style:family="text">
      <style:text-properties fo:color="#d7ba7d" loext:opacity="100%" style:font-name="Consolas" fo:font-size="8pt" fo:font-weight="normal"/>
    </style:style>
    <style:style style:name="T736" style:family="text">
      <style:text-properties fo:color="#d7ba7d" loext:opacity="100%" style:font-name="Consolas" fo:font-size="8pt" fo:font-weight="normal" fo:background-color="#1e1e1e" loext:char-shading-value="0"/>
    </style:style>
    <style:style style:name="T737" style:family="text">
      <style:text-properties fo:color="#d7ba7d" loext:opacity="100%" style:font-name="Consolas" fo:font-weight="normal"/>
    </style:style>
    <style:style style:name="T738" style:family="text">
      <style:text-properties fo:color="#d7ba7d" loext:opacity="100%" style:font-name="Consolas" fo:font-weight="normal" fo:background-color="#1e1e1e" loext:char-shading-value="0"/>
    </style:style>
    <style:style style:name="T739" style:family="text">
      <style:text-properties fo:color="#b5cea8" loext:opacity="100%"/>
    </style:style>
    <style:style style:name="T740" style:family="text">
      <style:text-properties fo:color="#b5cea8" loext:opacity="100%" style:font-name="Consolas" fo:font-size="12pt" fo:font-weight="normal"/>
    </style:style>
    <style:style style:name="T741" style:family="text">
      <style:text-properties fo:color="#b5cea8" loext:opacity="100%" style:font-name="Consolas" fo:font-size="12pt" fo:background-color="#1e1e1e" loext:char-shading-value="0"/>
    </style:style>
    <style:style style:name="T742" style:family="text">
      <style:text-properties fo:color="#b5cea8" loext:opacity="100%" style:font-name="Consolas" fo:font-size="8pt" fo:font-weight="normal"/>
    </style:style>
    <style:style style:name="T743" style:family="text">
      <style:text-properties fo:color="#b5cea8" loext:opacity="100%" style:font-name="Consolas" fo:font-weight="normal"/>
    </style:style>
    <style:style style:name="T744" style:family="text">
      <style:text-properties officeooo:rsid="009d35f9"/>
    </style:style>
    <style:style style:name="T745" style:family="text">
      <style:text-properties officeooo:rsid="00203e1f"/>
    </style:style>
    <style:style style:name="T746" style:family="text">
      <style:text-properties style:text-underline-style="none"/>
    </style:style>
    <style:style style:name="T747" style:family="text">
      <style:text-properties style:text-underline-style="none" fo:font-weight="bold" style:font-weight-asian="bold" style:font-weight-complex="bold"/>
    </style:style>
    <style:style style:name="T748" style:family="text">
      <style:text-properties style:text-underline-style="none" style:font-style-asian="normal" style:font-style-complex="normal"/>
    </style:style>
    <style:style style:name="T749" style:family="text">
      <style:text-properties style:text-underline-style="none" officeooo:rsid="00a8d171" style:font-style-asian="normal" style:font-style-complex="normal"/>
    </style:style>
    <style:style style:name="T750" style:family="text">
      <style:text-properties style:text-underline-style="none" officeooo:rsid="00a90641" style:font-style-asian="normal" style:font-style-complex="normal"/>
    </style:style>
    <style:style style:name="T751" style:family="text">
      <style:text-properties style:text-underline-style="none" officeooo:rsid="0147cbe7" style:font-style-asian="normal" style:font-style-complex="normal"/>
    </style:style>
    <style:style style:name="T752" style:family="text">
      <style:text-properties style:text-underline-style="none" officeooo:rsid="014bafae" style:font-style-asian="normal" style:font-style-complex="normal"/>
    </style:style>
    <style:style style:name="T753" style:family="text">
      <style:text-properties style:text-underline-style="none" officeooo:rsid="015933ba" style:font-style-asian="normal" style:font-style-complex="normal"/>
    </style:style>
    <style:style style:name="T754" style:family="text">
      <style:text-properties style:text-underline-style="none" officeooo:rsid="0073708d"/>
    </style:style>
    <style:style style:name="T755" style:family="text">
      <style:text-properties style:text-underline-style="none" officeooo:rsid="00defd8d"/>
    </style:style>
    <style:style style:name="T756" style:family="text">
      <style:text-properties style:text-underline-style="none" officeooo:rsid="0123f5fe"/>
    </style:style>
    <style:style style:name="T757" style:family="text">
      <style:text-properties style:text-underline-style="none" officeooo:rsid="012b67a0"/>
    </style:style>
    <style:style style:name="T758" style:family="text">
      <style:text-properties style:text-underline-style="none" officeooo:rsid="0135b699"/>
    </style:style>
    <style:style style:name="T759" style:family="text">
      <style:text-properties style:text-underline-style="none" officeooo:rsid="014f0d29"/>
    </style:style>
    <style:style style:name="T760" style:family="text">
      <style:text-properties fo:color="#ffff38" loext:opacity="100%"/>
    </style:style>
    <style:style style:name="T761" style:family="text">
      <style:text-properties fo:color="#ffff38" loext:opacity="100%" style:font-name="Consolas" fo:font-size="12pt" fo:font-weight="normal"/>
    </style:style>
    <style:style style:name="T762" style:family="text">
      <style:text-properties fo:color="#ffff38" loext:opacity="100%" style:font-name="Consolas" fo:font-size="12pt" fo:background-color="#1e1e1e" loext:char-shading-value="0"/>
    </style:style>
    <style:style style:name="T763" style:family="text">
      <style:text-properties officeooo:rsid="009fa7c7"/>
    </style:style>
    <style:style style:name="T764" style:family="text">
      <style:text-properties fo:color="#fff200" loext:opacity="100%" style:font-name="Consolas" fo:font-size="12pt" officeooo:rsid="009fa7c7" fo:background-color="#000000" loext:char-shading-value="0"/>
    </style:style>
    <style:style style:name="T765" style:family="text">
      <style:text-properties officeooo:rsid="00a24cfe"/>
    </style:style>
    <style:style style:name="T766"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67"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68"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69" style:family="text">
      <style:text-properties officeooo:rsid="00a3c8f2"/>
    </style:style>
    <style:style style:name="T770" style:family="text">
      <style:text-properties fo:color="#00a933" loext:opacity="100%" fo:font-weight="bold" style:font-weight-asian="bold" style:font-weight-complex="bold"/>
    </style:style>
    <style:style style:name="T771" style:family="text">
      <style:text-properties fo:color="#780373" loext:opacity="100%" style:font-name="Mono" fo:font-weight="bold" style:font-style-asian="normal" style:font-weight-asian="bold" style:font-style-complex="normal" style:font-weight-complex="bold"/>
    </style:style>
    <style:style style:name="T772" style:family="text">
      <style:text-properties fo:color="#780373" loext:opacity="100%" style:font-name="Mono" fo:font-weight="bold" officeooo:rsid="009fa7c7" style:font-style-asian="normal" style:font-weight-asian="bold" style:font-style-complex="normal" style:font-weight-complex="bold"/>
    </style:style>
    <style:style style:name="T773" style:family="text">
      <style:text-properties fo:color="#780373" loext:opacity="100%" style:font-name="Mono" fo:font-weight="bold" officeooo:rsid="009fa7c7" style:font-weight-asian="bold" style:font-weight-complex="bold"/>
    </style:style>
    <style:style style:name="T774"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75" style:family="text">
      <style:text-properties fo:color="#780373" loext:opacity="100%" style:font-name="Mono" style:text-underline-style="solid" style:text-underline-width="auto" style:text-underline-color="font-color" fo:font-weight="bold" style:font-weight-asian="bold" style:font-weight-complex="bold"/>
    </style:style>
    <style:style style:name="T776" style:family="text">
      <style:text-properties fo:color="#780373" loext:opacity="100%" style:font-name="Mono" style:text-underline-style="none" fo:font-weight="bold" style:font-style-asian="normal" style:font-weight-asian="bold" style:font-style-complex="normal" style:font-weight-complex="bold"/>
    </style:style>
    <style:style style:name="T777"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78"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79" style:family="text">
      <style:text-properties fo:color="#780373" loext:opacity="100%" style:font-name="Mono" style:text-underline-style="none" fo:font-weight="bold" style:font-weight-asian="bold" style:font-weight-complex="bold"/>
    </style:style>
    <style:style style:name="T780" style:family="text">
      <style:text-properties fo:color="#780373" loext:opacity="100%" style:font-name="Mono" style:text-underline-style="none" fo:font-weight="bold" officeooo:rsid="009fa7c7" style:font-weight-asian="bold" style:font-weight-complex="bold"/>
    </style:style>
    <style:style style:name="T781" style:family="text">
      <style:text-properties fo:color="#780373" loext:opacity="100%" style:font-name="Mono" style:text-underline-style="none" fo:font-weight="bold" officeooo:rsid="012b67a0" style:font-weight-asian="bold" style:font-weight-complex="bold"/>
    </style:style>
    <style:style style:name="T782" style:family="text">
      <style:text-properties fo:color="#780373" loext:opacity="100%" style:font-name="Mono" style:text-underline-style="none" fo:font-weight="bold" officeooo:rsid="012f82c1" style:font-weight-asian="bold" style:font-weight-complex="bold"/>
    </style:style>
    <style:style style:name="T783"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8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85" style:family="text">
      <style:text-properties officeooo:rsid="00a6ece1"/>
    </style:style>
    <style:style style:name="T786" style:family="text">
      <style:text-properties officeooo:rsid="00a7092f"/>
    </style:style>
    <style:style style:name="T787" style:family="text">
      <style:text-properties fo:color="#235080" loext:opacity="100%" style:font-name="Mono" style:font-style-asian="normal" style:font-style-complex="normal"/>
    </style:style>
    <style:style style:name="T788" style:family="text">
      <style:text-properties fo:color="#235080" loext:opacity="100%" style:font-name="Mono" fo:font-weight="bold" style:font-style-asian="normal" style:font-weight-asian="bold" style:font-style-complex="normal" style:font-weight-complex="bold"/>
    </style:style>
    <style:style style:name="T789" style:family="text">
      <style:text-properties officeooo:rsid="00ad1225"/>
    </style:style>
    <style:style style:name="T790" style:family="text">
      <style:text-properties fo:font-weight="normal" style:font-weight-asian="normal" style:font-weight-complex="normal"/>
    </style:style>
    <style:style style:name="T791" style:family="text">
      <style:text-properties fo:font-weight="normal" officeooo:rsid="00b57eee" style:font-weight-asian="normal" style:font-weight-complex="normal"/>
    </style:style>
    <style:style style:name="T792" style:family="text">
      <style:text-properties fo:font-weight="normal" officeooo:rsid="000460f8" style:font-weight-asian="normal" style:font-weight-complex="normal"/>
    </style:style>
    <style:style style:name="T793" style:family="text">
      <style:text-properties officeooo:rsid="00b57eee"/>
    </style:style>
    <style:style style:name="T794" style:family="text">
      <style:text-properties officeooo:rsid="00be9001"/>
    </style:style>
    <style:style style:name="T795" style:family="text">
      <style:text-properties officeooo:rsid="00c5cce9"/>
    </style:style>
    <style:style style:name="T796" style:family="text">
      <style:text-properties style:font-name="Monospace"/>
    </style:style>
    <style:style style:name="T797" style:family="text">
      <style:text-properties style:font-name="Monospace" fo:font-weight="bold" style:font-weight-asian="bold" style:font-weight-complex="bold"/>
    </style:style>
    <style:style style:name="T798" style:family="text">
      <style:text-properties style:font-name="Monospace" style:font-style-asian="normal" style:font-style-complex="normal"/>
    </style:style>
    <style:style style:name="T799" style:family="text">
      <style:text-properties style:font-name="Monospace" officeooo:rsid="00505dcb" style:font-style-asian="italic" style:font-style-complex="italic"/>
    </style:style>
    <style:style style:name="T800" style:family="text">
      <style:text-properties officeooo:rsid="00c75372"/>
    </style:style>
    <style:style style:name="T801" style:family="text">
      <style:text-properties officeooo:rsid="00cb2193"/>
    </style:style>
    <style:style style:name="T802" style:family="text">
      <style:text-properties officeooo:rsid="0043f181"/>
    </style:style>
    <style:style style:name="T803" style:family="text">
      <style:text-properties officeooo:rsid="00cbfd72"/>
    </style:style>
    <style:style style:name="T804" style:family="text">
      <style:text-properties fo:font-size="14pt" style:font-size-asian="14pt" style:font-size-complex="14pt"/>
    </style:style>
    <style:style style:name="T805" style:family="text">
      <style:text-properties fo:font-size="14pt" style:font-size-asian="12.25pt" style:font-size-complex="14pt"/>
    </style:style>
    <style:style style:name="T806" style:family="text">
      <style:text-properties officeooo:rsid="00cc5c65"/>
    </style:style>
    <style:style style:name="T807" style:family="text">
      <style:text-properties officeooo:rsid="00ce3802"/>
    </style:style>
    <style:style style:name="T808" style:family="text">
      <style:text-properties officeooo:rsid="00cf7b4f"/>
    </style:style>
    <style:style style:name="T809" style:family="text">
      <style:text-properties officeooo:rsid="00d302e5"/>
    </style:style>
    <style:style style:name="T810" style:family="text">
      <style:text-properties style:font-name="Mono"/>
    </style:style>
    <style:style style:name="T811" style:family="text">
      <style:text-properties style:font-name="Mono" fo:font-weight="bold" style:font-weight-asian="bold" style:font-weight-complex="bold"/>
    </style:style>
    <style:style style:name="T812" style:family="text">
      <style:text-properties style:font-name="Mono" style:font-style-asian="italic" style:font-style-complex="italic"/>
    </style:style>
    <style:style style:name="T813" style:family="text">
      <style:text-properties style:font-name="Mono" officeooo:rsid="00760901"/>
    </style:style>
    <style:style style:name="T814" style:family="text">
      <style:text-properties style:font-name="Mono" officeooo:rsid="009fa7c7"/>
    </style:style>
    <style:style style:name="T815" style:family="text">
      <style:text-properties style:font-name="Mono" style:font-style-asian="normal" style:font-style-complex="normal"/>
    </style:style>
    <style:style style:name="T816" style:family="text">
      <style:text-properties style:font-name="Mono" fo:font-style="italic" style:font-style-asian="italic" style:font-style-complex="italic"/>
    </style:style>
    <style:style style:name="T817" style:family="text">
      <style:text-properties style:font-name="Mono" fo:font-style="italic" officeooo:rsid="00ed39e7" style:font-style-asian="italic" style:font-style-complex="italic"/>
    </style:style>
    <style:style style:name="T818" style:family="text">
      <style:text-properties style:font-name="Mono" fo:font-style="italic" officeooo:rsid="00edb1e8" style:font-style-asian="italic" style:font-style-complex="italic"/>
    </style:style>
    <style:style style:name="T819" style:family="text">
      <style:text-properties style:font-name="Mono" officeooo:rsid="011d3ed9"/>
    </style:style>
    <style:style style:name="T820" style:family="text">
      <style:text-properties style:font-name="Mono" style:text-underline-style="none"/>
    </style:style>
    <style:style style:name="T821" style:family="text">
      <style:text-properties style:font-name="Mono" style:text-underline-style="none" officeooo:rsid="011d3ed9"/>
    </style:style>
    <style:style style:name="T822" style:family="text">
      <style:text-properties style:font-name="Mono" officeooo:rsid="012cc197"/>
    </style:style>
    <style:style style:name="T823" style:family="text">
      <style:text-properties style:font-name="Mono" officeooo:rsid="00d1ac93"/>
    </style:style>
    <style:style style:name="T824" style:family="text">
      <style:text-properties style:font-name="Mono" officeooo:rsid="00b29f1c"/>
    </style:style>
    <style:style style:name="T825" style:family="text">
      <style:text-properties fo:color="#ffff00" loext:opacity="100%" fo:font-weight="bold" fo:background-color="#1e1e1e" loext:char-shading-value="0" style:font-weight-asian="bold" style:font-weight-complex="bold"/>
    </style:style>
    <style:style style:name="T826" style:family="text">
      <style:text-properties fo:color="#ffff00" loext:opacity="100%" style:font-name="Consolas" fo:font-size="12pt" fo:font-weight="bold" fo:background-color="#1e1e1e" loext:char-shading-value="0" style:font-weight-asian="bold" style:font-weight-complex="bold"/>
    </style:style>
    <style:style style:name="T827" style:family="text">
      <style:text-properties fo:color="#0003ff" loext:opacity="100%" fo:font-weight="bold" style:font-style-asian="normal" style:font-weight-asian="bold" style:font-style-complex="normal" style:font-weight-complex="bold"/>
    </style:style>
    <style:style style:name="T828" style:family="text">
      <style:text-properties fo:color="#00ff0c" loext:opacity="100%" fo:font-weight="bold" style:font-style-asian="normal" style:font-weight-asian="bold" style:font-style-complex="normal" style:font-weight-complex="bold"/>
    </style:style>
    <style:style style:name="T829" style:family="text">
      <style:text-properties officeooo:rsid="00e70f90"/>
    </style:style>
    <style:style style:name="T830" style:family="text">
      <style:text-properties officeooo:rsid="00ed1d82"/>
    </style:style>
    <style:style style:name="T831" style:family="text">
      <style:text-properties officeooo:rsid="00ed39e7"/>
    </style:style>
    <style:style style:name="T832" style:family="text">
      <style:text-properties officeooo:rsid="00edb1e8"/>
    </style:style>
    <style:style style:name="T833" style:family="text">
      <style:text-properties officeooo:rsid="00be2b6c"/>
    </style:style>
    <style:style style:name="T834" style:family="text">
      <style:text-properties officeooo:rsid="00ef14ab"/>
    </style:style>
    <style:style style:name="T835" style:family="text">
      <style:text-properties officeooo:rsid="00f0086b"/>
    </style:style>
    <style:style style:name="T836" style:family="text">
      <style:text-properties officeooo:rsid="00f933aa"/>
    </style:style>
    <style:style style:name="T837" style:family="text">
      <style:text-properties officeooo:rsid="00fa40f0"/>
    </style:style>
    <style:style style:name="T838" style:family="text">
      <style:text-properties officeooo:rsid="010b0f5a"/>
    </style:style>
    <style:style style:name="T839" style:family="text">
      <style:text-properties fo:color="#4ec9b0" loext:opacity="100%"/>
    </style:style>
    <style:style style:name="T840" style:family="text">
      <style:text-properties officeooo:rsid="01175344"/>
    </style:style>
    <style:style style:name="T841" style:family="text">
      <style:text-properties officeooo:rsid="0117a61a"/>
    </style:style>
    <style:style style:name="T842" style:family="text">
      <style:text-properties style:font-name="Arial"/>
    </style:style>
    <style:style style:name="T843" style:family="text">
      <style:text-properties style:font-name="Verdana"/>
    </style:style>
    <style:style style:name="T844" style:family="text">
      <style:text-properties style:font-name="Tahoma"/>
    </style:style>
    <style:style style:name="T845" style:family="text">
      <style:text-properties style:font-name="Trebuchet"/>
    </style:style>
    <style:style style:name="T846" style:family="text">
      <style:text-properties style:font-name="Times New Roman"/>
    </style:style>
    <style:style style:name="T847" style:family="text">
      <style:text-properties style:font-name="Garamond"/>
    </style:style>
    <style:style style:name="T848" style:family="text">
      <style:text-properties style:font-name="Courier New monospace"/>
    </style:style>
    <style:style style:name="T849" style:family="text">
      <style:text-properties style:font-name="Brush Script MT (cursive)"/>
    </style:style>
    <style:style style:name="T850" style:family="text">
      <style:text-properties officeooo:rsid="011d3ed9"/>
    </style:style>
    <style:style style:name="T851" style:family="text">
      <style:text-properties officeooo:rsid="011fe7ff"/>
    </style:style>
    <style:style style:name="T852" style:family="text">
      <style:text-properties officeooo:rsid="0120106d"/>
    </style:style>
    <style:style style:name="T853" style:family="text">
      <style:text-properties officeooo:rsid="01214ef5"/>
    </style:style>
    <style:style style:name="T854" style:family="text">
      <style:text-properties officeooo:rsid="0128c84c"/>
    </style:style>
    <style:style style:name="T855" style:family="text">
      <style:text-properties officeooo:rsid="012a2dd7"/>
    </style:style>
    <style:style style:name="T856" style:family="text">
      <style:text-properties officeooo:rsid="012cc197"/>
    </style:style>
    <style:style style:name="T857" style:family="text">
      <style:text-properties officeooo:rsid="012f82c1"/>
    </style:style>
    <style:style style:name="T858" style:family="text">
      <style:text-properties officeooo:rsid="00b29f1c"/>
    </style:style>
    <style:style style:name="T859" style:family="text">
      <style:text-properties officeooo:rsid="01342be9"/>
    </style:style>
    <style:style style:name="T860" style:family="text">
      <style:text-properties officeooo:rsid="0138736b"/>
    </style:style>
    <style:style style:name="T861" style:family="text">
      <style:text-properties officeooo:rsid="0143b24e"/>
    </style:style>
    <style:style style:name="T862" style:family="text">
      <style:text-properties officeooo:rsid="0146205e"/>
    </style:style>
    <style:style style:name="T863" style:family="text">
      <style:text-properties fo:background-color="transparent" loext:char-shading-value="0"/>
    </style:style>
    <style:style style:name="T864" style:family="text">
      <style:text-properties officeooo:rsid="007d35a0" fo:background-color="transparent" loext:char-shading-value="0"/>
    </style:style>
    <style:style style:name="T865" style:family="text">
      <style:text-properties fo:color="#dcdcaa" loext:opacity="100%" style:font-name="Consolas" fo:font-size="12pt" fo:font-weight="normal"/>
    </style:style>
    <style:style style:name="T866" style:family="text">
      <style:text-properties fo:color="#dcdcaa" loext:opacity="100%" style:font-name="Consolas" fo:font-size="12pt" fo:background-color="#1e1e1e" loext:char-shading-value="0" style:font-size-asian="12pt" style:font-size-complex="12pt"/>
    </style:style>
    <style:style style:name="T867" style:family="text">
      <style:text-properties fo:color="#dcdcaa" loext:opacity="100%" style:font-name="Consolas" fo:font-size="8pt" fo:font-weight="normal"/>
    </style:style>
    <style:style style:name="T868" style:family="text">
      <style:text-properties fo:color="#dcdcaa" loext:opacity="100%" style:font-name="Consolas" fo:font-weight="normal"/>
    </style:style>
    <style:style style:name="T869" style:family="text">
      <style:text-properties officeooo:rsid="015cd86b"/>
    </style:style>
    <style:style style:name="T870" style:family="text">
      <style:text-properties officeooo:rsid="016f2d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Instalação para desenvolver HTML/CSS</text:p>
      <text:list text:style-name="L1">
        <text:list-item>
          <text:p text:style-name="P334"><text:span text:style-name="T484">Instale </text:span><text:span text:style-name="T491">o editor de código da Microsoft:</text:span><text:span text:style-name="T484"> </text:span><text:a xlink:type="simple" xlink:href="https://code.visualstudio.com/" text:style-name="Internet_20_link" text:visited-style-name="Visited_20_Internet_20_Link"><text:span text:style-name="T805">Visual Studio Code</text:span></text:a></text:p>
        </text:list-item>
        <text:list-item>
          <text:p text:style-name="P339"><text:span text:style-name="T498">Após a instalação, </text:span><text:span text:style-name="T501">baixe</text:span><text:span text:style-name="T500"> o plugin de idioma</text:span><text:span text:style-name="T498">, </text:span><text:span text:style-name="T500">configure o </text:span><text:span text:style-name="T498">tamanho da </text:span><text:span text:style-name="T500">fonte</text:span><text:span text:style-name="T498">, ative o word wrap (quebra automátic</text:span><text:span text:style-name="T499">a</text:span><text:span text:style-name="T498"> de linhas) </text:span><text:span text:style-name="T500">e </text:span><text:span text:style-name="T498">habilite o salvamento automático.</text:span></text:p>
        </text:list-item>
      </text:list>
      <text:p text:style-name="P220"/>
      <text:p text:style-name="P195">Aula <text:span text:style-name="T557">0</text:span>1 – <text:span text:style-name="T744">História e como funciona a Internet</text:span></text:p>
      <text:p text:style-name="P236"/>
      <text:p text:style-name="P227"><text:tab/>A <text:span text:style-name="T458">internet</text:span> <text:span text:style-name="T458">nasceu</text:span> <text:span text:style-name="T793">em 1970, </text:span>dentro da <text:span text:style-name="T458">DARPA</text:span>, num <text:span text:style-name="T458">projeto</text:span> chamado <text:span text:style-name="T458">ARPANET</text:span>, <text:span text:style-name="T3">interligando 4 computadores.</text:span></text:p>
      <text:p text:style-name="P227"><text:tab/><text:span text:style-name="T793">Esse projeto criou o protocolo NCP que, por sua vez, continha 2 protocolos que são usados até hoje: o </text:span><text:span text:style-name="T466">FTP</text:span><text:span text:style-name="T793">, para transmissão de arquivos e o </text:span><text:span text:style-name="T466">DNS</text:span><text:span text:style-name="T793">, para identificação de máquinas na rede. </text:span></text:p>
      <text:p text:style-name="P227"><text:tab/>Em 1983, <text:span text:style-name="T2">o </text:span><text:span text:style-name="T460">TCP/IP</text:span><text:span text:style-name="T2"> se tornou o </text:span><text:span text:style-name="T460">protocolo</text:span><text:span text:style-name="T2"> </text:span><text:span text:style-name="T460">único</text:span><text:span text:style-name="T2"> da internet, substituindo o limitado protocolo NCP.</text:span></text:p>
      <text:p text:style-name="P228"><text:tab/>Em 1992, Tim Bernes Lee cunhou o termo <text:span text:style-name="T458">W</text:span><text:span text:style-name="T793">orld </text:span><text:span text:style-name="T458">W</text:span><text:span text:style-name="T793">ide </text:span><text:span text:style-name="T458">W</text:span><text:span text:style-name="T793">eb</text:span>, criando também o<text:span text:style-name="T793"> protocolo</text:span> <text:span text:style-name="T458">HTTP</text:span> e <text:span text:style-name="T744">a linguagem</text:span> <text:span text:style-name="T458">HTML</text:span><text:span text:style-name="T790">. <text:line-break/></text:span><text:span text:style-name="T791">Atualmente, o W3C é o consórcio que regulamenta essa linguagem.</text:span></text:p>
      <text:p text:style-name="P229"><text:tab/><text:span text:style-name="T744">Em 1989, </text:span>começou <text:span text:style-name="T744">a</text:span> internet <text:span text:style-name="T744">no Brasil </text:span>com o projeto RNP <text:span text:style-name="T744">(Backbone que interliga algumas universidades).</text:span></text:p>
      <text:p text:style-name="P230"><text:tab/><text:span text:style-name="T795">Hoje, </text:span>95% das informações intercontinentais são transmitidas via cabos submarinos.</text:p>
      <text:p text:style-name="P230"/>
      <text:p text:style-name="P232"><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1"><text:tab/>O <text:span text:style-name="T458">Gateway</text:span> do cliente <text:span text:style-name="T790">se conecta</text:span> ao <text:span text:style-name="T795">r</text:span><text:span text:style-name="T790">oteador do provedor</text:span> de acesso e <text:span text:style-name="T4">e</text:span>s<text:span text:style-name="T4">s</text:span>e, por sua vez, <text:span text:style-name="T790">acessa</text:span> os servidores <text:span text:style-name="T790">DNS</text:span> para conseguir <text:span text:style-name="T744">o endereço e </text:span>se conectar aos diferentes servidores <text:span text:style-name="T4">pelo mundo, cada qual com seu IP.</text:span></text:p>
      <text:p text:style-name="P234"><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8"/>
      <text:p text:style-name="P228"/>
      <text:p text:style-name="P228"/>
      <text:p text:style-name="P228"/>
      <text:p text:style-name="P228"/>
      <text:p text:style-name="P228"/>
      <text:p text:style-name="P228"/>
      <text:p text:style-name="P228"/>
      <text:p text:style-name="P228"/>
      <text:p text:style-name="P232"/>
      <text:p text:style-name="P233">O aparelho responsável pela <text:span text:style-name="T458">M</text:span><text:span text:style-name="T463">o</text:span>dulação e <text:span text:style-name="T458">D</text:span><text:span text:style-name="T463">em</text:span>odulação dos diferentes formatos de sinais <text:span text:style-name="T744">de internet</text:span> é o <text:span text:style-name="T564">Modem</text:span>.</text:p>
      <text:p text:style-name="P232"/>
      <text:p text:style-name="P228"/>
      <text:p text:style-name="P246"><text:span text:style-name="T5">MB é </text:span><text:span text:style-name="T10">≠</text:span><text:span text:style-name="T5"> de Mb!<text:tab/></text:span><text:span text:style-name="T9">Megabyte é diferente de Megabit:</text:span></text:p>
      <text:p text:style-name="P241"><text:span text:style-name="T5">M</text:span><text:span text:style-name="T525">B</text:span><text:span text:style-name="T5"> = </text:span><text:span text:style-name="T6">Megabytes</text:span><text:span text:style-name="T5">, </text:span><text:span text:style-name="T7">significa </text:span><text:span text:style-name="T8">armazenamento</text:span><text:span text:style-name="T5"><text:tab/>M</text:span><text:span text:style-name="T525">b</text:span><text:span text:style-name="T5"> = Megabits, </text:span><text:span text:style-name="T8">transferência</text:span></text:p>
      <text:p text:style-name="P237"/>
      <text:p text:style-name="P235">Os dados não trafegam na rede sempre pelo mesmo caminho pois a rota está constantemente mudando, isso significa, por exemplo, <text:span text:style-name="T1">que ao acessar uma página web e essa demorar a responder, atualize a página porque os</text:span><text:span text:style-name="T792"> dados podem vir por outra</text:span><text:span text:style-name="T459"> rota</text:span><text:span text:style-name="T1">, menos congestionada.</text:span></text:p>
      <text:p text:style-name="P235"/>
      <text:p text:style-name="P1"><text:span text:style-name="T475">O site </text:span><text:a xlink:type="simple" xlink:href="http://iplocation.net/" text:style-name="Internet_20_link" text:visited-style-name="Visited_20_Internet_20_Link"><text:span text:style-name="T475">iplocation.net</text:span></text:a><text:span text:style-name="T475"> informa o seu atual endereço de IP, bem como </text:span><text:span text:style-name="T476">o </text:span><text:span text:style-name="T475">de outros sites.</text:span></text:p>
      <text:p text:style-name="P217"/>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42"><text:span text:style-name="T51">cc</text:span><text:span text:style-name="T52">TLD (country code). Como exemplo:<text:tab/>.br<text:tab/>.pt<text:tab/>.us<text:tab/>.uk</text:span></text:p>
        </text:list-item>
        <text:list-item>
          <text:p text:style-name="P342"><text:span text:style-name="T58">g</text:span><text:span text:style-name="T52">TLD (genérico). Como exemplo: .com<text:tab/>.edu<text:tab/>.gov<text:tab/>.store</text:span></text:p>
        </text:list-item>
      </text:list>
      <text:p text:style-name="P17"/>
      <text:p text:style-name="P238"><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74">https://</text:span><text:span text:style-name="T308">store.</text:span><text:span text:style-name="T283">seusite.com</text:span><text:span text:style-name="T253">/</text:span><text:span text:style-name="T311">login/area.html</text:span><text:span text:style-name="T357"> </text:span></text:p>
      <text:p text:style-name="P239"><text:span text:style-name="T55"><text:tab/></text:span><text:span text:style-name="T275">prefixo</text:span><text:span text:style-name="T255"> da </text:span><text:span text:style-name="T275">URL</text:span><text:span text:style-name="T255"> (ou </text:span><text:span text:style-name="T275">protocolo</text:span><text:span text:style-name="T255"> usado) = <text:s/>https: //</text:span><text:span text:style-name="T55"> </text:span></text:p>
      <text:p text:style-name="P239"><text:span text:style-name="T55"><text:tab/></text:span><text:span text:style-name="T309">subdomínio</text:span><text:span text:style-name="T255"> <text:s/>= <text:s/>store.seusite.com.</text:span><text:span text:style-name="T55"> </text:span><text:span text:style-name="T56">(www também é um subdomínio)</text:span></text:p>
      <text:p text:style-name="P242"><text:span text:style-name="T55"><text:tab/></text:span><text:span text:style-name="T255">nome do </text:span><text:span text:style-name="T284">domínio</text:span><text:span text:style-name="T255"> = <text:s/>seusite.com</text:span><text:span text:style-name="T55"> </text:span></text:p>
      <text:p text:style-name="P240"><text:span text:style-name="T55"><text:tab/></text:span><text:span text:style-name="T312">Local do arquivo</text:span><text:span text:style-name="T57"> = <text:s/></text:span><text:span text:style-name="T256">login/area.htm</text:span><text:span text:style-name="T259">l</text:span></text:p>
      <text:p text:style-name="P158"><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0"/>
      <text:p text:style-name="P161">URL é diferente de URI</text:p>
      <text:list text:style-name="L3">
        <text:list-item>
          <text:p text:style-name="P335"><text:span text:style-name="Strong_20_Emphasis"><text:span text:style-name="T273">URI</text:span></text:span><text:span text:style-name="Strong_20_Emphasis"><text:span text:style-name="T270">: </text:span></text:span><text:span text:style-name="T270">Uniform </text:span><text:span text:style-name="T271">R</text:span><text:span text:style-name="T270">esour</text:span><text:span text:style-name="T272">c</text:span><text:span text:style-name="T270">e </text:span><text:span text:style-name="T271">I</text:span><text:span text:style-name="T270">dentifier - Identificador de recursos uniforme. É uma sequência de numéricos, letras e caracteres especiais utilizados para identificar documentos.</text:span></text:p>
        </text:list-item>
      </text:list>
      <text:list text:style-name="L4">
        <text:list-item>
          <text:p text:style-name="P343"><text:span text:style-name="T269">URL</text:span><text:span text:style-name="T267"> é o endereço de um recurso na internet e refere-se a um subconjunto de URIs. Ele realiza a identificação de um recurso, bem como o protocolo </text:span><text:span text:style-name="T268">e porta </text:span><text:span text:style-name="T267">usado para acess</text:span><text:span text:style-name="T268">á</text:span><text:span text:style-name="T267">-lo.</text:span></text:p>
        </text:list-item>
        <text:list-item>
          <text:p text:style-name="P397"><text:span text:style-name="Strong_20_Emphasis"><text:span text:style-name="T269">URN</text:span></text:span><text:span text:style-name="Strong_20_Emphasis"><text:span text:style-name="T267">: </text:span></text:span><text:span text:style-name="T267">Uniform </text:span><text:span text:style-name="T268">R</text:span><text:span text:style-name="T267">esource </text:span><text:span text:style-name="T268">N</text:span><text:span text:style-name="T26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9"><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9"/>
      <text:p text:style-name="P244"><text:span text:style-name="T262">HTTPS</text:span><text:span text:style-name="T261">://</text:span><text:span text:style-name="T253"> </text:span><text:span text:style-name="T257">é o protocolo </text:span><text:span text:style-name="T259">com</text:span><text:span text:style-name="T257"> a </text:span><text:span text:style-name="T266">camada adicional de segurança</text:span><text:span text:style-name="T254"> </text:span><text:span text:style-name="T257">que utiliza o protocolo</text:span><text:span text:style-name="T254"> </text:span><text:span text:style-name="T253">SSL</text:span><text:span text:style-name="T254"> (um serviço de </text:span><text:span text:style-name="T265">criptografia</text:span><text:span text:style-name="T254"> de dados). </text:span></text:p>
      <text:p text:style-name="P157"/>
      <text:p text:style-name="P243"><text:span text:style-name="T263">H</text:span><text:span text:style-name="T264">ospedagem</text:span><text:span text:style-name="T257"> é a casa onde seu site vive, ou seja, o computador onde seus os arquivos estão guardados.</text:span></text:p>
      <text:p text:style-name="P245"><text:span text:style-name="T257">E</text:span><text:span text:style-name="T254">s</text:span><text:span text:style-name="T258">s</text:span><text:span text:style-name="T254">e serviço fornece: </text:span><text:span text:style-name="T265">disponibilidade</text:span><text:span text:style-name="T254"> para o site se manter online sempre, </text:span><text:span text:style-name="T265">performance</text:span><text:span text:style-name="T254"> para suportar até milhões de acessos simultâneos e </text:span><text:span text:style-name="T265">segurança</text:span><text:span text:style-name="T253">. </text:span><text:span text:style-name="T254">Algumas dessas empresas contratam data centers e os alugam a seus clientes. </text:span><text:span text:style-name="T260">Os pagamentos ao serviço de hosting são mensais.</text:span></text:p>
      <text:p text:style-name="P198">Aula <text:span text:style-name="T557">0</text:span>2 – <text:span text:style-name="T744">Como funciona HTML e CSS</text:span></text:p>
      <text:p text:style-name="P203"/>
      <text:p text:style-name="P203"/>
      <text:p text:style-name="P204"><text:span text:style-name="T519"><text:tab/>A </text:span><text:span text:style-name="T564">HTML</text:span> trabalha fundamentada apenas nas marcas ou etiquetas (do Inglês <text:span text:style-name="T458">tag</text:span>), <text:span text:style-name="T744">já</text:span> as <text:span text:style-name="T458">CSS</text:span> funcionam baseadas <text:span text:style-name="T744">em</text:span> <text:span text:style-name="T689">seletores</text:span><text:span text:style-name="T690">{}</text:span>, <text:span text:style-name="T800">com suas declarações de</text:span> <text:span text:style-name="T689">propriedade:valor</text:span>.</text:p>
      <text:p text:style-name="P204"><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4"/>
      <text:p text:style-name="P204"/>
      <text:p text:style-name="P204"/>
      <text:p text:style-name="P204"/>
      <text:p text:style-name="P204"/>
      <text:p text:style-name="P204"/>
      <text:p text:style-name="P204"/>
      <text:p text:style-name="P206"><text:span text:style-name="T358">Quando não solicitamos um arquivo específico ao servidor, ele vai entregar o arquivo de índice do site, que se chama</text:span><text:span text:style-name="T359"> index.html. </text:span></text:p>
      <text:p text:style-name="P222"/>
      <text:p text:style-name="P11"><text:span text:style-name="T480">Uma </text:span><text:span text:style-name="T508">tag</text:span><text:span text:style-name="T480"> é um conjunto de palavras entre sinais de colchete angular </text:span><text:span text:style-name="T693">&lt;&gt;</text:span><text:span text:style-name="T496">. </text:span><text:span text:style-name="T488">Elas</text:span><text:span text:style-name="T483"> não podem conter espaços</text:span><text:span text:style-name="T480"> </text:span><text:span text:style-name="T488">e </text:span><text:span text:style-name="T480">maioria possu</text:span><text:span text:style-name="T491">i</text:span><text:span text:style-name="T480"> abertura </text:span><text:span text:style-name="T514">&lt;tag&gt;</text:span><text:span text:style-name="T481"> </text:span><text:span text:style-name="T480">e fechamento </text:span><text:span text:style-name="T513">&lt;</text:span><text:span text:style-name="T694">/</text:span><text:span text:style-name="T514">t</text:span><text:span text:style-name="T513">a</text:span><text:span text:style-name="T514">g&gt;</text:span><text:span text:style-name="T481">. </text:span></text:p>
      <text:p text:style-name="P204"/>
      <text:p text:style-name="P204"><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81">A</text:span><text:span text:style-name="T480">lgumas tags não possuem a necessidade de </text:span><text:span text:style-name="T503">conteúdo interno</text:span><text:span text:style-name="T480"> e por isso não possuem fechamento. </text:span><text:span text:style-name="T491">São</text:span><text:span text:style-name="T480"> </text:span><text:span text:style-name="T491">exemplos </text:span><text:span text:style-name="T480">as tags </text:span><text:span text:style-name="T481">&lt;br&gt;, </text:span><text:span text:style-name="T488">&lt;meta&gt;</text:span><text:span text:style-name="T481"> e &lt;img&gt;</text:span><text:span text:style-name="T480">.</text:span></text:p>
      <text:p text:style-name="P204"/>
      <text:p text:style-name="P3"><text:span text:style-name="T483">A</text:span><text:span text:style-name="T480">s </text:span><text:span text:style-name="T508">CSS</text:span><text:span text:style-name="T488"> – </text:span><text:span text:style-name="T496">Cascading Style Sheets</text:span><text:span text:style-name="T480"> (Folhas de Estilo em Cascata) - são usadas para configurar um </text:span><text:span text:style-name="T503">resultado visual</text:span><text:span text:style-name="T480"> dos elementos HTML, </text:span><text:span text:style-name="T484">e</text:span><text:span text:style-name="T481">ssas</text:span><text:span text:style-name="T480"> configurações são realizadas através dos seletores:</text:span></text:p>
      <text:p text:style-name="P204"/>
      <text:p text:style-name="P204"><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4"/>
      <text:p text:style-name="P204"/>
      <text:p text:style-name="P204"/>
      <text:p text:style-name="P204"/>
      <text:p text:style-name="P204"/>
      <text:p text:style-name="P204"/>
      <text:p text:style-name="P204"/>
      <text:p text:style-name="P204"/>
      <text:p text:style-name="P208"><text:span text:style-name="T519">CSS tem </text:span><text:span text:style-name="T461">seletores</text:span><text:span text:style-name="T519">, e dentro de seletores têm </text:span><text:span text:style-name="T461">declarações</text:span><text:span text:style-name="T519">, e cada declaração é composta por um par de </text:span><text:span text:style-name="T461">propriedade </text:span><text:span text:style-name="T526">:</text:span><text:span text:style-name="T522"> </text:span><text:span text:style-name="T461">valor</text:span><text:span text:style-name="T519"> (</text:span>separados por <text:span text:style-name="T531">[:]</text:span><text:span text:style-name="T520">)</text:span></text:p>
      <text:p text:style-name="P205"/>
      <text:p text:style-name="P207">Agrupamos todas as declarações CSS de um mesmo elemento dentro de um <text:span text:style-name="T518">seletor. A</text:span>s chaves delimitam <text:span text:style-name="T519">as</text:span> declarações relativas ao seletor<text:span text:style-name="T811"> {}</text:span>. </text:p>
      <text:p text:style-name="P204"/>
      <text:p text:style-name="P3"><text:span text:style-name="T483">Toda declaração CSS deve terminar com</text:span><text:span text:style-name="T480"> ponto e vírgula </text:span><text:span text:style-name="T482">(</text:span><text:span text:style-name="T532">;</text:span><text:span text:style-name="T482">)</text:span><text:span text:style-name="T480">.</text:span></text:p>
      <text:p text:style-name="P209"/>
      <text:p text:style-name="P213"><text:span text:style-name="T537"><text:tab/></text:span><text:span text:style-name="T543">&lt;head&gt;</text:span> <text:span text:style-name="T557">tag que marca</text:span> a área de configurações</text:p>
      <text:p text:style-name="P213"><text:span text:style-name="T537"><text:tab/></text:span><text:span text:style-name="T543">&lt;body&gt;</text:span> <text:span text:style-name="T557">tag que marca</text:span> a área de conteúdo</text:p>
      <text:p text:style-name="P209"/>
      <text:p text:style-name="P4"><text:span text:style-name="T486">O</text:span><text:span text:style-name="T482"> VSCode tem um </text:span><text:span text:style-name="T497">atalho</text:span><text:span text:style-name="T482"> simples para criar o código base </text:span><text:span text:style-name="T486">de um arquivo HTML:</text:span><text:span text:style-name="T482"> </text:span><text:span text:style-name="T491">digite </text:span><text:span text:style-name="T497">! + Enter </text:span><text:span text:style-name="T491">na primeira linha</text:span></text:p>
      <text:p text:style-name="P211"/>
      <text:p text:style-name="P211"><text:span text:style-name="T464"><text:tab/></text:span><text:span text:style-name="T745">E</text:span>strutura básica de um documento <text:span text:style-name="T745">HTML:</text:span></text:p>
      <text:p text:style-name="P212"><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2"><text:soft-page-break/></text:p>
      <text:p text:style-name="P200">Aula <text:span text:style-name="T557">03 – Primeiras tags</text:span></text:p>
      <text:p text:style-name="P210"/>
      <text:p text:style-name="P247"><text:span text:style-name="T485"><text:tab/>Ao </text:span><text:span text:style-name="T510">criar arquivos </text:span><text:span text:style-name="T511">HTML</text:span><text:span text:style-name="T485">, </text:span><text:span text:style-name="T494">nomei-os</text:span><text:span text:style-name="T509"> </text:span><text:span text:style-name="T502">apenas </text:span><text:span text:style-name="T506">com</text:span><text:span text:style-name="T502"> letras minúsculas, </text:span><text:span text:style-name="T505">sem</text:span><text:span text:style-name="T502"> acentos e </text:span><text:span text:style-name="T505">sem</text:span><text:span text:style-name="T502"> colocar espaços</text:span><text:span text:style-name="T509">.</text:span></text:p>
      <text:p text:style-name="P210"/>
      <text:p text:style-name="P5"><text:span text:style-name="T555">&lt;br&gt;</text:span><text:span text:style-name="T492"> break row: </text:span><text:span text:style-name="T489">tag que </text:span><text:span text:style-name="T492">quebra a linha</text:span></text:p>
      <text:p text:style-name="P5"><text:span text:style-name="T556">&lt;hr&gt;</text:span><text:span text:style-name="T539"> </text:span><text:span text:style-name="T486">horizontal row: tag </text:span><text:span text:style-name="T493">equivalente à &lt;br&gt; porém adiciona uma </text:span><text:span text:style-name="T504">linha horizontal</text:span></text:p>
      <text:p text:style-name="P5"><text:span text:style-name="T556">&lt;p&gt;</text:span><text:span text:style-name="T486"> paragraph: tag para </text:span><text:span text:style-name="T479">criar um parágrafo </text:span></text:p>
      <text:p text:style-name="P249"><text:span text:style-name="T554">&lt;h1&gt;</text:span><text:span text:style-name="T479"> head</text:span><text:span text:style-name="T487">ing</text:span><text:span text:style-name="T479">: tag </text:span><text:span text:style-name="T487">que indica um título</text:span><text:span text:style-name="T479"> </text:span></text:p>
      <text:p text:style-name="P249"><text:span text:style-name="T554">&lt;title&gt;</text:span><text:span text:style-name="T479"> fica dentro </text:span><text:span text:style-name="T489">da</text:span><text:span text:style-name="T479"> tag &lt;head&gt;: nomeia o título da aba do navegador</text:span></text:p>
      <text:p text:style-name="P215"/>
      <text:p text:style-name="P218"/>
      <text:p text:style-name="P218"/>
      <text:p text:style-name="P218"/>
      <text:p text:style-name="P218"/>
      <text:p text:style-name="P218"/>
      <text:p text:style-name="P196">Aula <text:span text:style-name="T557">04 – Instalando um editor de código</text:span></text:p>
      <text:p text:style-name="P196"/>
      <text:p text:style-name="P219"><text:tab/>Instalando o VSCode, <text:span text:style-name="T769">software open source</text:span> da Microsoft.</text:p>
      <text:p text:style-name="P39"/>
      <text:p text:style-name="P38"><text:tab/><text:span text:style-name="T467">A</text:span><text:span text:style-name="T458">talho</text:span> muito importante é o <text:span text:style-name="T458">Wrap with abbreviator</text:span> <text:span text:style-name="T689">Control</text:span> + <text:span text:style-name="T689">Shift</text:span> + <text:span text:style-name="T689">P<text:line-break/></text:span>Com ele, você <text:span text:style-name="T575">delimita</text:span><text:span text:style-name="T559"> um trecho selecionado </text:span><text:span text:style-name="T575">com uma tag escolhida</text:span><text:span text:style-name="T803">.</text:span></text:p>
      <text:p text:style-name="P41"><text:tab/><text:span text:style-name="T467">A</text:span><text:span text:style-name="T458">talho</text:span> para corrigir tabulação ou i<text:span text:style-name="T674">n</text:span>dentação: selecione o trecho e aperte <text:span text:style-name="T698">Shift</text:span> + <text:span text:style-name="T698">Tab</text:span> para <text:span text:style-name="T559">mover a seleção para a esquerda</text:span>, ou apenas <text:span text:style-name="T698">Tab</text:span> para mover a seleção para a direita.</text:p>
      <text:p text:style-name="P42"><text:tab/><text:span text:style-name="T468">A</text:span><text:span text:style-name="T463">talho</text:span><text:span text:style-name="T744"> para fazer várias edições simultâneas, crie </text:span><text:span text:style-name="T569">vários cursores</text:span><text:span text:style-name="T744"> através da tecla </text:span><text:span text:style-name="T698">ALT</text:span><text:span text:style-name="T744">.</text:span></text:p>
      <text:p text:style-name="P42"/>
      <text:p text:style-name="P42"/>
      <text:p text:style-name="P202">Aula 05 - Entities</text:p>
      <text:p text:style-name="P216"/>
      <text:p text:style-name="P214"><text:span text:style-name="T358"><text:tab/>O mecanismo que permite representar caracteres </text:span><text:span text:style-name="T365">especiais</text:span><text:span text:style-name="T358"> no HTML é chamado de HTML</text:span><text:span text:style-name="T359"> </text:span><text:span text:style-name="T360">E</text:span><text:span text:style-name="T359">ntities</text:span><text:span text:style-name="T358">. Uma entity é representada por um símbolo </text:span><text:span text:style-name="T359">&amp; </text:span><text:span text:style-name="T358">seguido de um identificador e finalizado com um ponto-e</text:span><text:span text:style-name="T366">-</text:span><text:span text:style-name="T358">vírgula. </text:span><text:span text:style-name="T366">Enquanto os angle brack</text:span><text:span text:style-name="T368">e</text:span><text:span text:style-name="T366">ts (</text:span><text:span text:style-name="T437">&lt; &gt;</text:span><text:span text:style-name="T366">) são usados para delimitar tags, o ampersands (&amp;) é usado para identificar uma entitie HTML.</text:span></text:p>
      <text:p text:style-name="P18"/>
      <text:p text:style-name="P304"><text:span text:style-name="T251">&lt;<text:tab/></text:span><text:span text:style-name="T16">less than:</text:span><text:span text:style-name="T249"> </text:span><text:span text:style-name="T16">menor que<text:tab/><text:tab/></text:span><text:span text:style-name="T251">&amp;lt; </text:span></text:p>
      <text:p text:style-name="P304"><text:span text:style-name="T251">&gt;<text:tab/></text:span><text:span text:style-name="T16">greater than:</text:span><text:span text:style-name="T249"> </text:span><text:span text:style-name="T16"><text:s/>maior que<text:tab/></text:span><text:span text:style-name="T251">&amp;gt;</text:span><text:span text:style-name="T249">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71">https://www.toptal.com/designers/htmlarrows/</text:span></text:a></text:p>
      <text:p text:style-name="P6"><text:a xlink:type="simple" xlink:href="https://www.w3schools.com/charsets/ref_utf_symbols.asp" text:style-name="Internet_20_link" text:visited-style-name="Visited_20_Internet_20_Link"><text:span text:style-name="T371">https://www.w3schools.com/charsets/ref_utf_symbols.asp</text:span></text:a></text:p>
      <text:p text:style-name="P181"/>
      <text:p text:style-name="P181"/>
      <text:p text:style-name="P9"><text:span text:style-name="T33"><text:tab/>Site para</text:span><text:span text:style-name="T22"> </text:span><text:span text:style-name="T419">emojis</text:span><text:span text:style-name="T22">: </text:span><text:a xlink:type="simple" xlink:href="http://emojipedia.org/" text:style-name="Internet_20_link" text:visited-style-name="Visited_20_Internet_20_Link"><text:span text:style-name="T370">emojipedia.org</text:span></text:a></text:p>
      <text:p text:style-name="P9"><text:span text:style-name="T33">No VSCode, digite</text:span><text:span text:style-name="T250"> </text:span><text:span text:style-name="T306">&amp;#x</text:span><text:span text:style-name="T33"> + código_do_emoji, por exemplo: </text:span><text:span text:style-name="T307">&amp;#x</text:span><text:span text:style-name="T282">1F913</text:span><text:span text:style-name="T307">;</text:span></text:p>
      <text:p text:style-name="P43"/>
      <text:p text:style-name="P24"/>
      <text:p text:style-name="P310"><text:span text:style-name="T16">Para fazer </text:span><text:span text:style-name="T417">comentários</text:span><text:span text:style-name="T16"> escreva:<text:tab/></text:span><text:span text:style-name="T303">&lt;!-- </text:span><text:span text:style-name="T418">este é um comentário</text:span><text:span text:style-name="T310"> </text:span><text:span text:style-name="T303">--&gt;</text:span></text:p>
      <text:p text:style-name="P199"><text:span text:style-name="T358">Aula </text:span><text:span text:style-name="T362">0</text:span><text:span text:style-name="T364">6 – </text:span><text:span text:style-name="T365">Imagens</text:span></text:p>
      <text:p text:style-name="P162"/>
      <text:p text:style-name="P25"><text:tab/>Não é porque o conteúdo está na internet que o seu uso é livre!</text:p>
      <text:p text:style-name="P25"><text:span text:style-name="T744">Um</text:span> conteúdo publicado na web é <text:span text:style-name="T559">diferente</text:span> de domínio público.</text:p>
      <text:p text:style-name="P26"><text:tab/>Não podemos usar nenhuma mídia sem a prévia autorização do seu criador, <text:span text:style-name="T744">então tenha cuidado </text:span>a<text:span text:style-name="T558">o</text:span> criar sites profissionalmente para empresas usando imagens e conteúdos que você não <text:span text:style-name="T579">tem autorização.</text:span></text:p>
      <text:p text:style-name="P22"><text:tab/>Dica: no buscador do Google, configure a pesquisa para <text:span text:style-name="T458">Creative Commons.</text:span></text:p>
      <text:p text:style-name="P44"/>
      <text:p text:style-name="P27">Banco de imagens gratuitos: Pixabay, RGBStock, <text:span text:style-name="T458">Pexels</text:span></text:p>
      <text:p text:style-name="P25"/>
      <text:p text:style-name="P26"><text:tab/><text:span text:style-name="T458">JPEG</text:span> <text:span text:style-name="T801">é um </text:span>algoritmo de compactação usado para gerar imagens fotográficas com um <text:span text:style-name="T697">tamanho</text:span> extremamente <text:span text:style-name="T559">reduzido</text:span>. </text:p>
      <text:p text:style-name="P25"/>
      <text:p text:style-name="P25"><text:tab/>A principal característica do <text:span text:style-name="T458">PNG</text:span><text:span text:style-name="T462"> <text:s/></text:span><text:span text:style-name="T801">(</text:span>e que o diferencia do JPEG<text:span text:style-name="T801">) </text:span>é a capacidade de configurar a <text:span text:style-name="T559">opacidade</text:span> de cada pixel, deix<text:span text:style-name="T801">ando</text:span> <text:span text:style-name="T697">transparente</text:span>. </text:p>
      <text:p text:style-name="P25"/>
      <text:p text:style-name="P25"><text:tab/>De forma resumida, na hora de escolher o formato de imagem para <text:span text:style-name="T802">um </text:span>site, opte sempre pelo formato JPEG com uma <text:span text:style-name="T559">compactação</text:span> entre 30% e 50%. O formato PNG só deverá ser usado quando precisarmos de <text:span text:style-name="T586">transparência</text:span> na foto. </text:p>
      <text:p text:style-name="P25"/>
      <text:p text:style-name="P22">Tamanho é dinheiro: quanto maior o <text:span text:style-name="T578">tráfego</text:span> de dados, maior<text:span text:style-name="T578">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11"><text:span text:style-name="T304">&lt;</text:span><text:span text:style-name="T303">img src</text:span><text:span text:style-name="T305">=</text:span><text:span text:style-name="T303">”</text:span><text:span text:style-name="T281">ipsum lorem</text:span><text:span text:style-name="T303">” alt</text:span><text:span text:style-name="T305">=</text:span><text:span text:style-name="T303">”</text:span><text:span text:style-name="T281">ipsum lorem</text:span><text:span text:style-name="T303">”&gt;</text:span><text:span text:style-name="T24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58">atalho</text:span> muito prático para inserir o arquivo: tecla <text:span text:style-name="T811">CONTROL</text:span> + <text:span text:style-name="T811">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8"><text:span text:style-name="T495"><text:tab/></text:span><text:span text:style-name="T507">Favicon</text:span><text:span text:style-name="T479"> é o </text:span><text:span text:style-name="T502">logotipo</text:span><text:span text:style-name="T479"> que fica ao lado esquerdo do título de uma aba no navegador, ele é um elemento de </text:span><text:span text:style-name="T512">branding</text:span><text:span text:style-name="T479"> e design para um site.</text:span></text:p>
      <text:list text:style-name="L5">
        <text:list-item>
          <text:p text:style-name="P336"><text:span text:style-name="T490">É aconselhável que seu formato seja do tipo </text:span><text:span text:style-name="T695">ICO</text:span><text:span text:style-name="T490"> pois, embora o formato </text:span><text:span text:style-name="T695">SVG</text:span><text:span text:style-name="T490"> seja </text:span><text:span text:style-name="T479">a melhor das opções, </text:span><text:span text:style-name="T490">infelizmente nem todo navegador é compatível com esse formato e acaba causando algumas inconsistências na exibição em outras plataformas. </text:span></text:p>
        </text:list-item>
      </text:list>
      <text:list text:style-name="L6">
        <text:list-item>
          <text:p text:style-name="P337"><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37"><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804">favicon.cc</text:span></text:a></text:p>
        </text:list-item>
        <text:list-item>
          <text:p text:style-name="P337"><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1"><text:span text:style-name="T301">&lt;link rel=</text:span><text:span text:style-name="T302">"</text:span><text:span text:style-name="T438">shortcut icon</text:span><text:span text:style-name="T302">" href="</text:span><text:span text:style-name="T280">favicon.ico</text:span><text:span text:style-name="T302">" type="</text:span><text:span text:style-name="T438">image/x-icon</text:span><text:span text:style-name="T302">"&gt;</text:span><text:span text:style-name="T285"> </text:span><text:span text:style-name="T367">tag para importar um favicon. Para isso, </text:span><text:span text:style-name="T358">digit</text:span><text:span text:style-name="T367">e</text:span><text:span text:style-name="T358"> </text:span><text:span text:style-name="T359">link</text:span><text:span text:style-name="T358"> dentro da &lt;head&gt;, acima da tag &lt;title&gt; e escolha a opção “</text:span><text:span text:style-name="T361">link:favicon</text:span><text:span text:style-name="T363">”, </text:span><text:span text:style-name="T367">assim </text:span><text:span text:style-name="T363">o editor VSCode criará automaticamente a tag. No parâmetro “</text:span><text:span text:style-name="T361">href</text:span><text:span text:style-name="T363">”: digite </text:span><text:span text:style-name="T436">CONTROL</text:span><text:span text:style-name="T435"> </text:span><text:span text:style-name="T363">+</text:span><text:span text:style-name="T435"> </text:span><text:span text:style-name="T436">ESPAÇO</text:span><text:span text:style-name="T363"> e escolha o favicon (que deve estar dentro do root - pasta principal </text:span><text:span text:style-name="T369">- </text:span><text:span text:style-name="T365">do projeto</text:span><text:span text:style-name="T363">)</text:span></text:p>
      <text:p text:style-name="P29"/>
      <text:p text:style-name="P29"/>
      <text:p text:style-name="P29"/>
      <text:p text:style-name="P197"><text:span text:style-name="T363">Aula </text:span><text:span text:style-name="T362">0</text:span><text:span text:style-name="T364">7 – </text:span><text:span text:style-name="T365">Hierarquia de textos</text:span></text:p>
      <text:p text:style-name="P163"/>
      <text:p text:style-name="P30"><text:span text:style-name="T458"><text:tab/></text:span><text:span text:style-name="T747">Lorem Ipsum</text:span><text:span text:style-name="T458"> </text:span>é um texto que serve como modelo para simular conteúdo.</text:p>
      <text:p text:style-name="P30"><text:span text:style-name="T467">Atalho</text:span><text:span text:style-name="T803">: para gerar esse texto automaticamente</text:span> <text:span text:style-name="T769">no VSCode </text:span>digite, <text:span text:style-name="T581">d</text:span>entro de um parágrafo recém-criado, apenas a palavra <text:span text:style-name="T696">lorem</text:span> e pressione <text:span text:style-name="T797">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48">&lt;h1&gt;</text:span><text:span text:style-name="T14"> … </text:span><text:span text:style-name="T24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5">Aula 08 – <text:span text:style-name="T744">Tags semânticas</text:span></text:p>
      <text:p text:style-name="P164"/>
      <text:p text:style-name="P36"><text:tab/>O HTML 5 tornou-se mais <text:span text:style-name="T747">semântico</text:span>, se importando mais com o <text:span text:style-name="T559">significado das palavras</text:span> do que com a forma.</text:p>
      <text:p text:style-name="P35"/>
      <text:p text:style-name="P37"><text:tab/>As tags ficam obsoletas com o passar do tempo. No VSCode, tags <text:span text:style-name="T744">obsoletas </text:span>ficam em vermelho como forma de aviso.</text:p>
      <text:p text:style-name="P40"/>
      <text:p text:style-name="P35">Tags semânticas:</text:p>
      <text:p text:style-name="P35"/>
      <text:p text:style-name="P35"><text:span text:style-name="T543">&lt;strong&gt;</text:span> <text:span text:style-name="T472">negrito</text:span></text:p>
      <text:p text:style-name="P35"><text:span text:style-name="T543">&lt;em&gt;</text:span> emphasis: <text:span text:style-name="T583">itálico</text:span></text:p>
      <text:p text:style-name="P35"><text:span text:style-name="T543">&lt;mark&gt;</text:span> <text:span text:style-name="T587">delimita</text:span> um texto (assim como uma caneta marca-texto)</text:p>
      <text:p text:style-name="P35"><text:span text:style-name="T543">&lt;del&gt;</text:span> delete: deixa o texto <text:span text:style-name="T582">tachado</text:span></text:p>
      <text:p text:style-name="P87"><text:span text:style-name="T543">&lt;ins&gt;</text:span> insert: <text:span text:style-name="T559">sublinha</text:span> o texto; o texto inserido é o op<text:span text:style-name="T744">o</text:span>sto do texto deletado<text:span text:style-name="T829">(tachado)</text:span></text:p>
      <text:p text:style-name="P87"><text:span text:style-name="T543">&lt;sup&gt;</text:span> sobrescrito (x<text:span text:style-name="T593">²</text:span><text:span text:style-name="T588">)</text:span></text:p>
      <text:p text:style-name="P87"><text:span text:style-name="T543">&lt;sub&gt;</text:span><text:span text:style-name="T588"> subscrito (H</text:span><text:span text:style-name="T580">2</text:span><text:span text:style-name="T588">O)</text:span></text:p>
      <text:p text:style-name="P88"><text:span text:style-name="T543">&lt;code&gt;</text:span><text:span text:style-name="T588"> ideal para inserir um código-fonte pois ativa </text:span><text:span text:style-name="T592">a fonte</text:span><text:span text:style-name="T588"> </text:span><text:span text:style-name="T798">monospace</text:span><text:span text:style-name="T589">, </text:span><text:span text:style-name="T590">tornando mais fácil a leitura do código-fonte. Essa tag não </text:span><text:span text:style-name="T591">o</text:span><text:span text:style-name="T590">rganiza o código com identação, para solucionar isso utilize a tag </text:span><text:span text:style-name="T799">&lt;pre&gt;</text:span></text:p>
      <text:p text:style-name="P103"><text:span text:style-name="T552">&lt;pre&gt;</text:span><text:span text:style-name="T594"> mantém o texto pré-formatado, então passa a obedecer quebras de linha, espaços e tabulações</text:span></text:p>
      <text:p text:style-name="P104"><text:span text:style-name="T552">&lt;q&gt;</text:span><text:span text:style-name="T594"> quote: usada para fazer </text:span><text:span text:style-name="T595">uma</text:span><text:span text:style-name="T594"> citação </text:span><text:span text:style-name="T595">simples </text:span><text:span text:style-name="T594">em meio a uma frase, colocando as aspas automaticamente, mas sem deslocamento</text:span></text:p>
      <text:p text:style-name="P104"><text:span text:style-name="T552">&lt;blockquote </text:span><text:span text:style-name="T699">cite</text:span><text:span text:style-name="T553">=”</text:span><text:span text:style-name="T621">link.com</text:span><text:span text:style-name="T553">“</text:span><text:span text:style-name="T552">&gt; </text:span><text:span text:style-name="T553">&lt;/blockquote&gt;</text:span><text:span text:style-name="T812"> </text:span><text:span text:style-name="T594">usada para fazer citações </text:span><text:span text:style-name="T595">completas</text:span><text:span text:style-name="T594"> (em bloco), tendo um parágrafo só para si, então o texto ganha um recuo automaticamente. O parâmetro </text:span><text:span text:style-name="T692">cite</text:span><text:span text:style-name="T594"> serve para adicionar um link para o texto original.</text:span></text:p>
      <text:p text:style-name="P104"><text:span text:style-name="T543">&lt;abbr </text:span><text:span text:style-name="T544">title=”</text:span><text:span text:style-name="T626">ipsum lorem</text:span><text:span text:style-name="T544">”</text:span><text:span text:style-name="T543">&gt; </text:span><text:span text:style-name="T544">&lt;/abb</text:span><text:span text:style-name="T545">r</text:span><text:span text:style-name="T544">&gt;</text:span><text:span text:style-name="T538"> </text:span>abbreviation: usada sempre que quiser criar uma sigla, mostrar o seu significado ao usuário e <text:span text:style-name="T806">aos</text:span> mecanismos de busca o seu significado.</text:p>
      <text:p text:style-name="P105"><text:span text:style-name="T543">&lt;adress&gt;</text:span> esse elemento serve para inserir informações de contato, desde um simples e-mail até um endereço completo de um local físico</text:p>
      <text:p text:style-name="P105"/>
      <text:p text:style-name="P105">O <text:span text:style-name="T564">index.</text:span><text:span text:style-name="T566">html</text:span> é a <text:span text:style-name="T559">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806">á-lo</text:span> para o visitante.</text:p>
      <text:p text:style-name="P166">Aula 0<text:span text:style-name="T609">9 - Listas</text:span></text:p>
      <text:p text:style-name="P168"/>
      <text:p text:style-name="P106"><text:span text:style-name="T565">L</text:span><text:span text:style-name="T564">istas</text:span> são muito úteis, elas simplificam e sintetizam o conteúdo a ser passado e faz a demarcação de cada item para facilitar a visualização. </text:p>
      <text:p text:style-name="P108"/>
      <text:p text:style-name="P107"><text:span text:style-name="T543">&lt;ol </text:span><text:span text:style-name="T698">type</text:span><text:span text:style-name="T546">=”</text:span><text:span text:style-name="T623">a</text:span><text:span text:style-name="T546">” </text:span><text:span text:style-name="T698">start</text:span><text:span text:style-name="T546">=”</text:span><text:span text:style-name="T623">5</text:span><text:span text:style-name="T546">”</text:span><text:span text:style-name="T543">&gt; </text:span><text:span text:style-name="T546">&lt;/ol&gt;</text:span> ordered list: delimita uma <text:span text:style-name="T564">lista ordenada</text:span>. Possui um parâmetro <text:span text:style-name="T689">type</text:span>, onde <text:span text:style-name="T608">personalizamos</text:span> o tipo de marcador da lista atual. As opções de valores para esse parâmetro são:</text:p>
      <text:p text:style-name="P106">‣ <text:span text:style-name="T680">1</text:span> - Valor padrão. Cria listas numeradas. Ex: 1, 2, 3 … </text:p>
      <text:p text:style-name="P106">‣ <text:span text:style-name="T680">A</text:span> - Cria listas alfabéticas em maiúsculas. Ex: A, B, C… </text:p>
      <text:p text:style-name="P106">‣ <text:span text:style-name="T680">a</text:span> - Cria listas alfabéticas em minúsculas. Ex: a, b, c … </text:p>
      <text:p text:style-name="P106">‣ <text:span text:style-name="T680">I</text:span> - Cria listas com algarismos romanos em maiúsculas.</text:p>
      <text:p text:style-name="P106">‣ <text:span text:style-name="T680">i</text:span> - Cria listas com algarismos romanos em minúsculas.</text:p>
      <text:p text:style-name="P107"><text:tab/>Você também pode indicar o início da contagem usando o parâmetro <text:span text:style-name="T689">start</text:span>, <text:span text:style-name="T675">mas tenha atenção pois ele é um parâmetro numérico!</text:span></text:p>
      <text:p text:style-name="P106"/>
      <text:p text:style-name="P108"><text:span text:style-name="T543">&lt;li&gt;</text:span> list item: identifica cada <text:span text:style-name="T564">item da lista</text:span> (seu fechamento <text:span text:style-name="T744">é </text:span>opcional)</text:p>
      <text:p text:style-name="P108"><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9"><text:span text:style-name="T537">&lt;ul&gt;</text:span> unordered list: <text:span text:style-name="T564">listas com marcadores</text:span>, são aquelas onde a ordem dos itens não influenciará no significado da lista.</text:p>
      <text:p text:style-name="P109"><text:tab/>O marcador padrão é a bolinha preta totalmente preenchida (<text:span text:style-name="T676">disc</text:span>), mas existe a opção de configurar a propriedade <text:span text:style-name="T691">type</text:span> da tag com os <text:span text:style-name="T869">3 </text:span>seguintes valores: </text:p>
      <text:p text:style-name="P109">‣ <text:span text:style-name="T691">disc</text:span> - padrão. Uma bola preta totalmente pintada </text:p>
      <text:p text:style-name="P109">‣ <text:span text:style-name="T691">circle</text:span> - Uma bola com uma borda preta e sem preenchimento </text:p>
      <text:p text:style-name="P109">‣ <text:span text:style-name="T691">square</text:span> - Um pequeno quadrado preto <text:span text:style-name="T744">pintado</text:span> </text:p>
      <text:p text:style-name="P226"><text:span text:style-name="T382"><text:tab/></text:span><text:span text:style-name="T383">Também é possível</text:span><text:span text:style-name="T382"> personalizar o símbolo de cada elemento </text:span><text:span text:style-name="T385">via CSS</text:span><text:span text:style-name="T382">, usando a propriedade: </text:span><text:span text:style-name="T651">list-style-type</text:span><text:span text:style-name="T722">: </text:span><text:span text:style-name="T662">'</text:span><text:span text:style-name="T734">\2714\00A0\00A0</text:span><text:span text:style-name="T662">'</text:span><text:span text:style-name="T722"> </text:span><text:span text:style-name="T714">/*O '00A0' coloca um espaçamento, código do markcheck encontrado no emotepedia*/</text:span><text:span text:style-name="T722">;</text:span></text:p>
      <text:p text:style-name="P133"/>
      <text:p text:style-name="P133">É possível <text:span text:style-name="T559">aninhar</text:span> listas ou até mesmo misturar, juntando </text:p>
      <text:p text:style-name="P132">listas &lt;ol&gt; com &lt;ul&gt;, <text:span text:style-name="T744">uma prática muito utilizada na criação de menus.</text:span></text:p>
      <text:p text:style-name="P134"/>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10"/>
      <text:p text:style-name="P305"><text:span text:style-name="T291">&lt;</text:span><text:span text:style-name="T290">dl&gt;</text:span><text:span text:style-name="T286"> </text:span><text:span text:style-name="T72">definition list: delimita a lista de definição</text:span></text:p>
      <text:p text:style-name="P305"><text:span text:style-name="T290">&lt;dt&gt;</text:span><text:span text:style-name="T286"> </text:span><text:span text:style-name="T72">definition term: termo</text:span></text:p>
      <text:p text:style-name="P305"><text:span text:style-name="T290">&lt;dd&gt;</text:span><text:span text:style-name="T231"> </text:span><text:span text:style-name="T72">definition description: definição do termo</text:span></text:p>
      <text:p text:style-name="P139"><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7"><text:span text:style-name="T610">Aula </text:span><text:span text:style-name="T611">10 - </text:span><text:span text:style-name="T612">Links</text:span></text:p>
      <text:p text:style-name="P169"/>
      <text:p text:style-name="P8"><text:span text:style-name="T292">&lt;a href=”</text:span><text:span text:style-name="T277">https://google.com</text:span><text:span text:style-name="T292">”&gt;</text:span><text:span text:style-name="T74"> </text:span><text:span text:style-name="T75">ancor hypertext reference:</text:span><text:span text:style-name="T74"> cria link</text:span><text:span text:style-name="T80">s</text:span></text:p>
      <text:p text:style-name="P111"/>
      <text:p text:style-name="P111">O <text:span text:style-name="T619">atributo</text:span> <text:span text:style-name="T691">hreflang</text:span> indica o idioma principal do site: </text:p>
      <text:p text:style-name="P152">&lt;a href=”https://google.com” <text:span text:style-name="T681">hreflang</text:span>=”en”&gt;</text:p>
      <text:p text:style-name="P137"/>
      <text:p text:style-name="P113"><text:span text:style-name="T533">Link interno</text:span> faz <text:span text:style-name="T744">ligação</text:span> com outra página do <text:span text:style-name="T744">mesmo</text:span> site, que está dentro do mesmo servidor.</text:p>
      <text:p text:style-name="P112"><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2"/>
      <text:p text:style-name="P112"/>
      <text:p text:style-name="P112"/>
      <text:p text:style-name="P112">Note que não é necessário indicar a URL completa nesses casos. </text:p>
      <text:p text:style-name="P118"/>
      <text:p text:style-name="P135"><text:span text:style-name="T677">No</text:span> <text:span text:style-name="T619">atributo</text:span> <text:span text:style-name="T691">target</text:span><text:span text:style-name="T619">, o parâmetro </text:span><text:span text:style-name="T698">”</text:span><text:span text:style-name="T624">_blank</text:span><text:span text:style-name="T698">”</text:span><text:span text:style-name="T680"> </text:span><text:span text:style-name="T559">abre o link em uma nova </text:span><text:span text:style-name="T568">aba</text:span>, assim não fecha a guia atual <text:span text:style-name="T619">(atenção para o underline), já o parâmetro </text:span><text:span text:style-name="T698">”</text:span><text:span text:style-name="T624">_self</text:span><text:span text:style-name="T698">”</text:span><text:span text:style-name="T810"> </text:span><text:s/><text:span text:style-name="T572">s</text:span><text:span text:style-name="T559">obrepõe a </text:span><text:span text:style-name="T568">página</text:span><text:span text:style-name="T559"> atual</text:span> quando clicado. <text:span text:style-name="T677">Esse parâmetro self </text:span>já vem configurado como padrão ao criarmos um hiperlink. <text:span text:style-name="T744">Cuidado para não esquecer o underline!</text:span></text:p>
      <text:p text:style-name="P10"><text:span text:style-name="T76"><text:tab/>O atributo </text:span><text:span text:style-name="T332">rel</text:span><text:span text:style-name="T76">: </text:span></text:p>
      <text:p text:style-name="P136">‣<text:span text:style-name="T622">next</text:span> indica que o link <text:span text:style-name="T744">aponta</text:span> para a <text:span text:style-name="T559">próxima</text:span> parte do documento atual </text:p>
      <text:p text:style-name="P136">‣<text:span text:style-name="T622">prev</text:span> indica que o link <text:span text:style-name="T744">aponta</text:span> para a parte <text:span text:style-name="T559">anterior</text:span> do documento atual </text:p>
      <text:p text:style-name="P136">‣<text:span text:style-name="T622">author</text:span> indica que é <text:span text:style-name="T744">o</text:span> link <text:span text:style-name="T744">aponta para</text:span> o <text:span text:style-name="T559">site do autor</text:span> do artigo atual </text:p>
      <text:p text:style-name="P136"><text:soft-page-break/>‣<text:span text:style-name="T622">external</text:span> indica que é um link <text:span text:style-name="T744">de</text:span> <text:span text:style-name="T559">outro site</text:span>, não faz<text:span text:style-name="T744">endo</text:span> parte do site <text:span text:style-name="T744">atual</text:span></text:p>
      <text:p text:style-name="P119"><text:span text:style-name="T619">‣</text:span><text:span text:style-name="T625">nofollow</text:span><text:span text:style-name="T619"> indica que é um link para um site que </text:span><text:span text:style-name="T573">não tem o seu aval</text:span><text:span text:style-name="T619">, como exemplo, um link patrocinado, instruindo os mecanismos de pesquisa a </text:span><text:span text:style-name="T574">não</text:span><text:span text:style-name="T619"> contar esse hyperlink como ponto de relevância no PageRank do seu site ou blog.</text:span></text:p>
      <text:p text:style-name="P117"/>
      <text:p text:style-name="P120">Note que o fechamento da tag <text:span text:style-name="T632">&lt;/</text:span><text:span text:style-name="T640">a</text:span><text:span text:style-name="T632">&gt;</text:span> vem depois do <text:span text:style-name="T826">texto-nome</text:span> do link, exemplo:</text:p>
      <text:p text:style-name="P174">acesse o meu <text:span text:style-name="T627">&lt;</text:span><text:span text:style-name="T635">a</text:span> <text:span text:style-name="T643">href</text:span>=<text:span text:style-name="T657">"https://www.youtube.com/watch?v=naFQrPhD09I"</text:span> </text:p>
      <text:p text:style-name="P178"><text:span text:style-name="T644">target</text:span><text:span text:style-name="T671">=</text:span><text:span text:style-name="T658">"_self"</text:span><text:span text:style-name="T671"> </text:span><text:span text:style-name="T644">rel</text:span><text:span text:style-name="T671">=</text:span><text:span text:style-name="T658">"external"</text:span><text:span text:style-name="T628">&gt;</text:span><text:span text:style-name="T825">canal no youtube</text:span><text:span text:style-name="T628">&lt;/</text:span><text:span text:style-name="T636">a</text:span><text:span text:style-name="T628">&gt;</text:span></text:p>
      <text:p text:style-name="P182"/>
      <text:p text:style-name="P116">Quando criar <text:span text:style-name="T534">L</text:span><text:span text:style-name="T533">inks externos</text:span>, ou seja, que não pertençam ao seu site, é recomend<text:span text:style-name="T807">ável</text:span> utilizar os atributos <text:span text:style-name="T458">target=”_blank”</text:span> e <text:span text:style-name="T458">rel=”external”</text:span></text:p>
      <text:p text:style-name="P115"><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5">Nestes casos, devemos indicar a URL <text:span text:style-name="T559">completa</text:span>, <text:span text:style-name="T785">pois t</text:span><text:span text:style-name="T477">odo link externo precisa </text:span><text:span text:style-name="T478">começar</text:span><text:span text:style-name="T477"> com </text:span>o protocolo <text:span text:style-name="T458">http://</text:span> ou <text:span text:style-name="T458">http</text:span><text:span text:style-name="T770">s</text:span><text:span text:style-name="T458">://</text:span> <text:span text:style-name="T786">mais </text:span>o caminho que leve <text:span text:style-name="T670">a</text:span> uma página específica, se for necessário. </text:p>
      <text:p text:style-name="P121"/>
      <text:p text:style-name="P124"><text:span text:style-name="T747"><text:tab/></text:span><text:span text:style-name="T533">Link para download</text:span>: <text:span text:style-name="T744">são</text:span> necessário<text:span text:style-name="T744">s</text:span> <text:span text:style-name="T673">2 atributos: </text:span></text:p>
      <text:list text:style-name="L7">
        <text:list-item>
          <text:p text:style-name="P344">O atributo <text:span text:style-name="T698">download</text:span> indica o nome do arquivo</text:p>
        </text:list-item>
        <text:list-item>
          <text:p text:style-name="P338"><text:span text:style-name="T79">O atributo</text:span><text:span text:style-name="T78"> </text:span><text:span text:style-name="T347">type</text:span><text:span text:style-name="T78"> </text:span><text:span text:style-name="T77">indica a extensão do arquivo</text:span></text:p>
        </text:list-item>
      </text:list>
      <text:p text:style-name="P123"><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58">media types</text:span>.</text:p>
      <text:p text:style-name="P114"/>
      <text:p text:style-name="P122"><text:span text:style-name="T747"><text:tab/></text:span><text:span text:style-name="T564">Servidores Web</text:span><text:span text:style-name="T559"> </text:span>são computadores que armazenam páginas, arquivos HTML. Seu sistema operacional <text:span text:style-name="T807">geralmente </text:span>é o <text:span text:style-name="T458">Linux</text:span>. Para <text:span text:style-name="T672">acessar arquivos de outra pasta,</text:span> <text:span text:style-name="T559">navega</text:span><text:span text:style-name="T569">ndo</text:span><text:span text:style-name="T559"> entre pastas</text:span> de hierarquia superior(anterior) use o <text:span text:style-name="T530">../</text:span><text:span text:style-name="T521"> </text:span>ponto-ponto-barra.</text:p>
      <text:p text:style-name="P171">Aula <text:span text:style-name="T609">11 – Inserindo mídias</text:span></text:p>
      <text:p text:style-name="P170"/>
      <text:p text:style-name="P138"><text:span text:style-name="T678"><text:tab/>Para tornar um site mais </text:span><text:span text:style-name="T570">responsivo</text:span><text:span text:style-name="T754"> </text:span><text:span text:style-name="T755">e</text:span><text:span text:style-name="T678"> que se adapta a vários tamanhos de janela é preciso disponibilizar</text:span> múltiplas imagens para tamanhos de telas diferentes. <text:span text:style-name="T678">Para isso, crie a tag </text:span><text:span text:style-name="T547">&lt;picture&gt;</text:span><text:span text:style-name="T678"> (que permite criar vários </text:span><text:span text:style-name="T547">&lt;source&gt;</text:span><text:span text:style-name="T678">) e dentro dela coloque tamanhos diferentes de imagens:</text:span></text:p>
      <text:p text:style-name="P330"><text:span text:style-name="T631">&lt;</text:span><text:span text:style-name="T639">style</text:span><text:span text:style-name="T631">&gt;<text:tab/><text:tab/><text:tab/><text:tab/><text:tab/><text:tab/><text:tab/><text:tab/><text:tab/><text:tab/><text:tab/><text:tab/><text:tab/></text:span></text:p>
      <text:p text:style-name="P256"><text:span text:style-name="T731">main</text:span> {<text:tab/><text:tab/><text:tab/><text:tab/><text:tab/><text:tab/><text:tab/><text:tab/><text:tab/><text:tab/><text:tab/><text:tab/><text:tab/></text:p>
      <text:p text:style-name="P268"><text:span text:style-name="T645"><text:tab/>background-color</text:span><text:span text:style-name="T705">: </text:span><text:span text:style-name="T659">white</text:span><text:span text:style-name="T705">;<text:tab/><text:tab/><text:tab/><text:tab/><text:tab/><text:tab/><text:tab/><text:tab/><text:tab/></text:span></text:p>
      <text:p text:style-name="P268"><text:span text:style-name="T645"><text:tab/>padding</text:span><text:span text:style-name="T705">: </text:span><text:span text:style-name="T740">20px</text:span><text:span text:style-name="T705">;<text:tab/><text:tab/><text:tab/><text:tab/><text:tab/><text:tab/><text:tab/><text:tab/><text:tab/><text:tab/><text:tab/></text:span></text:p>
      <text:p text:style-name="P268"><text:span text:style-name="T645"><text:tab/>border-radius</text:span><text:span text:style-name="T705">: </text:span><text:span text:style-name="T740">15px</text:span><text:span text:style-name="T705">;<text:tab/><text:tab/><text:tab/><text:tab/><text:tab/><text:tab/><text:tab/><text:tab/><text:tab/><text:tab/></text:span></text:p>
      <text:p text:style-name="P268"><text:span text:style-name="T645"><text:tab/>min-width</text:span><text:span text:style-name="T705">: </text:span><text:span text:style-name="T740">280px</text:span><text:span text:style-name="T705">; </text:span><text:span text:style-name="T711">/*considera a menor largura de tela de celular*/<text:tab/></text:span></text:p>
      <text:p text:style-name="P268"><text:span text:style-name="T645"><text:tab/>max-width</text:span><text:span text:style-name="T705">: </text:span><text:span text:style-name="T740">800px</text:span><text:span text:style-name="T705">; </text:span><text:span text:style-name="T711">/*não permite expandir demais o conteúdo*/<text:tab/><text:tab/></text:span></text:p>
      <text:p text:style-name="P268"><text:span text:style-name="T645"><text:tab/>margin</text:span><text:span text:style-name="T705">: </text:span><text:span text:style-name="T659">auto</text:span><text:span text:style-name="T705">; </text:span><text:span text:style-name="T711">/*melhora a responsividade, sempre centralizando o<text:tab/><text:tab/> conteúdo </text:span><text:span text:style-name="T713">horizontal</text:span><text:span text:style-name="T711">*/<text:tab/><text:tab/><text:tab/><text:tab/><text:tab/><text:tab/><text:tab/><text:tab/><text:tab/><text:tab/><text:tab/><text:tab/><text:tab/></text:span></text:p>
      <text:p text:style-name="P256">}<text:tab/><text:tab/><text:tab/><text:tab/><text:tab/><text:tab/><text:tab/><text:tab/><text:tab/><text:tab/><text:tab/><text:tab/><text:tab/><text:tab/></text:p>
      <text:p text:style-name="P256"><text:span text:style-name="T731">img</text:span> {<text:tab/><text:tab/><text:tab/><text:tab/><text:tab/><text:tab/><text:tab/><text:tab/><text:tab/><text:tab/><text:tab/><text:tab/><text:tab/><text:tab/></text:p>
      <text:p text:style-name="P268"><text:span text:style-name="T645"><text:tab/>width</text:span><text:span text:style-name="T705">: </text:span><text:span text:style-name="T740">100%</text:span><text:span text:style-name="T705">; </text:span><text:span text:style-name="T711">/*melhora a responsividade, eliminando a barra de rolagem<text:tab/> lateral*/<text:tab/><text:tab/><text:tab/><text:tab/><text:tab/><text:tab/><text:tab/><text:tab/><text:tab/><text:tab/><text:tab/><text:tab/></text:span></text:p>
      <text:p text:style-name="P256">}<text:tab/><text:tab/><text:tab/><text:tab/><text:tab/><text:tab/><text:tab/><text:tab/><text:tab/><text:tab/><text:tab/><text:tab/><text:tab/><text:tab/></text:p>
      <text:p text:style-name="P180"><text:span text:style-name="T629">&lt;/</text:span><text:span text:style-name="T637">style</text:span><text:span text:style-name="T629">&gt;<text:tab/><text:tab/><text:tab/><text:tab/><text:tab/><text:tab/><text:tab/><text:tab/><text:tab/><text:tab/><text:tab/><text:tab/><text:tab/></text:span></text:p>
      <text:p text:style-name="P183">---------------------------------------------------------------------------</text:p>
      <text:p text:style-name="P176"><text:span text:style-name="T627">&lt;</text:span><text:span text:style-name="T635">picture</text:span><text:span text:style-name="T627">&gt;<text:tab/><text:tab/><text:tab/><text:tab/><text:tab/><text:tab/><text:tab/><text:tab/><text:tab/><text:tab/><text:tab/><text:tab/><text:tab/></text:span></text:p>
      <text:p text:style-name="P261"><text:span text:style-name="T630"><text:tab/>&lt;</text:span><text:span text:style-name="T638">source</text:span><text:span text:style-name="T705"> </text:span><text:span text:style-name="T645">media</text:span><text:span text:style-name="T705">=</text:span><text:span text:style-name="T659">"(max-width: 750px)"</text:span><text:span text:style-name="T705"> </text:span><text:span text:style-name="T645">srcset</text:span><text:span text:style-name="T705">=</text:span><text:span text:style-name="T659">"imagens/foto-p.png"</text:span><text:span text:style-name="T705"> <text:tab/><text:tab/><text:line-break/><text:tab/></text:span><text:span text:style-name="T645">typ</text:span><text:span text:style-name="T650">e</text:span><text:span text:style-name="T705">=</text:span><text:span text:style-name="T659">"image/png"</text:span><text:span text:style-name="T630">&gt;<text:tab/><text:tab/><text:tab/><text:tab/><text:tab/><text:tab/><text:tab/><text:tab/><text:tab/><text:tab/></text:span></text:p>
      <text:p text:style-name="P261"><text:span text:style-name="T630"><text:tab/>&lt;</text:span><text:span text:style-name="T638">source</text:span><text:span text:style-name="T705"> </text:span><text:span text:style-name="T645">media</text:span><text:span text:style-name="T705">=</text:span><text:span text:style-name="T659">"(max-width: 1050px)"</text:span><text:span text:style-name="T705"> </text:span><text:span text:style-name="T645">srcset</text:span><text:span text:style-name="T705">=</text:span><text:span text:style-name="T659">"imagens/foto-m.png"</text:span><text:span text:style-name="T705"> <text:tab/><text:tab/><text:line-break/><text:tab/></text:span><text:span text:style-name="T645">typ</text:span><text:span text:style-name="T649">e</text:span><text:span text:style-name="T705">=</text:span><text:span text:style-name="T659">"image/png"</text:span><text:span text:style-name="T630">&gt;<text:tab/><text:tab/><text:tab/><text:tab/><text:tab/><text:tab/><text:tab/><text:tab/><text:tab/><text:tab/></text:span></text:p>
      <text:p text:style-name="P261"><text:span text:style-name="T630"><text:tab/>&lt;</text:span><text:span text:style-name="T638">img</text:span><text:span text:style-name="T705"> </text:span><text:span text:style-name="T645">src</text:span><text:span text:style-name="T705">=</text:span><text:span text:style-name="T659">"imagens/foto-g.png"</text:span><text:span text:style-name="T705"> </text:span><text:span text:style-name="T645">alt</text:span><text:span text:style-name="T705">=</text:span><text:span text:style-name="T659">"apresentando uma imagem flexível"</text:span><text:span text:style-name="T630">&gt;<text:tab/></text:span></text:p>
      <text:p text:style-name="P329"><text:span text:style-name="T631">&lt;/</text:span><text:span text:style-name="T639">picture</text:span><text:span text:style-name="T631">&gt;<text:tab/><text:tab/><text:tab/><text:tab/><text:tab/><text:tab/><text:tab/><text:tab/><text:tab/><text:tab/><text:tab/><text:tab/><text:tab/></text:span></text:p>
      <text:p text:style-name="P125"/>
      <text:p text:style-name="P126">Note que a tag possui três atributos:</text:p>
      <text:p text:style-name="P126">‣ <text:span text:style-name="T689">type</text:span> vai indicar o <text:span text:style-name="T559">media type</text:span> da imagem que usamos</text:p>
      <text:p text:style-name="P126">‣ <text:span text:style-name="T689">srcset</text:span> vai configurar o <text:span text:style-name="T571">caminho</text:span><text:span text:style-name="T559"> d</text:span><text:span text:style-name="T569">o arquivo</text:span> que será carregad<text:span text:style-name="T744">o</text:span> quando o tamanho <text:span text:style-name="T808">máximo </text:span>indicado for atingido</text:p>
      <text:p text:style-name="P126">‣ <text:span text:style-name="T689">media</text:span> indica o <text:span text:style-name="T559">tamanho</text:span> máximo <text:span text:style-name="T744">ou mínimo </text:span>a ser considerado para carregar a imagem indicada no atributo <text:span text:style-name="T796">srcset</text:span>. </text:p>
      <text:p text:style-name="P126"/>
      <text:p text:style-name="P126"><text:tab/>ATENÇÃO! Você pode até colocar o valor exato de 1000px na propriedade <text:span text:style-name="T551">max-width</text:span>, mas vai perceber que um valor ligeiramente acima vai gerar resultados mais interessantes. <text:span text:style-name="T703">(porque uma folga de 50px faz com que não apareça a chata barra de rolagem).</text:span></text:p>
      <text:p text:style-name="P126"><text:soft-page-break/><text:tab/>É <text:span text:style-name="T560">importante</text:span> que exist<text:span text:style-name="T702">a</text:span> uma ordem entre os <text:span text:style-name="T813">&lt;source&gt;</text:span> e <text:span text:style-name="T702">que </text:span>os itens mais acima sejam os menores tamanhos para <text:span text:style-name="T810">max-width</text:span> e os seguintes sejam maiores, de <text:span text:style-name="T559">forma crescente</text:span>. O <text:span text:style-name="T559">último item</text:span> deve ser a <text:span text:style-name="T559">imagem padrão</text:span>.</text:p>
      <text:p text:style-name="P127"><text:tab/>Moral da história: Adapte o tamanho de suas imagens ao tamanho da tela de seus usuários! (princípio da UX)</text:p>
      <text:p text:style-name="P127"/>
      <text:p text:style-name="P130"><text:span text:style-name="T864"><text:tab/>O</text:span><text:span text:style-name="T863">s navegadores aceitam 3 tipos de formatos de </text:span><text:span text:style-name="T536">áudio</text:span><text:span text:style-name="T863">: </text:span><text:span text:style-name="T473">MP3</text:span><text:span text:style-name="T863">, </text:span><text:span text:style-name="T473">WAV</text:span><text:span text:style-name="T863"> e </text:span><text:span text:style-name="T473">OGG</text:span><text:span text:style-name="T863">. </text:span><text:span text:style-name="T864">Sendo o WAV o mais pesado e o OGG o mais leve, com licença Open Source.</text:span></text:p>
      <text:p text:style-name="P129"><text:tab/>Dentro da tag <text:span text:style-name="T551">&lt;audio&gt;</text:span>, adicion<text:span text:style-name="T744">e</text:span> vários <text:span text:style-name="T551">&lt;source&gt;</text:span><text:span text:style-name="T704"> </text:span>com formatos diferentes do mesmo áudio. Coloque na parte de cima o seu formato favorito. Os demais só serão carregados caso o de cima falhe. <text:span text:style-name="T744">E se</text:span> todos falh<text:span text:style-name="T744">arem</text:span>, cri<text:span text:style-name="T744">e</text:span> um parágrafo que permit<text:span text:style-name="T744">a</text:span> o download do arquivo MP3 para ouvir no player padrão do dispositivo:</text:p>
      <text:p text:style-name="P129"/>
      <text:p text:style-name="P131"><text:span text:style-name="T632">&lt;</text:span><text:span text:style-name="T640">h3</text:span><text:span text:style-name="T632">&gt;</text:span><text:span text:style-name="T762">1ª maneira</text:span><text:span text:style-name="T722">, </text:span><text:span text:style-name="T723">mais simples</text:span><text:span text:style-name="T722">:<text:tab/><text:tab/><text:tab/><text:tab/><text:tab/><text:tab/><text:tab/><text:tab/><text:tab/></text:span></text:p>
      <text:p text:style-name="P275"><text:span text:style-name="T630">&lt;</text:span><text:span text:style-name="T638">audio</text:span><text:span text:style-name="T705"> </text:span><text:span text:style-name="T645">src</text:span><text:span text:style-name="T705">=</text:span><text:span text:style-name="T659">"midias/happy-mistake.mp3" </text:span><text:span text:style-name="T645">autoplay</text:span><text:span text:style-name="T705"> </text:span><text:span text:style-name="T645">loop</text:span><text:span text:style-name="T705"> </text:span><text:span text:style-name="T645">controls</text:span><text:span text:style-name="T630">&gt;&lt;/</text:span><text:span text:style-name="T638">audio</text:span><text:span text:style-name="T630">&gt;<text:tab/><text:tab/></text:span></text:p>
      <text:p text:style-name="P274"><text:span text:style-name="T630">&lt;</text:span><text:span text:style-name="T638">h3</text:span><text:span text:style-name="T630">&gt;</text:span><text:span text:style-name="T761">2ª maneira</text:span><text:span text:style-name="T705">, </text:span><text:span text:style-name="T706">com redundância de várias tags &lt;source&gt; caso o navegador<text:tab/> não consiga reproduzir algum formato:<text:tab/><text:tab/><text:tab/><text:tab/><text:tab/><text:tab/><text:tab/><text:tab/></text:span></text:p>
      <text:p text:style-name="P271"><text:span text:style-name="T630">&lt;</text:span><text:span text:style-name="T638">audio</text:span><text:span text:style-name="T705"> </text:span><text:span text:style-name="T645">controls</text:span><text:span text:style-name="T630">&gt;<text:tab/><text:tab/><text:tab/><text:tab/><text:tab/><text:tab/><text:tab/><text:tab/><text:tab/><text:tab/><text:tab/><text:tab/></text:span></text:p>
      <text:p text:style-name="P271"><text:span text:style-name="T630">&lt;</text:span><text:span text:style-name="T638">source</text:span><text:span text:style-name="T705"> </text:span><text:span text:style-name="T645">src</text:span><text:span text:style-name="T705">=</text:span><text:span text:style-name="T659">"midias/Trimmed &amp; Taught - Dan Lebowitz.mp3"</text:span><text:span text:style-name="T705"> </text:span><text:span text:style-name="T645">type</text:span><text:span text:style-name="T705">=</text:span><text:span text:style-name="T659">"audio/mpeg"</text:span><text:span text:style-name="T630">&gt;</text:span></text:p>
      <text:p text:style-name="P271"><text:span text:style-name="T630">&lt;</text:span><text:span text:style-name="T638">source</text:span><text:span text:style-name="T705"> </text:span><text:span text:style-name="T645">src</text:span><text:span text:style-name="T705">=</text:span><text:span text:style-name="T659">"midias/Trimmed &amp; Taught - Dan Lebowitz.wav"</text:span><text:span text:style-name="T705"> </text:span><text:span text:style-name="T645">type</text:span><text:span text:style-name="T705">=</text:span><text:span text:style-name="T659">"audio/wav"</text:span><text:span text:style-name="T630">&gt;<text:tab/></text:span></text:p>
      <text:p text:style-name="P271"><text:span text:style-name="T630">&lt;</text:span><text:span text:style-name="T638">source</text:span><text:span text:style-name="T705"> </text:span><text:span text:style-name="T645">src</text:span><text:span text:style-name="T705">=</text:span><text:span text:style-name="T659">"midias/Trimmed &amp; Taught - Dan Lebowitz.ogg"</text:span><text:span text:style-name="T705"> </text:span><text:span text:style-name="T645">type</text:span><text:span text:style-name="T705">=</text:span><text:span text:style-name="T659">"audio/ogg"</text:span><text:span text:style-name="T630">&gt;<text:tab/></text:span></text:p>
      <text:p text:style-name="P272"><text:span text:style-name="T630">&lt;</text:span><text:span text:style-name="T638">p</text:span><text:span text:style-name="T630">&gt;</text:span><text:span text:style-name="T705">Infelizmente o seu navegador não consegue reproduzir formatos de áudio.<text:tab/></text:span></text:p>
      <text:p text:style-name="P272"><text:span text:style-name="T630">&lt;</text:span><text:span text:style-name="T638">a</text:span><text:span text:style-name="T705"> </text:span><text:span text:style-name="T645">href</text:span><text:span text:style-name="T705">=</text:span><text:span text:style-name="T659">"midias/Trimmed &amp; Taught - Dan Lebowitz.mp3"</text:span><text:span text:style-name="T705"> <text:tab/><text:tab/><text:tab/><text:tab/><text:tab/></text:span></text:p>
      <text:p text:style-name="P272"><text:span text:style-name="T645">downloa</text:span><text:span text:style-name="T646">d</text:span><text:span text:style-name="T705">=</text:span><text:span text:style-name="T659">"Trimmed &amp; Taught - Dan Lebowitz.mp3"</text:span><text:span text:style-name="T705"> <text:tab/><text:tab/><text:tab/><text:tab/><text:tab/><text:tab/></text:span></text:p>
      <text:p text:style-name="P273"><text:span text:style-name="T645">target</text:span><text:span text:style-name="T705">=</text:span><text:span text:style-name="T659">"_blank"</text:span><text:span text:style-name="T705"> </text:span><text:span text:style-name="T645">type</text:span><text:span text:style-name="T705">=</text:span><text:span text:style-name="T659">"audio/mpeg"</text:span><text:span text:style-name="T630">&gt;</text:span><text:span text:style-name="T705">Clique aqui</text:span><text:span text:style-name="T630">&lt;/</text:span><text:span text:style-name="T638">a</text:span><text:span text:style-name="T630">&gt;</text:span><text:span text:style-name="T705"> para fazer o download do MP3</text:span><text:span text:style-name="T630">&lt;/</text:span><text:span text:style-name="T638">p</text:span><text:span text:style-name="T630">&gt;<text:tab/><text:tab/><text:tab/><text:tab/><text:tab/><text:tab/><text:tab/><text:tab/><text:tab/><text:tab/><text:tab/><text:tab/><text:tab/></text:span></text:p>
      <text:p text:style-name="P271"><text:span text:style-name="T630">&lt;/</text:span><text:span text:style-name="T638">audio</text:span><text:span text:style-name="T630">&gt; &lt;/</text:span><text:span text:style-name="T638">h3</text:span><text:span text:style-name="T630">&gt;<text:tab/><text:tab/><text:tab/><text:tab/><text:tab/><text:tab/><text:tab/><text:tab/><text:tab/><text:tab/><text:tab/><text:tab/></text:span></text:p>
      <text:p text:style-name="P128"><text:s/></text:p>
      <text:p text:style-name="P140"/>
      <text:p text:style-name="P141"><text:span text:style-name="T717">O</text:span>s principais <text:span text:style-name="T836">parâmetros</text:span> da tag <text:span text:style-name="T548">&lt;audio&gt;</text:span><text:span text:style-name="T717"> são</text:span>:</text:p>
      <text:list text:style-name="L8">
        <text:list-header>
          <text:p text:style-name="P358"/>
        </text:list-header>
        <text:list-item>
          <text:p text:style-name="P359"><text:span text:style-name="T333">controls</text:span><text:span text:style-name="T82">: vai apresentar o player na tela. Caso não seja colocado na tag, o controle será transparente e o usuário não poderá interagir com ele.</text:span></text:p>
        </text:list-item>
        <text:list-item>
          <text:p text:style-name="P359"><text:span text:style-name="T334">a</text:span><text:span text:style-name="T333">utoplay</text:span><text:span text:style-name="T82">: vai iniciar a reprodução do áudio assim que a página for carregada. </text:span></text:p>
        </text:list-item>
        <text:list-item>
          <text:p text:style-name="P359"><text:span text:style-name="T334">l</text:span><text:span text:style-name="T333">oop</text:span><text:span text:style-name="T82">: vai fazer com que o áudio seja repetido assim que terminar a sua reprodução.</text:span></text:p>
        </text:list-item>
        <text:list-item>
          <text:p text:style-name="P359"><text:span text:style-name="T333">preload</text:span><text:span text:style-name="T82">: indica se o áudio será pré-carregado ou não e aceita três valores:</text:span></text:p>
        </text:list-item>
      </text:list>
      <text:list text:style-name="L9">
        <text:list-item>
          <text:list>
            <text:list-item>
              <text:p text:style-name="P360"><text:span text:style-name="T413">metadata</text:span><text:span text:style-name="T372">:</text:span><text:span text:style-name="T82"> vai carregar apenas as informações sobre o arquivo (tamanho, tempo, informações de direitos, etc)</text:span></text:p>
            </text:list-item>
            <text:list-item>
              <text:p text:style-name="P360"><text:span text:style-name="T413">none</text:span><text:span text:style-name="T372">:</text:span><text:span text:style-name="T82"> não vai carregar absolutamente nada até que o usuário clique no botão play ou um script inicie a reprodução</text:span></text:p>
            </text:list-item>
            <text:list-item>
              <text:p text:style-name="P360"><text:soft-page-break/><text:span text:style-name="T413">auto</text:span><text:span text:style-name="T372">:</text:span><text:span text:style-name="T82"> (padrão) vai carregar o arquivo de áudio inteiro assim que a página for carregada, mesmo que o usuário nunca aperte o play</text:span></text:p>
            </text:list-item>
          </text:list>
        </text:list-item>
      </text:list>
      <text:p text:style-name="P142"/>
      <text:p text:style-name="P307"><text:span text:style-name="T82">D</text:span><text:span text:style-name="T81">icas:</text:span></text:p>
      <text:p text:style-name="P281"><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805">Youtube Studio</text:span></text:a><text:span text:style-name="T83">.</text:span></text:p>
      <text:p text:style-name="P306"><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805">Pexels</text:span></text:a><text:span text:style-name="T81">.</text:span></text:p>
      <text:p text:style-name="P307"><text:span text:style-name="T81"><text:tab/>Um bom programa, Open Source, para </text:span><text:span text:style-name="T109">edição de imagens</text:span><text:span text:style-name="T81"> é o </text:span><text:span text:style-name="T105">GIMP</text:span><text:span text:style-name="T81">. </text:span></text:p>
      <text:p text:style-name="P307"><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6"/>
      <text:p text:style-name="P331"><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31"><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08"><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3"/>
      <text:p text:style-name="P309"><text:span text:style-name="T85"><text:tab/>A</text:span><text:span text:style-name="T81">ssim como na inserção de áudio, a inserção de vídeo é semelhante, através da tag </text:span><text:span text:style-name="T293">&lt;video&gt;</text:span><text:span text:style-name="T81">, contendo a tag </text:span><text:span text:style-name="T232">&lt;source&gt;</text:span></text:p>
      <text:p text:style-name="P143"/>
      <text:p text:style-name="P326"><text:span text:style-name="T375">&lt;p&gt;</text:span><text:span text:style-name="T414">Forma simples:</text:span><text:span text:style-name="T375">&lt;/p&gt;<text:tab/><text:tab/><text:tab/><text:tab/><text:tab/><text:tab/><text:tab/><text:tab/><text:tab/><text:tab/><text:tab/></text:span></text:p>
      <text:p text:style-name="P262">        <text:span text:style-name="T630">&lt;</text:span><text:span text:style-name="T638">video</text:span><text:span text:style-name="T705"> </text:span><text:span text:style-name="T645">src</text:span><text:span text:style-name="T705">=</text:span><text:span text:style-name="T659">"midias/Beach Waves And Sunset.mp4"</text:span><text:span text:style-name="T705"> </text:span><text:span text:style-name="T645">width</text:span><text:span text:style-name="T705">=</text:span><text:span text:style-name="T659">"500"</text:span><text:span text:style-name="T705"> </text:span><text:span text:style-name="T645">controls</text:span><text:span text:style-name="T705"> <text:tab/></text:span></text:p>
      <text:p text:style-name="P262"><text:span text:style-name="T645">autoplay</text:span><text:span text:style-name="T705"> </text:span><text:span text:style-name="T647">loop</text:span><text:span text:style-name="T707"> </text:span><text:span text:style-name="T645">poster</text:span><text:span text:style-name="T705">=</text:span><text:span text:style-name="T659">"imagens/tumblr por do sol.jpg"</text:span><text:span text:style-name="T630">&gt;&lt;/</text:span><text:span text:style-name="T638">video</text:span><text:span text:style-name="T630">&gt;<text:tab/><text:tab/><text:tab/></text:span></text:p>
      <text:p text:style-name="P278"><text:tab/><text:tab/><text:tab/><text:tab/><text:tab/><text:tab/><text:tab/><text:tab/><text:tab/><text:tab/><text:tab/><text:tab/><text:tab/><text:tab/></text:p>
      <text:p text:style-name="P251"><text:span text:style-name="T627">&lt;</text:span><text:span text:style-name="T635">p</text:span><text:span text:style-name="T627">&gt;</text:span><text:span text:style-name="T760">Forma com a redundância de várias tags</text:span> <text:span text:style-name="T635">&amp;lt;</text:span>source<text:span text:style-name="T635">&amp;gt;</text:span>:<text:span text:style-name="T627">&lt;/</text:span><text:span text:style-name="T635">p</text:span><text:span text:style-name="T627">&gt;<text:tab/><text:tab/><text:tab/></text:span></text:p>
      <text:p text:style-name="P261"><text:span text:style-name="T630"><text:tab/>&lt;</text:span><text:span text:style-name="T638">video</text:span><text:span text:style-name="T705"> </text:span><text:span text:style-name="T645">controls</text:span><text:span text:style-name="T705"> </text:span><text:span text:style-name="T645">width</text:span><text:span text:style-name="T705">=</text:span><text:span text:style-name="T659">"600"</text:span><text:span text:style-name="T630">&gt;<text:tab/><text:tab/><text:tab/><text:tab/><text:tab/><text:tab/><text:tab/><text:tab/></text:span></text:p>
      <text:p text:style-name="P261">            <text:span text:style-name="T711">&lt;!--ordene por tamanho do arquivo!-→<text:tab/><text:tab/><text:tab/><text:tab/><text:tab/><text:tab/><text:tab/></text:span></text:p>
      <text:p text:style-name="P261"><text:span text:style-name="T630"><text:tab/>&lt;</text:span><text:span text:style-name="T638">source</text:span><text:span text:style-name="T705"> </text:span><text:span text:style-name="T645">src</text:span><text:span text:style-name="T705">=</text:span><text:span text:style-name="T659">"midias/Beach Waves And Sunset.mp4"</text:span><text:span text:style-name="T705"> </text:span><text:span text:style-name="T645">type</text:span><text:span text:style-name="T705">=</text:span><text:span text:style-name="T659">"video/mp4"</text:span><text:span text:style-name="T630">&gt;<text:tab/></text:span></text:p>
      <text:p text:style-name="P261">            <text:span text:style-name="T630">&lt;</text:span><text:span text:style-name="T638">source</text:span><text:span text:style-name="T705"> </text:span><text:span text:style-name="T645">src</text:span><text:span text:style-name="T705">=</text:span><text:span text:style-name="T659">"midias/Beach Waves And Sunset.ogv"</text:span><text:span text:style-name="T705"> </text:span><text:span text:style-name="T645">type</text:span><text:span text:style-name="T705">=</text:span><text:span text:style-name="T659">"video/ogg"</text:span><text:span text:style-name="T630">&gt;<text:tab/></text:span></text:p>
      <text:p text:style-name="P261"><text:span text:style-name="T630"><text:tab/>&lt;</text:span><text:span text:style-name="T638">source</text:span><text:span text:style-name="T705"> </text:span><text:span text:style-name="T645">src</text:span><text:span text:style-name="T705">=</text:span><text:span text:style-name="T659">"midias/Beach Waves And Sunset.webm"</text:span><text:span text:style-name="T705"> </text:span><text:span text:style-name="T645">type</text:span><text:span text:style-name="T705">=</text:span><text:span text:style-name="T659">"video/webm"</text:span><text:span text:style-name="T630">&gt;<text:tab/></text:span></text:p>
      <text:p text:style-name="P261"><text:span text:style-name="T630"><text:tab/>&lt;</text:span><text:span text:style-name="T638">p</text:span><text:span text:style-name="T630">&gt;</text:span><text:span text:style-name="T705">Seu navegador não tem compatibilidade com reprodução de videos</text:span><text:span text:style-name="T630">&lt;/</text:span><text:span text:style-name="T638">p</text:span><text:span text:style-name="T630">&gt;</text:span><text:span text:style-name="T705"> </text:span><text:span text:style-name="T711">&lt;!--só aparece esse parágrafo se o navegador não conseguir executar nenhum dos formatos acima-→<text:tab/><text:tab/><text:tab/><text:tab/><text:tab/><text:tab/><text:tab/><text:tab/><text:tab/><text:tab/><text:tab/></text:span></text:p>
      <text:p text:style-name="P261">        <text:span text:style-name="T630">&lt;/</text:span><text:span text:style-name="T638">video</text:span><text:span text:style-name="T630">&gt;<text:tab/><text:tab/><text:tab/><text:tab/><text:tab/><text:tab/><text:tab/><text:tab/><text:tab/><text:tab/><text:tab/><text:tab/></text:span></text:p>
      <text:p text:style-name="P276"/>
      <text:p text:style-name="P144"><text:span text:style-name="T718"><text:tab/>A</text:span>lguns atributos importantes:</text:p>
      <text:list text:style-name="L10">
        <text:list-item>
          <text:p text:style-name="P361"><text:span text:style-name="T335">width</text:span><text:span text:style-name="T313">:</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61"><text:span text:style-name="T336">p</text:span><text:span text:style-name="T335">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61"><text:span text:style-name="T335">controls</text:span><text:span text:style-name="T85">: </text:span><text:span text:style-name="T99">mostra</text:span><text:span text:style-name="T86"> </text:span><text:span text:style-name="T85">os controles do vídeo</text:span></text:p>
        </text:list-item>
        <text:list-item>
          <text:p text:style-name="P361"><text:span text:style-name="T335">autoplay</text:span><text:span text:style-name="T85">: </text:span><text:span text:style-name="T86">reproduz </text:span><text:span text:style-name="T85">automaticamente, assim que a página for carregada. </text:span></text:p>
        </text:list-item>
      </text:list>
      <text:p text:style-name="P143"><text:soft-page-break/></text:p>
      <text:p text:style-name="P145"><text:tab/>É possível <text:span text:style-name="T719">inserir</text:span> vídeos de outros servidores (como Youtube, Vimeo) para dentro do seu site. <text:span text:style-name="T719">A</text:span> vantagem é que os vídeos não consumirão sua banda de internet. <text:span text:style-name="T719">Para isso, bastar escolher a opção incorporar, dentro do botão compartilhar, e copiar o código HTML personalizado para dentro de seu site.</text:span></text:p>
      <text:p text:style-name="P145"/>
      <text:p text:style-name="P155"><text:span text:style-name="T540"><text:tab/></text:span><text:span text:style-name="T541">&lt;</text:span><text:span text:style-name="T542">Iframe</text:span><text:span text:style-name="T541"> </text:span><text:span text:style-name="T686">src</text:span><text:span text:style-name="T685">="</text:span><text:span text:style-name="T620">https://www.com.br</text:span><text:span text:style-name="T685">"</text:span><text:span text:style-name="T541">&gt;</text:span><text:span text:style-name="T613"> é uma tag que permite incluir um elemento HTML </text:span><text:span text:style-name="T615">aninhado</text:span><text:span text:style-name="T613"> dentro de outro objeto HTML principal. Com esse recurso é possível carregar somente um documento específico de outro site ou até mesmo o site inteiro. </text:span><text:span text:style-name="T614">Essa tag é muito utilizada na incorporação de vídeos.</text:span></text:p>
      <text:p text:style-name="P147"/>
      <text:p text:style-name="P148"><text:span text:style-name="T550">&lt;progress&gt;</text:span><text:span text:style-name="T549"> </text:span>é usado para visualizar o progresso de uma tarefa. <text:span text:style-name="T838">Exemplo:</text:span></text:p>
      <text:p text:style-name="P175">&lt;<text:span text:style-name="T839">progress</text:span> <text:span text:style-name="T643">value</text:span>=<text:span text:style-name="T657">"70"</text:span> <text:span text:style-name="T643">max</text:span>=<text:span text:style-name="T657">"100"</text:span>&gt;<text:span text:style-name="T739">70</text:span> %&lt;/<text:span text:style-name="T643">progress</text:span>&gt;</text:p>
      <text:p text:style-name="P172">Aprendizado do curso antigo</text:p>
      <text:p text:style-name="P173">HTML</text:p>
      <text:p text:style-name="P173"/>
      <text:p text:style-name="P86">A linguagem HTML padrão tinha apenas duas tags de agrupamento genérico: a <text:span text:style-name="T776">&lt;div&gt; </text:span>e a <text:span text:style-name="T772">&lt;span&gt;</text:span>. A diferença básica entre elas é que a primeira é um <text:span text:style-name="T559">elemento agrupador do tipo block-level</text:span> e o segundo é <text:span text:style-name="T559">inline-level</text:span>. No mais, eles agem exatamente da mesma maneira, servindo para juntar vários outros elementos HTML. <text:span text:style-name="T607">Em resumo</text:span><text:span text:style-name="T751">:</text:span></text:p>
      <text:list text:style-name="L11">
        <text:list-item>
          <text:p text:style-name="P362"><text:span text:style-name="T421">&lt;span&gt;</text:span><text:span text:style-name="T137"> Apesar de ter uma funcionalidade e características parecidas com os parágrafos, costumam ser utilizadas apenas para </text:span><text:span text:style-name="T169">pequenas informações</text:span><text:span text:style-name="T137">, como </text:span><text:span text:style-name="T169">legendas</text:span><text:span text:style-name="T137"> de um formulário, legendas de uma imagem, etc. Também pode ser utilizada para formar um </text:span><text:span text:style-name="T169">container </text:span><text:span text:style-name="T170">genérico</text:span><text:span text:style-name="T169"> </text:span><text:span text:style-name="T330">inline</text:span><text:span text:style-name="T137">, um </text:span><text:span text:style-name="T169">seletor de estilo</text:span><text:span text:style-name="T137"> que pode ser usado para aplicar CSS dentro de um </text:span><text:span text:style-name="T169">trecho específico</text:span><text:span text:style-name="T137">.</text:span></text:p>
        </text:list-item>
        <text:list-item>
          <text:p text:style-name="P362"><text:span text:style-name="T426">&lt;div&gt;</text:span><text:span text:style-name="T749"> </text:span><text:span text:style-name="T182">não possui um valor semântico mas é muito utilizada para organizar melhor o conteúdo, definindo </text:span><text:span text:style-name="T169">divisões lógicas</text:span><text:span text:style-name="T182">, organizando as informações ao delimitá-las dentro de um layout, permitindo </text:span><text:span text:style-name="T169">aplicação particular de CSS,</text:span><text:span text:style-name="T182"> centralizando blocos de conteúdo, criando efeitos de coluna, diferentes áreas de cor e muito mais.</text:span></text:p>
        </text:list-item>
      </text:list>
      <text:p text:style-name="P63"/>
      <text:p text:style-name="P86">Com o surgimento da HTML5, surgiram as <text:span text:style-name="T680">tags semânticas de agrupamento</text:span></text:p>
      <text:p text:style-name="P325"><text:span text:style-name="T182">q</text:span><text:span text:style-name="T181">ue otimizam o SEO e melhoram a visualização da estrutura do documento:</text:span></text:p>
      <text:p text:style-name="P286"><text:span text:style-name="T122"><text:line-break/></text:span><text:span text:style-name="T295">&lt;/header&gt;</text:span><text:span text:style-name="T287"> </text:span><text:span text:style-name="T133">utilizad</text:span><text:span text:style-name="T135">a</text:span><text:span text:style-name="T133"> para representar </text:span><text:span text:style-name="T172">cabeçalhos</text:span><text:span text:style-name="T133">, sejam eles de um site, artigo ou seção.</text:span></text:p>
      <text:p text:style-name="P285"><text:span text:style-name="Strong_20_Emphasis"><text:span text:style-name="T296">&lt;/main&gt;</text:span></text:span><text:span text:style-name="Strong_20_Emphasis"><text:span text:style-name="T133"> </text:span></text:span><text:span text:style-name="T133"><text:s/>representa o conteúdo principal, relacionado diretamente com o tópico central da página</text:span></text:p>
      <text:p text:style-name="P282"><text:span text:style-name="T421">&lt;/footer&gt;</text:span><text:span text:style-name="T133"> rodapé</text:span></text:p>
      <text:p text:style-name="P282"><text:span text:style-name="T421">&lt;/section&gt;</text:span><text:span text:style-name="T133"> </text:span><text:span text:style-name="T136">identifica uma seção de conteúdo</text:span></text:p>
      <text:p text:style-name="P283"><text:span text:style-name="T421">&lt;/article&gt;</text:span><text:span text:style-name="T420"> </text:span><text:span text:style-name="T136">define um artigo, utilizada para </text:span><text:span text:style-name="T144">identificar</text:span><text:span text:style-name="T136"> o conteúdo da página </text:span><text:span text:style-name="T133"><text:line-break/></text:span><text:span text:style-name="T421">&lt;/aside&gt;</text:span><text:span text:style-name="T133"> </text:span><text:span text:style-name="T142">tag semântica para um </text:span><text:span text:style-name="T133">conteúdo lateral, próximo ao conteúdo principal. </text:span><text:span text:style-name="T146">Pode conter</text:span><text:span text:style-name="T142"> explicações, glossário, avisos, links relacionados, perfil do autor, etc.</text:span></text:p>
      <text:p text:style-name="P287"><text:span text:style-name="T421">&lt;/nav</text:span><text:span text:style-name="T350"> </text:span><text:span text:style-name="T348">id</text:span><text:span text:style-name="T350">= "</text:span><text:span text:style-name="T278">menu</text:span><text:span text:style-name="T350">"</text:span><text:span text:style-name="T421">&gt;</text:span><text:span text:style-name="T420"> </text:span><text:span text:style-name="T133">define </text:span><text:span text:style-name="T138">uma área</text:span><text:span text:style-name="T133"> </text:span><text:span text:style-name="T142">com elementos </text:span><text:span text:style-name="T133">de navegação, muito utilizad</text:span><text:span text:style-name="T138">a</text:span><text:span text:style-name="T133"> em conjunto com listas e na criação de menus. </text:span><text:span text:style-name="T134">Em azul, o parâmetro </text:span><text:span text:style-name="T337">id</text:span><text:span text:style-name="T223"> </text:span><text:span text:style-name="T134">atribui o </text:span><text:span text:style-name="T144">identificador</text:span><text:span text:style-name="T134"> </text:span><text:span text:style-name="T276">menu</text:span><text:span text:style-name="T134"> à tag </text:span><text:span text:style-name="T229">&lt;n</text:span><text:span text:style-name="T227">av</text:span><text:span text:style-name="T229">&gt;</text:span><text:span text:style-name="T134"> a fim de identificá-la nas </text:span><text:span text:style-name="T223">CSS</text:span><text:span text:style-name="T134">.</text:span></text:p>
      <text:p text:style-name="P288"><text:span text:style-name="T422">&lt;/figure&gt; </text:span><text:span text:style-name="T145">tag semântica para abrigar um conjunto de imagens, com seus títulos ou legendas</text:span><text:span text:style-name="T133"><text:line-break/></text:span><text:soft-page-break/><text:span text:style-name="T421">&lt;/figcaption&gt;</text:span><text:span text:style-name="T133"> adiciona uma </text:span><text:span text:style-name="T172">legenda</text:span><text:span text:style-name="T133"> à imagem. </text:span><text:span text:style-name="T134">E</text:span><text:span text:style-name="T133">ssa tag costuma ficar dentro da tag que abriga imagens </text:span><text:span text:style-name="T230">&lt;img&gt;</text:span><text:span text:style-name="T133"> </text:span><text:span text:style-name="T134">ou</text:span><text:span text:style-name="T133"> </text:span><text:span text:style-name="T230">&lt;figure&gt;</text:span></text:p>
      <text:p text:style-name="P48"/>
      <text:p text:style-name="P294"><text:span text:style-name="T295">&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35">&lt;hgroup&gt;&lt;h1&gt;</text:span><text:span text:style-name="T236">Game of thrones</text:span><text:span text:style-name="T235">&lt;/h1&gt;&lt;h2&gt;</text:span><text:span text:style-name="T236">Ch</text:span><text:span text:style-name="T237">r</text:span><text:span text:style-name="T236">onicles of </text:span><text:span text:style-name="T237">f</text:span><text:span text:style-name="T236">ire and bood</text:span><text:span text:style-name="T235">&lt;/h2&gt;&lt;h3&gt;autor George R. R. Martin&lt;/h3&gt;&lt;/hgroup&gt;</text:span></text:p>
      <text:p text:style-name="P295"><text:span text:style-name="T122"><text:line-break/></text:span><text:span text:style-name="T424">&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48">&amp;shy;</text:span><text:span text:style-name="T122"> soft hyphen: semelhante à tag </text:span><text:span text:style-name="T228">&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49">&amp;nbsp;</text:span><text:span text:style-name="T122"> non-break spaces: adiciona um </text:span><text:span text:style-name="T179">espaço em branco</text:span><text:span text:style-name="T122"> lateral (</text:span><text:span text:style-name="T123">já que simples espaços ou enters são desconsiderados</text:span><text:span text:style-name="T122">)</text:span></text:p>
      <text:p text:style-name="P154"/>
      <text:p text:style-name="P78"><text:span text:style-name="T528">C</text:span><text:span text:style-name="T527">riando </text:span><text:span text:style-name="T523">tabelas</text:span><text:span text:style-name="T527"> </text:span><text:span text:style-name="T528">HTML</text:span><text:span text:style-name="T527">:</text:span><text:span text:style-name="T596"><text:line-break/></text:span><text:span text:style-name="T771">&lt;table</text:span><text:span text:style-name="T815"> </text:span><text:span text:style-name="T787">id="tabela azul"</text:span><text:span text:style-name="T771">&gt;</text:span><text:span text:style-name="T596"> cria tabela, já com uma identificação para </text:span><text:span text:style-name="T601">uso </text:span><text:span text:style-name="T596"><text:s/></text:span><text:span text:style-name="T601">d</text:span><text:span text:style-name="T596">as CSS<text:line-break/></text:span><text:span text:style-name="T771">&lt;caption&gt;</text:span><text:span text:style-name="T596"> designa o </text:span><text:span text:style-name="T560">título</text:span><text:span text:style-name="T596"> da tabela<text:line-break/></text:span><text:span text:style-name="T771">&lt;th&gt;</text:span><text:span text:style-name="T602"> table head, </text:span><text:span text:style-name="T596">designa </text:span><text:span text:style-name="T602">título da </text:span><text:span text:style-name="T562">coluna</text:span></text:p>
      <text:p text:style-name="P68"><text:span text:style-name="T771">&lt;tr&gt;</text:span><text:span text:style-name="T596"> table </text:span><text:span text:style-name="T560">rows</text:span><text:span text:style-name="T596">, delimita as linhas<text:line-break/></text:span><text:span text:style-name="T771">&lt;td&gt;</text:span><text:span text:style-name="T596"> table </text:span><text:span text:style-name="T560">data</text:span><text:span text:style-name="T596">, delimita as células dentro de cada linha<text:line-break/><text:tab/></text:span><text:span text:style-name="T815">&lt;td</text:span><text:span text:style-name="T788"> rowspan="2"</text:span><text:span text:style-name="T815">&gt;</text:span><text:span text:style-name="T596"> </text:span><text:span text:style-name="T597">expansão</text:span><text:span text:style-name="T596"> em linha: </text:span><text:span text:style-name="T597">esse parâmetro é</text:span><text:span text:style-name="T596"> específico para a tag </text:span><text:span text:style-name="T798">&lt;td&gt;</text:span><text:span text:style-name="T596"> </text:span><text:span text:style-name="T597">e</text:span><text:span text:style-name="T596"> faz a célula ocupar mais de uma </text:span><text:span text:style-name="T560">linha</text:span><text:span text:style-name="T596">. </text:span><text:span text:style-name="T600">(mesclar)</text:span><text:span text:style-name="T596"><text:line-break/><text:tab/></text:span><text:span text:style-name="T815">&lt;td </text:span><text:span text:style-name="T788">colspan="2"</text:span><text:span text:style-name="T815">&gt;</text:span><text:span text:style-name="T596"> </text:span><text:span text:style-name="T597">expansão</text:span><text:span text:style-name="T596"> em </text:span><text:span text:style-name="T597">coluna</text:span><text:span text:style-name="T596">: faz a célula ocupar mais de uma </text:span><text:span text:style-name="T561">coluna</text:span><text:span text:style-name="T596">.</text:span></text:p>
      <text:p text:style-name="P49"/>
      <text:p text:style-name="P66"><text:span text:style-name="T529">Criando </text:span><text:span text:style-name="T524">formulários</text:span><text:span text:style-name="T529"> HTML</text:span><text:span text:style-name="T598"> </text:span><text:span text:style-name="T597">para </text:span><text:span text:style-name="T749">receber dados do usuário</text:span><text:span text:style-name="T750">:</text:span></text:p>
      <text:p text:style-name="P284"><text:span text:style-name="Strong_20_Emphasis"><text:span text:style-name="T426">&lt;/form&gt;</text:span></text:span><text:span text:style-name="Strong_20_Emphasis"><text:span text:style-name="T182"> </text:span></text:span><text:span text:style-name="T182">inicia um formulário, delimit</text:span><text:span text:style-name="T183">ando</text:span><text:span text:style-name="T182"> </text:span><text:span text:style-name="T183">sua</text:span><text:span text:style-name="T182"> área. Essa tag possui </text:span><text:span text:style-name="T183">2</text:span><text:span text:style-name="T182"> parâmetros importantes:</text:span></text:p>
      <text:list text:style-name="L12">
        <text:list-item>
          <text:p text:style-name="P366"><text:span text:style-name="T338">method = "</text:span><text:span text:style-name="T340">get</text:span><text:span text:style-name="T338">"</text:span><text:span text:style-name="T182">: mais veloz </text:span><text:span text:style-name="T184">porém</text:span><text:span text:style-name="T182"> menos seguro pois todos os dados de todos os objetos que estiverem no formulário vão ser colocados na URL assim que enviar </text:span><text:span text:style-name="T189">o</text:span><text:span text:style-name="T182"> formulário.</text:span></text:p>
        </text:list-item>
        <text:list-item>
          <text:p text:style-name="P366"><text:span text:style-name="T338">method = "</text:span><text:span text:style-name="T340">post</text:span><text:span text:style-name="T338">"</text:span><text:span text:style-name="T182">: mais lento porém mais seguro pois os dados serão enviados diretamente por pacotes dentro da solicitação </text:span><text:span text:style-name="T184">e </text:span><text:span text:style-name="T182">não pela URL.</text:span></text:p>
        </text:list-item>
      </text:list>
      <text:p text:style-name="P67"><text:span text:style-name="Strong_20_Emphasis"/></text:p>
      <text:p text:style-name="P89"><text:span text:style-name="T773">&lt;/fieldset&gt;</text:span> tag semântica, indica um conjunto de campos. Exemplo: identificação, endereço, pagamento.</text:p>
      <text:p text:style-name="P89"><text:span text:style-name="T773">&lt;/legend&gt;</text:span> representa o título do campo de preenchimento ou, em outras palavras, representa um rótulo para o conteúdo do seu ancestral &lt;fieldset&gt;<text:line-break/><text:soft-page-break/><text:line-break/><text:span text:style-name="T773">&lt;input&gt;</text:span> é usada para criar controles interativos (<text:span text:style-name="T458">objetos</text:span>) para formulários. Essa tag não tem fechamento. <text:span text:style-name="T837">Alguns parâmetros são:</text:span></text:p>
      <text:list text:style-name="L13">
        <text:list-item>
          <text:p text:style-name="P382"><text:span text:style-name="T340">t</text:span><text:span text:style-name="T339">ype:</text:span><text:span text:style-name="T182"> indica o tipo do campo. </text:span><text:span text:style-name="T194">Entre os vários parâmetros, os principais são</text:span><text:span text:style-name="T182"> </text:span><text:span text:style-name="T169">tex</text:span><text:span text:style-name="T168">t</text:span><text:span text:style-name="T182">, </text:span><text:span text:style-name="T169">password</text:span><text:span text:style-name="T182">, </text:span><text:span text:style-name="T173">e-mail</text:span><text:span text:style-name="T194">, </text:span><text:span text:style-name="T173">radio</text:span><text:span text:style-name="T194">, </text:span><text:span text:style-name="T173">range</text:span><text:span text:style-name="T194">, </text:span><text:span text:style-name="T173">checkbox</text:span><text:span text:style-name="T194">, </text:span><text:span text:style-name="T173">button</text:span><text:span text:style-name="T194">, </text:span><text:span text:style-name="T173">submit</text:span><text:span text:style-name="T194">, etc</text:span></text:p>
        </text:list-item>
        <text:list-item>
          <text:p text:style-name="P367"><text:span text:style-name="T340">placeholder</text:span><text:span text:style-name="T182">: é o texto-</text:span><text:span text:style-name="T200">dica</text:span><text:span text:style-name="T182"> mostrado antes de digitar na textbox</text:span></text:p>
        </text:list-item>
        <text:list-item>
          <text:p text:style-name="P368"><text:span text:style-name="T341">min</text:span><text:span text:style-name="T318">: </text:span><text:span text:style-name="T182">limita um valor mínimo </text:span><text:span text:style-name="T188">à</text:span><text:span text:style-name="T182"> caixa de texto</text:span></text:p>
        </text:list-item>
        <text:list-item>
          <text:p text:style-name="P383"><text:span text:style-name="T339">max</text:span><text:span text:style-name="T317">: </text:span><text:span text:style-name="T182">limita um valor máximo à caixa de texto</text:span></text:p>
        </text:list-item>
        <text:list-item>
          <text:p text:style-name="P384"><text:span text:style-name="T341">size:</text:span><text:span text:style-name="T181"> indica o tamanho da caixa (</text:span><text:span text:style-name="T193">quantos caracteres aparecem</text:span><text:span text:style-name="T181">) </text:span></text:p>
        </text:list-item>
        <text:list-item>
          <text:p text:style-name="P382"><text:span text:style-name="T341">maxlength:</text:span><text:span text:style-name="T181"> comprimento máximo (limita a quantidade de caracteres)</text:span></text:p>
        </text:list-item>
        <text:list-item>
          <text:p text:style-name="P383"><text:span text:style-name="T339">required</text:span><text:span text:style-name="T317">: </text:span><text:span text:style-name="T182">com essa cláusula, exige que o campo seja preenchido</text:span></text:p>
        </text:list-item>
        <text:list-item>
          <text:p text:style-name="P385"><text:span text:style-name="T341">readonly:</text:span><text:span text:style-name="T181"> impede que seja inserido valor na textbox</text:span></text:p>
        </text:list-item>
        <text:list-item>
          <text:p text:style-name="P385"><text:span text:style-name="T341">checked:</text:span><text:span text:style-name="T181"> já deixa a opção como marcada em uma checkbox</text:span></text:p>
        </text:list-item>
        <text:list-item>
          <text:p text:style-name="P385"><text:span text:style-name="T341">value:</text:span><text:span text:style-name="T181"> </text:span><text:span text:style-name="T199">define um valor como padrão</text:span></text:p>
        </text:list-item>
        <text:list-item>
          <text:p text:style-name="P369"><text:span text:style-name="T340">list</text:span><text:span text:style-name="T182">: se liga a tag &lt;datalist&gt;</text:span></text:p>
        </text:list-item>
      </text:list>
      <text:p text:style-name="P90"/>
      <text:p text:style-name="P292"><text:span text:style-name="T426">&lt;datalist&gt;</text:span><text:span text:style-name="T182"> cria uma lista de preenchimento automático em um </text:span><text:span text:style-name="T242">&lt;input&gt;</text:span><text:span text:style-name="T182"> para ajudar o usuário a não digitar de maneira incorreta. </text:span><text:span text:style-name="T184">Como exemplo,</text:span><text:span text:style-name="T190"> </text:span><text:span text:style-name="T184">países.</text:span><text:span text:style-name="T182"><text:line-break/><text:line-break/></text:span><text:span text:style-name="T426">&lt;label&gt;</text:span><text:span text:style-name="T182"> </text:span><text:span text:style-name="T186">além de </text:span><text:span text:style-name="T190">rotular</text:span><text:span text:style-name="T187"> cada campo do </text:span><text:span text:style-name="T186">f</text:span><text:span text:style-name="T187">ormulário, </text:span><text:span text:style-name="T182">é usad</text:span><text:span text:style-name="T186">a</text:span><text:span text:style-name="T182"> para </text:span><text:span text:style-name="T169">referenciar um objeto, ligando-se ao </text:span><text:span text:style-name="T174">seu </text:span><text:span text:style-name="T169">parâmetro </text:span><text:span text:style-name="T344">id</text:span><text:span text:style-name="T182"> da tag </text:span><text:span text:style-name="T242">&lt;input&gt;</text:span><text:span text:style-name="T182">, </text:span><text:span text:style-name="T190">assim</text:span><text:span text:style-name="T182"> toda a palavra ou frase se torna uma área de interação </text:span><text:span text:style-name="T224">clicável</text:span><text:span text:style-name="T182">. Além de seu valor prático, </text:span><text:span text:style-name="T200">possui</text:span><text:span text:style-name="T182"> também um valor semântico, melhorando o SEO.<text:line-break/><text:line-break/></text:span><text:span text:style-name="T426">&lt;select&gt;</text:span><text:span text:style-name="T182"> combina</text:span><text:span text:style-name="T184">da</text:span><text:span text:style-name="T182"> com a tag </text:span><text:span text:style-name="T242">&lt;option&gt;, </text:span><text:span text:style-name="T182">cria caixas combinadas (</text:span><text:span text:style-name="T184">lista</text:span><text:span text:style-name="T182"> de escolha)<text:line-break/></text:span><text:span text:style-name="T426">&lt;option</text:span><text:span text:style-name="T242"> </text:span><text:span text:style-name="T351">value="</text:span><text:span text:style-name="T279">RJ</text:span><text:span text:style-name="T351">" selected</text:span><text:span text:style-name="T426">&gt;</text:span><text:span text:style-name="T182"> mostra as </text:span><text:span text:style-name="T195">opções</text:span><text:span text:style-name="T182"> da tag &lt;select&gt;.<text:line-break/></text:span><text:span text:style-name="T184">Os parâmetros:</text:span></text:p>
      <text:list text:style-name="L14">
        <text:list-item>
          <text:p text:style-name="P370"><text:span text:style-name="T340">selected</text:span><text:span text:style-name="T182">: já deixa a opção como </text:span><text:span text:style-name="T186">marcada/</text:span><text:span text:style-name="T182">selecionada</text:span></text:p>
        </text:list-item>
      </text:list>
      <text:list text:style-name="L15">
        <text:list-item>
          <text:p text:style-name="P371"><text:span text:style-name="T340">value</text:span><text:span text:style-name="T182">: envia somente o valor “RJ” ao banco de dados.</text:span></text:p>
        </text:list-item>
      </text:list>
      <text:p text:style-name="P289"><text:span text:style-name="T426">&lt;optgroup </text:span><text:span text:style-name="T245">label="Região Su</text:span><text:span text:style-name="T246">l</text:span><text:span text:style-name="T245">"</text:span><text:span text:style-name="T426">&gt;</text:span><text:span text:style-name="T182"> separa em áreas </text:span><text:span text:style-name="T190">um </text:span><text:span text:style-name="T182">grupo de tags </text:span><text:span text:style-name="T245">&lt;option&gt;</text:span></text:p>
      <text:p text:style-name="P153"/>
      <text:p text:style-name="P290"><text:span text:style-name="T426">&lt;/datalist&gt;</text:span><text:span text:style-name="T182"> o ferece opções de </text:span><text:span text:style-name="T175">autofill</text:span><text:span text:style-name="T196"> (</text:span><text:span text:style-name="T182">preenchimento </text:span><text:span text:style-name="T196">automático)</text:span><text:span text:style-name="T182"> enquanto o usuário digita em uma textbox, </text:span><text:span text:style-name="T197">ajudando-o para não inserir um valor incorreto.</text:span><text:span text:style-name="T182"><text:line-break/><text:line-break/></text:span><text:span text:style-name="T426">&lt;textarea&gt;</text:span><text:span text:style-name="T182"> são </text:span><text:span text:style-name="T186">como </text:span><text:span text:style-name="T182">objetos textbox </text:span><text:span text:style-name="T186">só que </text:span><text:span text:style-name="T182">maiores, usados para </text:span><text:span text:style-name="Strong_20_Emphasis"><text:span text:style-name="T185">cria</text:span></text:span><text:span text:style-name="Strong_20_Emphasis"><text:span text:style-name="T184">r</text:span></text:span><text:span text:style-name="Strong_20_Emphasis"><text:span text:style-name="T185"> um </text:span></text:span><text:span text:style-name="T185">campo de preenchimento de </text:span><text:span text:style-name="T171">textos</text:span><text:span text:style-name="T185">. </text:span><text:span text:style-name="T198">Exemplo:<text:line-break/></text:span><text:span text:style-name="T439">&lt;</text:span><text:span text:style-name="T376">textarea</text:span><text:span text:style-name="T404"> </text:span><text:span text:style-name="T441">name</text:span><text:span text:style-name="T404">=</text:span><text:span text:style-name="T390">"tMsg"</text:span><text:span text:style-name="T404"> </text:span><text:span text:style-name="T441">id</text:span><text:span text:style-name="T404">=</text:span><text:span text:style-name="T390">"cMsg"</text:span><text:span text:style-name="T404"> </text:span><text:span text:style-name="T441">cols</text:span><text:span text:style-name="T404">=</text:span><text:span text:style-name="T390">"45"</text:span><text:span text:style-name="T404"> </text:span><text:span text:style-name="T441">rows</text:span><text:span text:style-name="T404">=</text:span><text:span text:style-name="T390">"5"</text:span><text:span text:style-name="T404"> </text:span><text:span text:style-name="T441">placeholder</text:span><text:span text:style-name="T404">=</text:span><text:span text:style-name="T390">"Deixe aqui sua mensagem"</text:span><text:span text:style-name="T404"> </text:span><text:span text:style-name="T439">&gt;&lt;/</text:span><text:span text:style-name="T376">textarea</text:span><text:span text:style-name="T439">&gt;</text:span></text:p>
      <text:p text:style-name="P91"/>
      <text:p text:style-name="P280"><text:span text:style-name="T374">Criando</text:span><text:span text:style-name="T140"> </text:span><text:span text:style-name="T373">mapas de imagens</text:span><text:span text:style-name="T374">:</text:span></text:p>
      <text:p text:style-name="P47"><text:span text:style-name="T773">&lt;map&gt;</text:span> é usada com a tag <text:span text:style-name="T773">&lt;area&gt;</text:span> para definir um mapa de imagem (a área clicável do link). Existem 3 tipos de área: retângulo (<text:span text:style-name="T689">rect</text:span>), círculo(<text:span text:style-name="T689">circle</text:span>) e polígono(<text:span text:style-name="T689">poly</text:span>).<text:line-break/>Dentro de um mapa, existem áreas. Dentro de cada área é preciso informar os <text:span text:style-name="T809">4</text:span> seguintes atributos:</text:p>
      <text:list text:style-name="L16">
        <text:list-item>
          <text:p text:style-name="P345"><text:span text:style-name="T832">o </text:span><text:span text:style-name="T458">shape</text:span> <text:span text:style-name="T832">(rect, circle ou poly</text:span>)</text:p>
        </text:list-item>
        <text:list-item>
          <text:p text:style-name="P346">as <text:span text:style-name="T458">coords</text:span> desse shape <text:span text:style-name="T835">em x,y</text:span> <text:span text:style-name="T832">(</text:span>a ordem respectiva das coordenadas <text:span text:style-name="T835">caso o shape seja um </text:span><text:span text:style-name="T576">retângulo</text:span><text:span text:style-name="T835"> são</text:span>: <text:span text:style-name="T830">canto superior esquerdo → canto inferior direito; caso o shape seja um </text:span><text:span text:style-name="T577">círculo</text:span><text:span text:style-name="T830"> são: o centro da circunferência e o tamanho do raio (em pixels). Essas coordenadas podem ser encontradas através de um editor de imagens, como o Paint)</text:span></text:p>
        </text:list-item>
        <text:list-item>
          <text:p text:style-name="P346">o <text:span text:style-name="T470">href</text:span> <text:span text:style-name="T831">é o endereço do arquivo que será aberto (se precisar abrir em uma posição específica desse arquivo, separe-o em </text:span><text:span text:style-name="T817">articles</text:span><text:span text:style-name="T831"> identificados por #</text:span><text:span text:style-name="T585">id</text:span><text:span text:style-name="T831"> e depois use uma</text:span> <text:span text:style-name="T458">#</text:span> <text:span text:style-name="T832">após o endereço do </text:span><text:span text:style-name="T818">href</text:span><text:span text:style-name="T832"> </text:span>para abri-<text:span text:style-name="T833">lo</text:span> diretamente posicionado no artigo<text:span text:style-name="T830"> escolhido, identificado</text:span> através do <text:span text:style-name="T811">id</text:span><text:span text:style-name="T831">)</text:span></text:p>
        </text:list-item>
        <text:list-item>
          <text:p text:style-name="P347">o <text:span text:style-name="T458">target </text:span><text:span text:style-name="T834">(i</text:span>ndica onde <text:span text:style-name="T834">exibir o arquivo</text:span>, geralmente em um <text:span text:style-name="T816">iframe</text:span><text:span text:style-name="T831">)</text:span>.</text:p>
        </text:list-item>
      </text:list>
      <text:p text:style-name="P46"/>
      <text:p text:style-name="P279"><text:span text:style-name="T139">P</text:span><text:span text:style-name="T140">a</text:span><text:span text:style-name="T139">sso a passo para criar um mapa</text:span><text:span text:style-name="T140"> de imagens:</text:span></text:p>
      <text:list text:style-name="L17">
        <text:list-item>
          <text:p text:style-name="P363"><text:span text:style-name="T139">L</text:span><text:span text:style-name="T140">ink a imagem ao mapa através do parâmetro </text:span><text:span text:style-name="T342">usemap</text:span><text:span text:style-name="T140">. Exemplo:<text:line-break/></text:span><text:span text:style-name="T431">&lt;img src="imagens/glass.jpg" </text:span><text:span text:style-name="T433">usemap</text:span><text:span text:style-name="T431">="#meumapa"/&gt;</text:span></text:p>
        </text:list-item>
        <text:list-item>
          <text:p text:style-name="P363"><text:span text:style-name="T139">U</text:span><text:span text:style-name="T140">se a tag &lt;map&gt;. Exemplo:<text:line-break/></text:span><text:span text:style-name="T433">&lt;map</text:span><text:span text:style-name="T431"> name="meumapa"</text:span><text:span text:style-name="T433">&gt;</text:span></text:p>
        </text:list-item>
        <text:list-item>
          <text:p text:style-name="P386"><text:span text:style-name="T139">U</text:span><text:span text:style-name="T140">se a tag &lt;area&gt; </text:span><text:span text:style-name="T143">com os parâmetros:</text:span><text:span text:style-name="T140"> </text:span><text:span text:style-name="T346">shape</text:span><text:span text:style-name="T140">, </text:span><text:span text:style-name="T345">coords</text:span><text:span text:style-name="T143">,</text:span><text:span text:style-name="T140"> </text:span><text:span text:style-name="T346">href</text:span><text:span text:style-name="T140"> e também o </text:span><text:span text:style-name="T345">target</text:span><text:span text:style-name="T140"><text:line-break/>Exemplo:</text:span><text:span text:style-name="T431">&lt;area </text:span><text:span text:style-name="T433">shape</text:span><text:span text:style-name="T431">="rect" </text:span><text:span text:style-name="T433">coords</text:span><text:span text:style-name="T431">="179,202,170,160" </text:span><text:span text:style-name="T433">href</text:span><text:span text:style-name="T431">="glass.html#tela" </text:span><text:span text:style-name="T433">target</text:span><text:span text:style-name="T431">="janela"/&gt;</text:span></text:p>
        </text:list-item>
        <text:list-item>
          <text:p text:style-name="P364"><text:span text:style-name="T141">F</text:span><text:span text:style-name="T140">eche a tag </text:span><text:span text:style-name="T240">&lt;/map&gt;</text:span></text:p>
        </text:list-item>
        <text:list-item>
          <text:p text:style-name="P365"><text:span text:style-name="T141">I</text:span><text:span text:style-name="T140">ndique o iframe. Exemplo:</text:span><text:span text:style-name="T225"><text:line-break/></text:span><text:span text:style-name="T434">&lt;iframe</text:span><text:span text:style-name="T432"> src="glass.html" name="janela" id="specs"</text:span><text:span text:style-name="T434">&gt; &lt;/iframe&gt;</text:span></text:p>
        </text:list-item>
      </text:list>
      <text:p text:style-name="P82"><text:span text:style-name="T783">CSS</text:span><text:line-break/></text:p>
      <text:p text:style-name="P191"><text:span text:style-name="T567">3 formas de representar cores</text:span><text:span text:style-name="T560">:</text:span></text:p>
      <text:p text:style-name="P190"/>
      <text:list text:style-name="L18">
        <text:list-item>
          <text:p text:style-name="P352"><text:span text:style-name="T682">HSB</text:span><text:span text:style-name="T596"> (matiz, saturação e luminosidade). Podendo apresentar ou não o parâmetro de </text:span><text:span text:style-name="T560">opacidade/transparência</text:span><text:span text:style-name="T596">, sendo 1 = 100% e 0.5 = 50%. Por exemplo: </text:span><text:span text:style-name="T777">color: hsla(</text:span><text:span text:style-name="T687">202º, 82%, 76%, 0.6</text:span><text:span text:style-name="T777">)</text:span><text:span text:style-name="T687">;</text:span></text:p>
        </text:list-item>
        <text:list-item>
          <text:p text:style-name="P352"><text:span text:style-name="T669">R</text:span><text:span text:style-name="T828">G</text:span><text:span text:style-name="T827">B</text:span><text:span text:style-name="T596"> (red, green, blue) Podendo apresentar ou não o parâmetro de </text:span><text:span text:style-name="T560">opacidade</text:span><text:span text:style-name="T596">, por exemplo: </text:span><text:span text:style-name="T777">color: rgb</text:span><text:span text:style-name="T774">a</text:span><text:span text:style-name="T777">(</text:span><text:span text:style-name="T687">35, 137, 195, 0.3</text:span><text:span text:style-name="T777">)</text:span><text:span text:style-name="T687">;</text:span></text:p>
        </text:list-item>
        <text:list-item>
          <text:p text:style-name="P353"><text:span text:style-name="T682">Hexadecimal</text:span><text:span text:style-name="T596">. Por exemplo: </text:span><text:span text:style-name="T688">#002233. </text:span><text:span text:style-name="T596">Podendo apresentar ou não o parâmetro de </text:span><text:span text:style-name="T560">opacidade</text:span><text:span text:style-name="T596">, por exemplo: </text:span><text:span text:style-name="T777">#</text:span><text:span text:style-name="T688">1b4e21</text:span><text:span text:style-name="T683">60</text:span><text:span text:style-name="T687">;</text:span></text:p>
        </text:list-item>
      </text:list>
      <text:p text:style-name="P193"/>
      <text:p text:style-name="P57">3 sites/ferramentas para trabalhar com <text:span text:style-name="T840">web design de </text:span>cores e ajudar na escolha da paleta de cores <text:span text:style-name="T841">que harmonize com o conteúdo de</text:span> um site:</text:p>
      <text:list text:style-name="L19">
        <text:list-item>
          <text:p text:style-name="P387"><text:a xlink:type="simple" xlink:href="https://color.adobe.com/pt/" text:style-name="Internet_20_link" text:visited-style-name="Visited_20_Internet_20_Link">https://color.adobe.com/pt/</text:a><text:span text:style-name="T147"><text:tab/> <text:s/></text:span><text:a xlink:type="simple" xlink:href="https://coolors.co/" text:style-name="Internet_20_link" text:visited-style-name="Visited_20_Internet_20_Link">https://coolors.co/</text:a><text:span text:style-name="T147"><text:tab/></text:span><text:a xlink:type="simple" xlink:href="https://paletton.com/" text:style-name="Internet_20_link" text:visited-style-name="Visited_20_Internet_20_Link">https://paletton.com/</text:a></text:p>
        </text:list-item>
      </text:list>
      <text:p text:style-name="P57"/>
      <text:p text:style-name="P323"><text:span text:style-name="T148">U</text:span><text:span text:style-name="T147">m </text:span><text:span text:style-name="T321">gradiente</text:span><text:span text:style-name="T147"> é considerado pelo navegador como se fosse uma imagem, por isso usamos a propriedade </text:span><text:span text:style-name="T426">background-image</text:span><text:span text:style-name="T147"> na declaração CSS. A função </text:span><text:span text:style-name="T426">linear-gradient</text:span><text:span text:style-name="T147"> gera um </text:span><text:span text:style-name="T176">gradiente linear angular</text:span><text:span text:style-name="T147">. O primeiro parâmetro da função indica </text:span><text:span text:style-name="T149">a direção ou</text:span><text:span text:style-name="T147"> o ângulo de inclinação e </text:span><text:span text:style-name="T148">o</text:span><text:span text:style-name="T147">s </text:span><text:span text:style-name="T149">parâmetros </text:span><text:span text:style-name="T147">seguintes indicam as cores do degradê a ser criado. </text:span><text:span text:style-name="T148">É possível</text:span><text:span text:style-name="T147"> indicar quantas cores quiser e o navegador vai saber se virar pra gerar </text:span><text:span text:style-name="T148">o</text:span><text:span text:style-name="T147"> degradê personalizado. Experimente </text:span><text:span text:style-name="T148">também </text:span><text:span text:style-name="T147">outros valores de ângulo, incluindo negativos (45deg, -90deg, 25deg,…) e note as diferenças. Também é possível gerar os chamados </text:span><text:span text:style-name="T176">gradientes radiais</text:span><text:span text:style-name="T147">, </text:span><text:span text:style-name="T148">através da função CSS </text:span><text:span text:style-name="T426">radial-gradient</text:span><text:span text:style-name="T201">. </text:span><text:span text:style-name="T202">Exemplos:</text:span></text:p>
      <text:p text:style-name="P323"><text:span text:style-name="T202"><text:tab/></text:span><text:span text:style-name="T442">background-image</text:span><text:span text:style-name="T405">: </text:span><text:span text:style-name="T448">linear-gradient</text:span><text:span text:style-name="T405">(</text:span><text:span text:style-name="T451">-</text:span><text:span text:style-name="T452">45</text:span><text:span text:style-name="T451">deg</text:span><text:span text:style-name="T405">, </text:span><text:span text:style-name="T391">red </text:span><text:span text:style-name="T392">20%</text:span><text:span text:style-name="T405">, </text:span><text:span text:style-name="T391">blue </text:span><text:span text:style-name="T392">40%, purple</text:span><text:span text:style-name="T405">);<text:tab/></text:span></text:p>
      <text:p text:style-name="P323"><text:span text:style-name="T407"><text:tab/></text:span><text:span text:style-name="T442">background-image</text:span><text:span text:style-name="T405">: </text:span><text:span text:style-name="T448">linear-gradient</text:span><text:span text:style-name="T405">(</text:span><text:span text:style-name="T452">to right</text:span><text:span text:style-name="T405">, </text:span><text:span text:style-name="T391">green</text:span><text:span text:style-name="T405">, </text:span><text:span text:style-name="T391">yellow</text:span><text:span text:style-name="T405">);<text:tab/><text:tab/><text:tab/></text:span></text:p>
      <text:p text:style-name="P323"><text:span text:style-name="T202"><text:tab/></text:span><text:span text:style-name="T442">background-image</text:span><text:span text:style-name="T405">: </text:span><text:span text:style-name="T448">radial-gradient</text:span><text:span text:style-name="T405">(</text:span><text:span text:style-name="T452">circle</text:span><text:span text:style-name="T405">, </text:span><text:span text:style-name="T391">green</text:span><text:span text:style-name="T405">, </text:span><text:span text:style-name="T391">yellow</text:span><text:span text:style-name="T405">);<text:tab/><text:tab/><text:tab/><text:tab/></text:span></text:p>
      <text:p text:style-name="P45"/>
      <text:p text:style-name="P189"><text:span text:style-name="T471">Sequência de fontes seguras e dicas para utilizá-las</text:span><text:span text:style-name="T458">:</text:span><text:line-break/></text:p>
      <text:list text:style-name="L20">
        <text:list-item>
          <text:p text:style-name="P398"><text:span text:style-name="T842">Arial (sans-serif):</text:span> <text:span text:style-name="T516">mais utilizada no mundo</text:span></text:p>
        </text:list-item>
        <text:list-item>
          <text:p text:style-name="P399"><text:span text:style-name="T843">Verdana (sans-serif):</text:span> <text:span text:style-name="T516">fácil leitura para fontes pequenas</text:span></text:p>
        </text:list-item>
        <text:list-item>
          <text:p text:style-name="P400"><text:span text:style-name="T844">Tahoma (sans-serif):</text:span> <text:span text:style-name="T516">economia, menor espaçamento entre os caracteres</text:span></text:p>
        </text:list-item>
        <text:list-item>
          <text:p text:style-name="P399"><text:span text:style-name="T845">Trebuchet MS (sans-serif):</text:span><text:span text:style-name="T515"> legado, desenhada pela Microsoft em 1996</text:span></text:p>
        </text:list-item>
        <text:list-item>
          <text:p text:style-name="P399"><text:span text:style-name="T846">Times New Roman (serif):</text:span> <text:span text:style-name="T515">mais profissional, muito utilizada em jornais, </text:span><text:span text:style-name="T517">títulos.</text:span></text:p>
        </text:list-item>
        <text:list-item>
          <text:p text:style-name="P404"><text:span text:style-name="T352">Georgia (serif):</text:span><text:span text:style-name="T331"> </text:span><text:span text:style-name="T226">elegante, good candidate for mobile-responsive design.</text:span> </text:p>
        </text:list-item>
        <text:list-item>
          <text:p text:style-name="P399"><text:span text:style-name="T847">Garamond (serif):</text:span> <text:span text:style-name="T515">clássica, muito utilizada em livros impressos</text:span></text:p>
        </text:list-item>
        <text:list-item>
          <text:p text:style-name="P399"><text:span text:style-name="T848">Courier New (monospace):</text:span> <text:span text:style-name="T515">mais popular em código-fonte e legendas</text:span></text:p>
        </text:list-item>
        <text:list-item>
          <text:p text:style-name="P401"><text:span text:style-name="T849">Brush Script MT (cursive):</text:span> <text:span text:style-name="T515">sofisticada, imita a caligrafia humana</text:span></text:p>
        </text:list-item>
      </text:list>
      <text:p text:style-name="P187"><text:span text:style-name="T853">Categoria</text:span> d<text:span text:style-name="T853">as</text:span> fontes:</text:p>
      <text:p text:style-name="P319"><text:span text:style-name="T204">As fontes </text:span><text:span text:style-name="T201">são baseadas principalmente na presença </text:span><text:span text:style-name="T204">(serif)</text:span><text:span text:style-name="T201"> ou ausência da serifa </text:span><text:span text:style-name="T204">(em francês, Sans-Serif) </text:span><text:span text:style-name="T209">e se dividem em 4</text:span><text:span text:style-name="T201"> categorias:</text:span></text:p>
      <text:list text:style-name="L21">
        <text:list-item>
          <text:p text:style-name="P405"><text:span text:style-name="T353">Serif</text:span><text:span text:style-name="T204">: </text:span><text:span text:style-name="T18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04">Existem também sub-categorias para cada fonte serifada, como as old style, transitional, didone, slab, clarendon e glyphic.</text:span></text:p>
        </text:list-item>
        <text:list-item>
          <text:p text:style-name="P407"><text:span text:style-name="T354">Sans-Serif</text:span><text:span text:style-name="T215">: uma </text:span><text:span text:style-name="T214">fonte não serifada muito popular <text:s/></text:span><text:span text:style-name="T215">é a</text:span><text:span text:style-name="T214"> </text:span><text:span text:style-name="T215">Verdana.</text:span></text:p>
        </text:list-item>
        <text:list-item>
          <text:p text:style-name="P407"><text:span text:style-name="T343">Monospace</text:span><text:span text:style-name="T215">: </text:span><text:span text:style-name="T214">possuem a mesma largura para todas as letras.</text:span></text:p>
        </text:list-item>
        <text:list-item>
          <text:p text:style-name="P405"><text:span text:style-name="T355">Script</text:span><text:span text:style-name="T204">: </text:span><text:span text:style-name="T181">Também chamadas de fontes handwriting, </text:span><text:span text:style-name="T204">oferecem </text:span><text:span text:style-name="T177">delicadeza</text:span><text:span text:style-name="T204">, </text:span><text:span text:style-name="T181">são aquelas que tentam imitar a escrita humana </text:span><text:span text:style-name="T204">de forma cursiva</text:span><text:span text:style-name="T181">.Seu uso deve ser bem controlado e jamais será aplicado a textos muito longos, pois causam cansaço visual e tornam-se difíceis de ler.</text:span></text:p>
        </text:list-item>
        <text:list-item>
          <text:p text:style-name="P405"><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04">servem para </text:span><text:span text:style-name="T177">decorar</text:span><text:span text:style-name="T204">, possuem</text:span><text:span text:style-name="T181">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19"><text:span text:style-name="T181">Para configurar a família tipográfica que será aplicada a um determinado texto, usamos a propriedade </text:span><text:span text:style-name="T426">font-family</text:span><text:span text:style-name="T181"> das CSS. </text:span></text:p>
      <text:p text:style-name="P93"/>
      <text:p text:style-name="P186">Tamanho de fontes:</text:p>
      <text:p text:style-name="P56"><text:span text:style-name="T746">Existem várias medidas, </text:span><text:span text:style-name="T756">que podem ser divididas em:</text:span></text:p>
      <text:list text:style-name="L22">
        <text:list-item>
          <text:p text:style-name="P406"><text:span text:style-name="T321">Absolutas</text:span><text:span text:style-name="T206">: </text:span><text:span text:style-name="T426">px</text:span><text:span text:style-name="T201"> (pixels), </text:span><text:span text:style-name="T426">pt</text:span><text:span text:style-name="T201"> (pontos – </text:span><text:span text:style-name="T208">comum em editores de texto como o Word</text:span><text:span text:style-name="T201">), </text:span><text:span text:style-name="T426">m</text:span><text:span text:style-name="T427">m</text:span><text:span text:style-name="T201"> (</text:span><text:span text:style-name="T206">mil</text:span><text:span text:style-name="T201">ímetros),</text:span><text:span text:style-name="T205"> </text:span><text:span text:style-name="T426">cm</text:span><text:span text:style-name="T201"> (centímetros),</text:span><text:span text:style-name="T205"> </text:span><text:span text:style-name="T426">in</text:span><text:span text:style-name="T201"> (polegadas), </text:span><text:span text:style-name="T426">pc</text:span><text:span text:style-name="T201"> (paicas).</text:span></text:p>
        </text:list-item>
        <text:list-item>
          <text:p text:style-name="P408"><text:span text:style-name="T321">Relativas</text:span><text:span text:style-name="T319">: </text:span></text:p>
          <text:list>
            <text:list-item>
              <text:p text:style-name="P408"><text:span text:style-name="T426">em</text:span><text:span text:style-name="T181"> </text:span><text:span text:style-name="T201">(</text:span><text:span text:style-name="T181">relativa à altura do </text:span><text:span text:style-name="T320">M</text:span><text:span text:style-name="T181"> maiúsculo da fonte atual</text:span><text:span text:style-name="T201">)</text:span><text:span text:style-name="T203">, </text:span></text:p>
            </text:list-item>
            <text:list-item>
              <text:p text:style-name="P408"><text:span text:style-name="T426">e</text:span><text:span text:style-name="T425">x</text:span><text:span text:style-name="T181"> </text:span><text:span text:style-name="T201">(</text:span><text:span text:style-name="T181">relativa à </text:span><text:span text:style-name="T168">altura do </text:span><text:span text:style-name="T329">x</text:span><text:span text:style-name="T181"> minúsculo da fonte atual</text:span><text:span text:style-name="T201">)</text:span><text:span text:style-name="T203">, </text:span></text:p>
            </text:list-item>
            <text:list-item>
              <text:p text:style-name="P408"><text:span text:style-name="T426">rem</text:span><text:span text:style-name="T181"> </text:span><text:span text:style-name="T201">(</text:span><text:span text:style-name="T181">relativo ao root, ou seja, a fonte </text:span><text:span text:style-name="T209">declarada</text:span><text:span text:style-name="T181"> no </text:span><text:span text:style-name="T241">&lt;body&gt;</text:span><text:span text:style-name="T201">)</text:span><text:span text:style-name="T203">, </text:span></text:p>
            </text:list-item>
            <text:list-item>
              <text:p text:style-name="P408"><text:span text:style-name="T426">vw</text:span><text:span text:style-name="T181"> </text:span><text:span text:style-name="T201">(</text:span><text:span text:style-name="T181">porcentagem do </text:span><text:span text:style-name="T203">view width – </text:span><text:span text:style-name="T181">largura da tela</text:span><text:span text:style-name="T201">)</text:span><text:span text:style-name="T203">, </text:span></text:p>
            </text:list-item>
            <text:list-item>
              <text:p text:style-name="P408"><text:span text:style-name="T426">vh</text:span><text:span text:style-name="T181"> </text:span><text:span text:style-name="T201">(</text:span><text:span text:style-name="T181">porcentagem do </text:span><text:span text:style-name="T203">view hight – </text:span><text:span text:style-name="T181">altura da tela</text:span><text:span text:style-name="T201">)</text:span><text:span text:style-name="T203">.</text:span></text:p>
            </text:list-item>
          </text:list>
        </text:list-item>
      </text:list>
      <text:p text:style-name="P320"><text:span text:style-name="T201">Para tamanhos de fonte a serem </text:span><text:span text:style-name="T176">exibidos na tela</text:span><text:span text:style-name="T201">, o W3C recomenda o uso do </text:span><text:span text:style-name="T243">px</text:span><text:span text:style-name="T201"> ou </text:span><text:span text:style-name="T243">em</text:span><text:span text:style-name="T201"> </text:span><text:span text:style-name="T203">por existirem dispositivos de exibição com diferentes tamanhos e resoluções</text:span><text:span text:style-name="T201">, </text:span><text:span text:style-name="T208">todavia o </text:span><text:span text:style-name="T244">em</text:span><text:span text:style-name="T203"> é a unidade mais recomendável devido à sua alta portabilidade, </text:span><text:span text:style-name="T208">já que é uma medida relacional</text:span><text:span text:style-name="T203">. </text:span><text:span text:style-name="T207">Já as</text:span><text:span text:style-name="T147"> medida</text:span><text:span text:style-name="T152">s</text:span><text:span text:style-name="T147"> </text:span><text:span text:style-name="Source_20_Text"><text:span text:style-name="T243">pt</text:span></text:span><text:span text:style-name="T324">, </text:span><text:span text:style-name="Source_20_Text"><text:span text:style-name="T243">cm</text:span></text:span><text:span text:style-name="T325"> </text:span><text:span text:style-name="T151">ou</text:span><text:span text:style-name="T325"> </text:span><text:span text:style-name="Source_20_Text"><text:span text:style-name="T243">in</text:span></text:span><text:span text:style-name="T325"> </text:span><text:span text:style-name="T151">são</text:span><text:span text:style-name="T147"> </text:span><text:span text:style-name="T151">mais </text:span><text:span text:style-name="T150">recomendada</text:span><text:span text:style-name="T151">s</text:span><text:span text:style-name="T147"> para referenciar</text:span><text:span text:style-name="T151">em</text:span><text:span text:style-name="T147"> conteúdos que serão </text:span><text:span text:style-name="T176">impressos</text:span><text:span text:style-name="T147">.</text:span></text:p>
      <text:p text:style-name="P53">O <text:span text:style-name="Source_20_Text"><text:span text:style-name="T700">tamanho padrão</text:span></text:span> de fonte <text:span text:style-name="T854">dos navegadores</text:span> <text:span text:style-name="T854">são </text:span><text:span text:style-name="Source_20_Text"><text:span text:style-name="T821">16px</text:span></text:span>, isso equivale, <text:span text:style-name="T855">geralmente,</text:span> a 1em. A partir daí, podemos configurar o tamanho de um título <text:span text:style-name="T810">&lt;</text:span><text:span text:style-name="T819">h1&gt;</text:span>, por exemplo, como sendo 2 vezes maior que a fonte padrão usando o valor <text:span text:style-name="T810">2em</text:span> para a propriedade, <text:span text:style-name="T850">e o subtítulo </text:span><text:span text:style-name="T819">&lt;h2&gt;</text:span><text:span text:style-name="T850"> com valor </text:span><text:span text:style-name="T819">1.5em</text:span>. Diferentemente do <text:span text:style-name="Source_20_Text"><text:span text:style-name="T820">em</text:span></text:span>, que pode ser diferente para cada elemento, o <text:span text:style-name="Source_20_Text"><text:span text:style-name="T821">rem</text:span></text:span><text:span text:style-name="Source_20_Text"><text:span text:style-name="T474"> </text:span></text:span>é constante em todo o documento.</text:p>
      <text:p text:style-name="P53"/>
      <text:p text:style-name="P312"><text:span text:style-name="T147">Outras permitem especificar tamanhos relativos à janela do leitor: </text:span><text:span text:style-name="T151">a</text:span><text:span text:style-name="T147"> </text:span><text:span text:style-name="Source_20_Text"><text:span text:style-name="T243">vw</text:span></text:span><text:span text:style-name="Source_20_Text"><text:span text:style-name="T147"> </text:span></text:span><text:span text:style-name="T147">é </text:span><text:span text:style-name="T152">a porcentagem, ou seja, </text:span><text:span text:style-name="T147">1/100 da largura da janela. </text:span><text:span text:style-name="T152">Já</text:span><text:span text:style-name="T147"> </text:span><text:span text:style-name="T151">a</text:span><text:span text:style-name="T147"> </text:span><text:span text:style-name="Source_20_Text"><text:span text:style-name="T243">vh</text:span></text:span><text:span text:style-name="Source_20_Text"><text:span text:style-name="T147"> </text:span></text:span><text:span text:style-name="T147">é 1/100 da </text:span><text:span text:style-name="T201">altura</text:span><text:span text:style-name="T147"> da janela.</text:span></text:p>
      <text:p text:style-name="P313"><text:span text:style-name="T147">I</text:span><text:span text:style-name="T132">mportante lembrar que não pode haver espaço entre o a medida e seu valor!<text:line-break/>Exemplo: </text:span><text:span text:style-name="T252">1 em</text:span><text:span text:style-name="T239"> → 1em</text:span></text:p>
      <text:p text:style-name="P64"><text:span text:style-name="T746">Para configurar </text:span><text:span text:style-name="T757">o tamanho da fonte</text:span><text:span text:style-name="T746"> que será aplicad</text:span><text:span text:style-name="T757">o</text:span><text:span text:style-name="T746"> a um determinado texto, usamos a propriedade </text:span><text:span text:style-name="T780">font-</text:span><text:span text:style-name="T781">size</text:span><text:span text:style-name="T746"> das CSS.</text:span></text:p>
      <text:p text:style-name="P185"/>
      <text:p text:style-name="P75"><text:span text:style-name="T775">@font-face {}:</text:span> use esse comando no topo do documento CSS para <text:span text:style-name="T785">importar</text:span> uma fonte que está dentro do projeto.<text:line-break/><text:line-break/>O <text:a xlink:type="simple" xlink:href="https://fonts.google.com/" text:style-name="Internet_20_link" text:visited-style-name="Visited_20_Internet_20_Link">Google <text:span text:style-name="T785">F</text:span>onts</text:a> é um <text:span text:style-name="T785">ótimo </text:span>repositório de fontes.<text:line-break/><text:line-break/>Caso o navegador do usuário esteja desatualizado e não reconheça a fonte importada, ele <text:span text:style-name="T785">então </text:span>apresentará a sua fonte padrão.</text:p>
      <text:p text:style-name="P92"/>
      <text:p text:style-name="P188">Outras formatações:</text:p>
      <text:p text:style-name="P55"><text:span text:style-name="T852">M</text:span>uito usadas em CSS são as propriedades:</text:p>
      <text:list text:style-name="L23">
        <text:list-item>
          <text:p text:style-name="P388"><text:span text:style-name="T426">font-weight:</text:span><text:span text:style-name="T147"> para aplicar o negrito.</text:span></text:p>
        </text:list-item>
      </text:list>
      <text:list text:style-name="L24">
        <text:list-item>
          <text:p text:style-name="P389"><text:span text:style-name="T426">font-style:</text:span><text:span text:style-name="T147"> para aplicar o itálico.</text:span></text:p>
        </text:list-item>
        <text:list-item>
          <text:p text:style-name="P389"><text:span text:style-name="T428">text</text:span><text:span text:style-name="T426">-</text:span><text:span text:style-name="T428">decoration</text:span><text:span text:style-name="T426">:</text:span><text:span text:style-name="T147"> para aplicar o </text:span><text:span text:style-name="T153">sublinhado</text:span><text:span text:style-name="T147">.</text:span></text:p>
        </text:list-item>
      </text:list>
      <text:p text:style-name="P54"><text:s/></text:p>
      <text:p text:style-name="P53">Existe uma <text:span text:style-name="T583">shorthand</text:span><text:span text:style-name="T856">(mãozinha)</text:span> para fontes que é a propriedade <text:span text:style-name="T780">font</text:span>: <text:span text:style-name="T851">em vez</text:span> de fazer várias configurações em múltiplas linhas, podemos simplificar tudo de maneira muito simples. <text:span text:style-name="T851">Exemplo:</text:span></text:p>
      <text:p text:style-name="P223"><text:soft-page-break/><text:span text:style-name="T651">font</text:span><text:span text:style-name="T722">: </text:span><text:span text:style-name="T662">italic</text:span><text:span text:style-name="T722"> </text:span><text:span text:style-name="T662">bold</text:span><text:span text:style-name="T722"> </text:span><text:span text:style-name="T741">1em</text:span><text:span text:style-name="T722"> </text:span><text:span text:style-name="T662">georgia</text:span><text:span text:style-name="T722">, </text:span><text:span text:style-name="T662">helvetica</text:span><text:span text:style-name="T722">, </text:span><text:span text:style-name="T662">sans-serif</text:span><text:span text:style-name="T722">;</text:span></text:p>
      <text:p text:style-name="P60">A ordem dos atributos de uma <text:span text:style-name="T583">shorthand</text:span> em CSS é importante!<text:line-break/>(<text:span text:style-name="T822">style</text:span><text:span text:style-name="T856">→ </text:span><text:span text:style-name="T822">weight</text:span><text:span text:style-name="T856"> → </text:span><text:span text:style-name="T822">size</text:span><text:span text:style-name="T856"> → </text:span><text:span text:style-name="T822">family</text:span>)</text:p>
      <text:p text:style-name="P58"/>
      <text:p text:style-name="P58"><text:span text:style-name="T766">Existem 4 tipos de alinhamento de textos</text:span> <text:span text:style-name="T852">(auto-explicativos)</text:span>: </text:p>
      <text:p text:style-name="P58"/>
      <text:list text:style-name="L25">
        <text:list-item>
          <text:p text:style-name="P357">text-align: left;</text:p>
        </text:list-item>
        <text:list-item>
          <text:p text:style-name="P357">text-align: <text:span text:style-name="T852">right</text:span>; </text:p>
        </text:list-item>
        <text:list-item>
          <text:p text:style-name="P357">text-align: <text:span text:style-name="T852">center</text:span>; </text:p>
        </text:list-item>
        <text:list-item>
          <text:p text:style-name="P357">text-align: <text:span text:style-name="T852">justify</text:span>;</text:p>
        </text:list-item>
      </text:list>
      <text:p text:style-name="P184"/>
      <text:p text:style-name="P59"><text:span text:style-name="T857">Também existe a propriedade </text:span><text:span text:style-name="T780">text-</text:span><text:span text:style-name="T782">indent</text:span><text:span text:style-name="T857"> para recuar o parágrafo.</text:span></text:p>
      <text:p text:style-name="P59"/>
      <text:p text:style-name="P150"><text:span text:style-name="T768">Existem 3 formas de aplicar CSS</text:span> nas <text:span text:style-name="T720">HTMLs</text:span>: Inline, Local ou Externo:</text:p>
      <text:p text:style-name="P149"/>
      <text:list xml:id="list3401254506" text:style-name="L26">
        <text:list-item>
          <text:p text:style-name="P372"><text:span text:style-name="T102">O atributo</text:span><text:span text:style-name="T88"> </text:span><text:span text:style-name="T315">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89">style</text:span><text:span text:style-name="T103"> </text:span><text:span text:style-name="T104">e digite as declarações como no exemplo a seguir: </text:span><text:span text:style-name="T631">&lt;</text:span><text:span text:style-name="T639">h1</text:span><text:span text:style-name="T721"> </text:span><text:span text:style-name="T648">style</text:span><text:span text:style-name="T721">=</text:span><text:span text:style-name="T660">"color:mediumblue; font-size: </text:span><text:span text:style-name="T661">2</text:span><text:span text:style-name="T660">em</text:span><text:span text:style-name="T631">&gt; </text:span><text:span text:style-name="T721">Capítulo 1</text:span><text:span text:style-name="T631">&lt;/</text:span><text:span text:style-name="T639">h1</text:span><text:span text:style-name="T631">&gt;</text:span></text:p>
        </text:list-item>
      </text:list>
      <text:p text:style-name="P277"/>
      <text:list xml:id="list70529877413440" text:continue-numbering="true" text:style-name="L26">
        <text:list-item>
          <text:p text:style-name="P373"><text:span text:style-name="T92">P</text:span><text:span text:style-name="T91">ara as configurações </text:span><text:span text:style-name="T316">L</text:span><text:span text:style-name="T314">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88">&lt;style&gt;</text:span><text:span text:style-name="T91">,</text:span><text:span text:style-name="T100"> dentro da área </text:span><text:span text:style-name="T238">&lt;head&gt;</text:span><text:span text:style-name="T100">, e então estilizar cada conjunto de tags, como no exemplo </text:span><text:span text:style-name="T101">a seguir</text:span><text:span text:style-name="T100">:</text:span></text:p>
        </text:list-item>
      </text:list>
      <text:p text:style-name="P303"><text:span text:style-name="T440">&lt;</text:span><text:span text:style-name="T378">style</text:span><text:span text:style-name="T440">&gt;<text:tab/><text:tab/><text:tab/><text:tab/><text:tab/><text:tab/><text:tab/><text:tab/><text:tab/></text:span></text:p>
      <text:p text:style-name="P263"><text:span text:style-name="T732"><text:tab/>body</text:span><text:span text:style-name="T705"> {<text:tab/><text:tab/><text:tab/><text:tab/><text:tab/><text:tab/><text:tab/><text:tab/></text:span></text:p>
      <text:p text:style-name="P263"><text:span text:style-name="T645"><text:tab/>background-color</text:span><text:span text:style-name="T705">: </text:span><text:span text:style-name="T659">lightsteelblue</text:span><text:span text:style-name="T705">;<text:tab/><text:tab/><text:tab/></text:span></text:p>
      <text:p text:style-name="P263"><text:span text:style-name="T645"><text:tab/>font-family</text:span><text:span text:style-name="T705">: </text:span><text:span text:style-name="T659">Arial</text:span><text:span text:style-name="T705">, </text:span><text:span text:style-name="T659">Helvetica</text:span><text:span text:style-name="T705">, </text:span><text:span text:style-name="T659">sans-serif</text:span><text:span text:style-name="T705">;<text:tab/><text:tab/></text:span></text:p>
      <text:p text:style-name="P263"><text:span text:style-name="T645"><text:tab/>font-size</text:span><text:span text:style-name="T705">: </text:span><text:span text:style-name="T740">20px</text:span><text:span text:style-name="T705">;<text:tab/><text:tab/><text:tab/><text:tab/><text:tab/><text:tab/><text:tab/></text:span></text:p>
      <text:p text:style-name="P252"><text:tab/>}<text:tab/><text:tab/><text:tab/><text:tab/><text:tab/><text:tab/><text:tab/><text:tab/><text:tab/></text:p>
      <text:p text:style-name="P263"><text:span text:style-name="T732"><text:tab/>h1</text:span><text:span text:style-name="T705"> {<text:tab/><text:tab/><text:tab/><text:tab/><text:tab/><text:tab/><text:tab/><text:tab/><text:tab/></text:span></text:p>
      <text:p text:style-name="P263"><text:span text:style-name="T645"><text:tab/>color</text:span><text:span text:style-name="T705">: </text:span><text:span text:style-name="T659">darkblue</text:span><text:span text:style-name="T705">;<text:tab/><text:tab/><text:tab/><text:tab/><text:tab/><text:tab/><text:tab/></text:span></text:p>
      <text:p text:style-name="P263"><text:span text:style-name="T645"><text:tab/>background-color</text:span><text:span text:style-name="T705">: </text:span><text:span text:style-name="T659">lightblue</text:span><text:span text:style-name="T705">;<text:tab/><text:tab/><text:tab/><text:tab/></text:span></text:p>
      <text:p text:style-name="P252"><text:tab/>}<text:tab/><text:tab/><text:tab/><text:tab/><text:tab/><text:tab/><text:tab/><text:tab/><text:tab/></text:p>
      <text:p text:style-name="P263"><text:span text:style-name="T732"><text:tab/>h2</text:span><text:span text:style-name="T705"> {<text:tab/><text:tab/><text:tab/><text:tab/><text:tab/><text:tab/><text:tab/><text:tab/><text:tab/></text:span></text:p>
      <text:p text:style-name="P263"><text:span text:style-name="T645"><text:tab/>color</text:span><text:span text:style-name="T705">: </text:span><text:span text:style-name="T659">darkred</text:span><text:span text:style-name="T705">;<text:tab/><text:tab/><text:tab/><text:tab/><text:tab/><text:tab/><text:tab/></text:span></text:p>
      <text:p text:style-name="P252"><text:tab/>}<text:tab/><text:tab/><text:tab/><text:tab/><text:tab/><text:tab/><text:tab/><text:tab/><text:tab/></text:p>
      <text:p text:style-name="P263"><text:span text:style-name="T732"><text:tab/>p</text:span><text:span text:style-name="T705"> {<text:tab/><text:tab/><text:tab/><text:tab/><text:tab/><text:tab/><text:tab/><text:tab/><text:tab/></text:span></text:p>
      <text:p text:style-name="P263"><text:span text:style-name="T645"><text:tab/>text-align</text:span><text:span text:style-name="T705">: </text:span><text:span text:style-name="T659">justify</text:span><text:span text:style-name="T705">;<text:tab/><text:tab/><text:tab/><text:tab/><text:tab/><text:tab/></text:span></text:p>
      <text:p text:style-name="P252"><text:tab/>}<text:tab/><text:tab/><text:tab/><text:tab/><text:tab/><text:tab/><text:tab/><text:tab/><text:tab/></text:p>
      <text:p text:style-name="P263"><text:span text:style-name="T630">&lt;/</text:span><text:span text:style-name="T638">style</text:span><text:span text:style-name="T630">&gt;<text:tab/><text:tab/><text:tab/><text:tab/><text:tab/><text:tab/><text:tab/><text:tab/><text:tab/></text:span></text:p>
      <text:list text:style-name="L27">
        <text:list-item>
          <text:p text:style-name="P374"><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94">&lt;link </text:span><text:span text:style-name="T453">rel=”” href=””</text:span><text:span text:style-name="T294">&gt;</text:span><text:span text:style-name="T90"> </text:span><text:span text:style-name="T91">especialmente configurada para trabalhar com arquivos </text:span><text:span text:style-name="T314">externos</text:span><text:span text:style-name="T91"> de estilo. Essa tag deve ser colocada dentro da área </text:span><text:span text:style-name="T233">&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34">&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34">.css</text:span><text:span text:style-name="T96"> que </text:span><text:span text:style-name="T97">configura o estilo dos </text:span><text:span text:style-name="T110">seletores</text:span><text:span text:style-name="T96">.</text:span></text:p>
        </text:list-item>
      </text:list>
      <text:p text:style-name="P151"/>
      <text:p text:style-name="P321"><text:span text:style-name="T96">Nota:</text:span><text:span text:style-name="T379"> </text:span><text:span text:style-name="T416">/* </text:span><text:span text:style-name="T415">Assim são feitos os comentários em CSS </text:span><text:span text:style-name="T416">*/</text:span></text:p>
      <text:p text:style-name="P322"><text:span text:style-name="T402">@charset </text:span><text:span text:style-name="T389">"UTF8"</text:span><text:span text:style-name="T403">;</text:span><text:span text:style-name="T411">/*evita incompatibilidade com acentos nas palavras*/<text:tab/></text:span></text:p>
      <text:p text:style-name="P250"><text:span text:style-name="T731">body</text:span> {<text:tab/><text:tab/><text:tab/><text:tab/><text:tab/><text:tab/><text:tab/><text:tab/><text:tab/><text:tab/><text:tab/><text:tab/></text:p>
      <text:p text:style-name="P260"><text:span text:style-name="T645"><text:tab/>background-color</text:span><text:span text:style-name="T705">: </text:span><text:span text:style-name="T659">lightgoldenrodyellow</text:span><text:span text:style-name="T705">;<text:tab/><text:tab/><text:tab/><text:tab/><text:tab/></text:span></text:p>
      <text:p text:style-name="P260"><text:span text:style-name="T645"><text:tab/>font-family</text:span><text:span text:style-name="T705">: </text:span><text:span text:style-name="T659">Arial</text:span><text:span text:style-name="T705">, </text:span><text:span text:style-name="T659">Helvetica</text:span><text:span text:style-name="T705">, </text:span><text:span text:style-name="T659">sans-serif</text:span><text:span text:style-name="T705">;<text:tab/><text:tab/><text:tab/><text:tab/><text:tab/></text:span></text:p>
      <text:p text:style-name="P260"><text:span text:style-name="T645"><text:tab/>font-size</text:span><text:span text:style-name="T705">: </text:span><text:span text:style-name="T740">20px</text:span><text:span text:style-name="T705">;<text:tab/><text:tab/><text:tab/><text:tab/><text:tab/><text:tab/><text:tab/><text:tab/><text:tab/><text:tab/></text:span></text:p>
      <text:p text:style-name="P250">}<text:tab/><text:tab/><text:tab/><text:tab/><text:tab/><text:tab/><text:tab/><text:tab/><text:tab/><text:tab/><text:tab/><text:tab/><text:tab/></text:p>
      <text:p text:style-name="P250"><text:span text:style-name="T731">h1</text:span> {<text:tab/><text:tab/><text:tab/><text:tab/><text:tab/><text:tab/><text:tab/><text:tab/><text:tab/><text:tab/><text:tab/><text:tab/><text:tab/></text:p>
      <text:p text:style-name="P260"><text:span text:style-name="T645"><text:tab/>color</text:span><text:span text:style-name="T705">: </text:span><text:span text:style-name="T659">maroon</text:span><text:span text:style-name="T705">;<text:tab/><text:tab/><text:tab/><text:tab/><text:tab/><text:tab/><text:tab/><text:tab/><text:tab/><text:tab/></text:span></text:p>
      <text:p text:style-name="P260"><text:span text:style-name="T645"><text:tab/>background-color</text:span><text:span text:style-name="T705">: </text:span><text:span text:style-name="T659">goldenrod</text:span><text:span text:style-name="T705">;<text:tab/><text:tab/><text:tab/><text:tab/><text:tab/><text:tab/><text:tab/></text:span></text:p>
      <text:p text:style-name="P250">}<text:tab/><text:tab/><text:tab/><text:tab/><text:tab/><text:tab/><text:tab/><text:tab/><text:tab/><text:tab/><text:tab/><text:tab/><text:tab/></text:p>
      <text:p text:style-name="P250"><text:span text:style-name="T731">h2</text:span> {<text:tab/><text:tab/><text:tab/><text:tab/><text:tab/><text:tab/><text:tab/><text:tab/><text:tab/><text:tab/><text:tab/><text:tab/><text:tab/></text:p>
      <text:p text:style-name="P260"><text:span text:style-name="T645"><text:tab/>color</text:span><text:span text:style-name="T705">: </text:span><text:span text:style-name="T659">darkred</text:span><text:span text:style-name="T705">;<text:tab/><text:tab/><text:tab/><text:tab/><text:tab/><text:tab/><text:tab/><text:tab/><text:tab/><text:tab/></text:span></text:p>
      <text:p text:style-name="P250">}<text:tab/><text:tab/><text:tab/><text:tab/><text:tab/><text:tab/><text:tab/><text:tab/><text:tab/><text:tab/><text:tab/><text:tab/><text:tab/></text:p>
      <text:p text:style-name="P250"><text:span text:style-name="T731">p</text:span> {<text:tab/><text:tab/><text:tab/><text:tab/><text:tab/><text:tab/><text:tab/><text:tab/><text:tab/><text:tab/><text:tab/><text:tab/><text:tab/></text:p>
      <text:p text:style-name="P260"><text:span text:style-name="T645"><text:tab/>text-align</text:span><text:span text:style-name="T705">: </text:span><text:span text:style-name="T659">justify</text:span><text:span text:style-name="T705">;<text:tab/><text:tab/><text:tab/><text:tab/><text:tab/><text:tab/><text:tab/><text:tab/><text:tab/></text:span></text:p>
      <text:p text:style-name="P250">}<text:tab/><text:tab/><text:tab/><text:tab/><text:tab/><text:tab/><text:tab/><text:tab/><text:tab/><text:tab/><text:tab/><text:tab/><text:tab/></text:p>
      <text:p text:style-name="P192"/>
      <text:p text:style-name="P156"><text:span text:style-name="T616"><text:tab/>Após criar o documento CSS, conecte-o </text:span><text:span text:style-name="T617">à</text:span><text:span text:style-name="T616"> </text:span><text:span text:style-name="T618">&lt;head&gt;</text:span><text:span text:style-name="T616"> da página HTML através da tag </text:span><text:span text:style-name="T784">&lt;link&gt;</text:span><text:span text:style-name="T616">:<text:tab/></text:span><text:span text:style-name="T634">&lt;</text:span><text:span text:style-name="T642">link</text:span><text:span text:style-name="T729"> </text:span><text:span text:style-name="T656">rel</text:span><text:span text:style-name="T729">=</text:span><text:span text:style-name="T668">"stylesheet"</text:span><text:span text:style-name="T729"> </text:span><text:span text:style-name="T656">href</text:span><text:span text:style-name="T729">=</text:span><text:span text:style-name="T668">"style.css"</text:span><text:span text:style-name="T634">&gt;</text:span></text:p>
      <text:p text:style-name="P72"><text:span text:style-name="T794">C</text:span>uidado ao escrever os parâmetros porque <text:span text:style-name="T535">ESPAÇO</text:span> <text:span text:style-name="T559">indica mudança de parâmetro</text:span></text:p>
      <text:p text:style-name="P69"/>
      <text:p text:style-name="P83"><text:span text:style-name="T469">A</text:span><text:span text:style-name="T465">talho:</text:span><text:span text:style-name="T763"> para criar uma pasta dedicada aos estilos CSS, </text:span><text:span text:style-name="T859">implemente </text:span><text:span text:style-name="T763">na </text:span><text:span text:style-name="T814">&lt;head&gt;</text:span><text:span text:style-name="T763"> um</text:span><text:span text:style-name="T584"> link css</text:span><text:span text:style-name="T763">, como exemplo: </text:span><text:span text:style-name="T633">&lt;</text:span><text:span text:style-name="T641">link</text:span><text:span text:style-name="T726"> </text:span><text:span text:style-name="T653">rel</text:span><text:span text:style-name="T726">=</text:span><text:span text:style-name="T665">"stylesheet"</text:span><text:span text:style-name="T726"> </text:span><text:span text:style-name="T653">href</text:span><text:span text:style-name="T726">=</text:span><text:span text:style-name="T665">"</text:span><text:span text:style-name="T764">estilo/</text:span><text:span text:style-name="T665">style.css"</text:span><text:span text:style-name="T633">&gt;</text:span></text:p>
      <text:p text:style-name="P69"><text:span text:style-name="T859">C</text:span><text:span text:style-name="T765">om o cursor em cima desse link, </text:span><text:span text:style-name="T858">aperte </text:span><text:span text:style-name="T824">CONTROL</text:span><text:span text:style-name="T858"> + </text:span><text:span text:style-name="T823">ESPAÇO</text:span><text:span text:style-name="T858"> e o VSCode vai acusar que não conseguiu encontrar a pasta, perguntando se deseja criá-la.</text:span></text:p>
      <text:p text:style-name="P74"/>
      <text:h text:style-name="P333" text:outline-level="1">Ordem da cascata</text:h>
      <text:p text:style-name="P84">A <text:span text:style-name="T458">ordem de leitura</text:span> dos estilos, quando em simultâneo num HTML, é a seguinte:</text:p>
      <text:list text:style-name="L28">
        <text:list-item>
          <text:p text:style-name="P402">CSS existente no browser (default)</text:p>
        </text:list-item>
        <text:list-item>
          <text:p text:style-name="P402">CSS externa</text:p>
        </text:list-item>
        <text:list-item>
          <text:p text:style-name="P402">CSS local</text:p>
        </text:list-item>
        <text:list-item>
          <text:p text:style-name="P402">CSS inline</text:p>
        </text:list-item>
      </text:list>
      <text:p text:style-name="P84"><text:span text:style-name="T860">E</text:span>m caso de regras iguais com valores diferentes <text:span text:style-name="T860">aplicados a um seletor</text:span>, <text:span text:style-name="T860">os estilos</text:span> funcionam em <text:span text:style-name="T559">cascata</text:span> <text:span text:style-name="T860">e a</text:span> <text:span text:style-name="T458">ordem de prioridade</text:span> é a seguinte:</text:p>
      <text:list text:style-name="L29">
        <text:list-item>
          <text:p text:style-name="P403">CSS Inline</text:p>
        </text:list-item>
        <text:list-item>
          <text:p text:style-name="P403">CSS local</text:p>
        </text:list-item>
        <text:list-item>
          <text:p text:style-name="P403">CSS externa</text:p>
        </text:list-item>
        <text:list-item>
          <text:p text:style-name="P403">CSS existente no browser (default)</text:p>
        </text:list-item>
      </text:list>
      <text:p text:style-name="P85"/>
      <text:p text:style-name="P70"><text:span text:style-name="T767">Diferença entre id e class:</text:span><text:line-break/><text:span text:style-name="T789">T</text:span><text:span text:style-name="T596">anto para HTML quanto para CSS, um </text:span><text:span text:style-name="T776">id</text:span><text:span text:style-name="T596"> só </text:span><text:span text:style-name="T604">deve</text:span><text:span text:style-name="T596"> ser aplicado para um </text:span><text:span text:style-name="T599">único </text:span><text:span text:style-name="T596">objeto e não para vários. Para </text:span><text:span text:style-name="T605">formatar</text:span><text:span text:style-name="T596"> vários objetos </text:span><text:span text:style-name="T605">utilize as</text:span><text:span text:style-name="T596"> </text:span><text:span text:style-name="T776">class</text:span></text:p>
      <text:p text:style-name="P291"><text:span text:style-name="T133">No CSS, </text:span><text:span text:style-name="T191">uma hash(</text:span><text:span text:style-name="T426">#</text:span><text:span text:style-name="T191">) identifica a "</text:span><text:span text:style-name="T426">id</text:span><text:span text:style-name="T191">", já o ponto(.) identifica uma classe.</text:span></text:p>
      <text:p text:style-name="P50"/>
      <text:p text:style-name="P318"><text:span text:style-name="T133">Uma</text:span><text:span text:style-name="T326"> </text:span><text:span text:style-name="T426">pseudo-classe</text:span><text:span text:style-name="T133"> CSS é uma palavra-chave adicionada às declarações de um seletor após um sinal de </text:span><text:span text:style-name="T172">dois pontos</text:span><text:span text:style-name="T133"> </text:span><text:span text:style-name="T154">(</text:span><text:span text:style-name="T426">:</text:span><text:span text:style-name="T154">)</text:span><text:span text:style-name="T133"> e especificam um estado especial de um elemento, </text:span><text:span text:style-name="T155">são muito usadas na personalização de links</text:span><text:span text:style-name="T133">. Existem </text:span><text:span text:style-name="T156">muitas</text:span><text:span text:style-name="T133"> pseudo-classes para estilos, po</text:span><text:span text:style-name="T156">r exemplo algumas</text:span><text:span text:style-name="T133">:</text:span></text:p>
      <text:list text:style-name="L30">
        <text:list-item>
          <text:p text:style-name="P340"><text:span text:style-name="T299">:</text:span><text:span text:style-name="T300">root</text:span><text:span text:style-name="T220">, </text:span><text:span text:style-name="T300">:</text:span><text:span text:style-name="T299">hover</text:span><text:span text:style-name="T220">, </text:span><text:span text:style-name="T299">:visited</text:span><text:span text:style-name="T220">, </text:span><text:span text:style-name="T299">:active</text:span><text:span text:style-name="T220">, </text:span><text:span text:style-name="T299">:checked</text:span><text:span text:style-name="T220">, </text:span><text:span text:style-name="T299">:empty</text:span><text:span text:style-name="T220">, </text:span><text:span text:style-name="T299">:focus</text:span><text:span text:style-name="T220">. </text:span></text:p>
        </text:list-item>
      </text:list>
      <text:p text:style-name="P177"><text:span text:style-name="T731">a:visited</text:span> {<text:tab/><text:tab/><text:tab/><text:tab/></text:p>
      <text:p text:style-name="P269"><text:span text:style-name="T645"><text:tab/>color</text:span><text:span text:style-name="T705">: </text:span><text:span text:style-name="T659">violet</text:span><text:span text:style-name="T705">;<text:tab/><text:tab/><text:tab/></text:span></text:p>
      <text:p text:style-name="P257">}<text:tab/><text:tab/><text:tab/><text:tab/><text:tab/><text:tab/></text:p>
      <text:p text:style-name="P257"><text:span text:style-name="T731">a:hover</text:span> {<text:tab/><text:tab/><text:tab/><text:tab/><text:tab/></text:p>
      <text:p text:style-name="P269"><text:span text:style-name="T645"><text:tab/>text-decoration</text:span><text:span text:style-name="T705">: </text:span><text:span text:style-name="T659">underline</text:span><text:span text:style-name="T705">;</text:span></text:p>
      <text:p text:style-name="P257">}<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4"/>
      <text:p text:style-name="P51"><text:span text:style-name="T746">Já um </text:span><text:span text:style-name="T779">pseudo-elemento</text:span><text:span text:style-name="T746"> CSS é uma palavra-chave adicionada às declarações de um seletor após </text:span><text:span text:style-name="T559">dois sinais de dois pontos</text:span><text:span text:style-name="T746"> </text:span><text:span text:style-name="T758">(</text:span><text:span text:style-name="T779">::</text:span><text:span text:style-name="T758">)</text:span><text:span text:style-name="T746"> e permitem que você formate um pedaço específico do elemento referenciado. Os principais pseudo-elementos usados nas CSS são:</text:span></text:p>
      <text:list text:style-name="L31">
        <text:list-item>
          <text:p text:style-name="P341"><text:span text:style-name="T298">::before, ::after, ::first-letter, ::first-line</text:span><text:span text:style-name="T217">. </text:span></text:p>
        </text:list-item>
      </text:list>
      <text:p text:style-name="P253"><text:span text:style-name="T731">.exemplo::before</text:span> {<text:tab/><text:tab/><text:tab/></text:p>
      <text:p text:style-name="P264"><text:span text:style-name="T645"><text:tab/>content</text:span><text:span text:style-name="T705">: </text:span><text:span text:style-name="T659">'&gt;&gt;'</text:span><text:span text:style-name="T705">;<text:tab/><text:tab/><text:tab/></text:span></text:p>
      <text:p text:style-name="P265"><text:span text:style-name="T645"><text:tab/>font-weight</text:span><text:span text:style-name="T705">: </text:span><text:span text:style-name="T659">lighter</text:span><text:span text:style-name="T705">;<text:tab/><text:tab/></text:span></text:p>
      <text:p text:style-name="P259">}<text:tab/><text:tab/><text:tab/><text:tab/><text:tab/><text:tab/></text:p>
      <text:p text:style-name="P253"><text:span text:style-name="T731">.exemplo::after</text:span> {<text:tab/><text:tab/><text:tab/></text:p>
      <text:p text:style-name="P264"><text:span text:style-name="T645"><text:tab/>content</text:span><text:span text:style-name="T705">: </text:span><text:span text:style-name="T659">'&lt;&lt;'</text:span><text:span text:style-name="T705">;<text:tab/><text:tab/><text:tab/></text:span></text:p>
      <text:p text:style-name="P264"><text:span text:style-name="T645"><text:tab/>font-weight</text:span><text:span text:style-name="T705">: </text:span><text:span text:style-name="T659">lighter</text:span><text:span text:style-name="T705">;<text:tab/><text:tab/></text:span></text:p>
      <text:p text:style-name="P253">}<text:tab/><text:tab/><text:tab/><text:tab/><text:tab/><text:tab/></text:p>
      <text:p text:style-name="P95"/>
      <text:p text:style-name="P316"><text:span text:style-name="T216">Os </text:span><text:span text:style-name="T322">filhos imediatos de um seletor</text:span><text:span text:style-name="T219">(direct children)</text:span><text:span text:style-name="T216"> podem ser modificados pelo</text:span><text:span text:style-name="T217"> símbolo </text:span><text:span text:style-name="T218">(</text:span><text:span text:style-name="T297">&gt;</text:span><text:span text:style-name="T217">). Exemplo:<text:tab/></text:span></text:p>
      <text:p text:style-name="P317"><text:span text:style-name="T734">div</text:span><text:span text:style-name="T722"> &gt; </text:span><text:span text:style-name="T734">p</text:span><text:span text:style-name="T722"> {<text:tab/><text:tab/><text:tab/><text:tab/><text:tab/></text:span></text:p>
      <text:p text:style-name="P269"><text:span text:style-name="T645"><text:tab/>display</text:span><text:span text:style-name="T705">: </text:span><text:span text:style-name="T659">none</text:span><text:span text:style-name="T705">;<text:tab/><text:tab/><text:tab/></text:span></text:p>
      <text:p text:style-name="P257">}<text:tab/><text:tab/><text:tab/><text:tab/><text:tab/><text:tab/></text:p>
      <text:p text:style-name="P258"><text:span text:style-name="T731">div:hover</text:span> &gt; <text:span text:style-name="T731">p</text:span> {<text:tab/><text:tab/><text:tab/><text:tab/></text:p>
      <text:p text:style-name="P270"><text:span text:style-name="T645"><text:tab/>display</text:span><text:span text:style-name="T705">: </text:span><text:span text:style-name="T659">block</text:span><text:span text:style-name="T705">;<text:tab/><text:tab/><text:tab/></text:span></text:p>
      <text:p text:style-name="P270"><text:span text:style-name="T645"><text:tab/>background-color</text:span><text:span text:style-name="T705">: </text:span><text:span text:style-name="T659">aqua</text:span><text:span text:style-name="T705">;<text:tab/></text:span></text:p>
      <text:p text:style-name="P257">}<text:tab/><text:tab/><text:tab/><text:tab/><text:tab/><text:tab/></text:p>
      <text:p text:style-name="P315"/>
      <text:p text:style-name="P314"/>
      <text:p text:style-name="P100"><text:span text:style-name="T596">A maioria dos elementos html são como </text:span><text:span text:style-name="T772">conteiners</text:span><text:span text:style-name="T596">, </text:span><text:span text:style-name="T606">caixas </text:span><text:span text:style-name="T596">que armazenam conteúdo, baseando-se no conceito </text:span><text:span text:style-name="T684">box-model</text:span></text:p>
      <text:p text:style-name="P96">Por padrão, toda caixa é composta apenas pelo <text:span text:style-name="T773">content</text:span><text:span text:style-name="T861"> (</text:span>conteúdo<text:span text:style-name="T861">)</text:span> e não possui <text:span text:style-name="T773">padding</text:span>, nem <text:span text:style-name="T773">border</text:span>, nem <text:span text:style-name="T773">outline</text:span> e nem <text:span text:style-name="T773">margin</text:span>. </text:p>
      <text:p text:style-name="P96">Todo conteúdo possui uma <text:span text:style-name="T773">width</text:span> (largura) e uma <text:span text:style-name="T773">height</text:span> (altura) e a esse conjunto de propriedades, damos o nome de <text:span text:style-name="T773">box-sizing</text:span></text:p>
      <text:p text:style-name="P96"/>
      <text:p text:style-name="P293"><text:span text:style-name="T426">padding</text:span><text:span text:style-name="T210">(preenchimento)</text:span><text:span text:style-name="T122">: é o parâmetro </text:span><text:span text:style-name="T125">que define o espaço </text:span><text:span text:style-name="T179">interno</text:span><text:span text:style-name="T122"> </text:span><text:span text:style-name="T125">do objeto</text:span><text:span text:style-name="T122"><text:line-break/></text:span><text:span text:style-name="T426">margin</text:span><text:span text:style-name="T122">: é o parâmetro </text:span><text:span text:style-name="T125">que define o espaço </text:span><text:span text:style-name="T179">externo</text:span><text:span text:style-name="T122"> do objeto<text:line-break/>Entre a margem e a borda, podemos determinar o </text:span><text:span text:style-name="T426">outline</text:span><text:span text:style-name="T122"> (contorn</text:span><text:span text:style-name="T126">o</text:span><text:span text:style-name="T122">) <text:line-break/></text:span></text:p>
      <text:p text:style-name="P224"><text:span text:style-name="T380">A shorthand </text:span><text:span text:style-name="T429">border</text:span><text:span text:style-name="T380"> simplifica a declaração de </text:span><text:span text:style-name="T429">border-width</text:span><text:span text:style-name="T380">, </text:span><text:span text:style-name="T429">border-style</text:span><text:span text:style-name="T380"> e </text:span><text:span text:style-name="T429">border-color</text:span><text:span text:style-name="T430"> </text:span><text:span text:style-name="T381">(consecutivamente). </text:span><text:span text:style-name="T380">Exemplo:<text:tab/></text:span><text:span text:style-name="T651">border</text:span><text:span text:style-name="T722">: </text:span><text:span text:style-name="T741">10px</text:span><text:span text:style-name="T722"> </text:span><text:span text:style-name="T662">solid</text:span><text:span text:style-name="T722"> </text:span><text:span text:style-name="T662">red</text:span><text:span text:style-name="T722">;</text:span></text:p>
      <text:p text:style-name="P61"/>
      <text:p text:style-name="P62">Todo elemento de caixa possui quatro valores para <text:span text:style-name="T679">padding</text:span> e <text:span text:style-name="T679">margin</text:span>, sempre nessa mesma ordem: <text:span text:style-name="T780">top</text:span>, <text:s/><text:span text:style-name="T780">right</text:span>, <text:span text:style-name="T780">bottom</text:span>, <text:s/><text:span text:style-name="T780">left</text:span><text:line-break/></text:p>
      <text:p text:style-name="P62"><text:span text:style-name="T780">margin:auto;</text:span><text:span text:style-name="T862"> permite que o </text:span>navegador calcule automaticamente as margens da esquerda e da direita para que o bloco seja colocado no <text:span text:style-name="T862">centro </text:span><text:span text:style-name="T870">(somente horizontal)</text:span>, independente do tamanho da janela. </text:p>
      <text:p text:style-name="P69"/>
      <text:p text:style-name="P76"><text:span text:style-name="T862">P</text:span>odemos classificar um elemento em <text:span text:style-name="T862">2</text:span> <text:span text:style-name="T862">comportamentos</text:span>:</text:p>
      <text:list text:style-name="L32">
        <text:list-item>
          <text:p text:style-name="P375"><text:span text:style-name="T122">Caixa do tipo </text:span><text:span text:style-name="T328">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4">&lt;address&gt; &lt;article&gt; &lt;aside&gt; &lt;blockquote&gt; &lt;canvas&gt; &lt;dd&gt; &lt;div&gt; &lt;dl&gt; &lt;dt&gt;</text:p>
      <text:p text:style-name="P324">&lt;fieldset&gt; &lt;figcaption&gt; &lt;figure&gt; &lt;footer&gt; &lt;form&gt; &lt;h1-<text:span text:style-name="T862">6</text:span>&gt; &lt;header&gt; </text:p>
      <text:p text:style-name="P324">&lt;hr&gt; &lt;li&gt; &lt;main&gt; &lt;nav&gt; &lt;ol&gt; &lt;p&gt; &lt;pre&gt; &lt;section&gt; &lt;table&gt; &lt;tfoot&gt; &lt;ul&gt; </text:p>
      <text:p text:style-name="P77"/>
      <text:list text:style-name="L33">
        <text:list-item>
          <text:p text:style-name="P354">Caixa do tipo <text:span text:style-name="T680">inline-level:</text:span> <text:span text:style-name="T862">O</text:span> elemento não vai começar em uma nova linha, e sim no ponto exato onde foram definidos. <text:span text:style-name="T862">Já</text:span> a largura dele <text:span text:style-name="T862">ocupará</text:span> apenas o tamanho relativo ao seu conteúdo. <text:span text:style-name="T862">Exemplos:</text:span></text:p>
        </text:list-item>
      </text:list>
      <text:p text:style-name="P324">&lt;a&gt; &lt;abbr&gt; &lt;br&gt; &lt;button&gt; &lt;cite&gt; &lt;code&gt; &lt;dfn&gt; &lt;em&gt; &lt;img&gt; &lt;input&gt; &lt;kbd&gt; &lt;label&gt; &lt;map&gt; &lt;object&gt; &lt;output&gt; &lt;q&gt; &lt;samp&gt; &lt;script&gt; &lt;select&gt; &lt;small&gt; &lt;span&gt; &lt;strong&gt; &lt;sub&gt; &lt;textarea&gt; &lt;var&gt;</text:p>
      <text:p text:style-name="P77"/>
      <text:p text:style-name="P69"/>
      <text:p text:style-name="P79"><text:span text:style-name="T752">A</text:span><text:span text:style-name="T753">s</text:span><text:span text:style-name="T748"> propriedade</text:span><text:span text:style-name="T753">s</text:span><text:span text:style-name="T748"> </text:span><text:span text:style-name="T776">box-shadow</text:span><text:span text:style-name="T748"> </text:span><text:span text:style-name="T753">e </text:span><text:span text:style-name="T778">text</text:span><text:span text:style-name="T776">-shadow</text:span><text:span text:style-name="T753"> </text:span><text:span text:style-name="T752">tem 4</text:span><text:span text:style-name="T748"> </text:span><text:span text:style-name="T752">parâmetros, respectivamente na ordem</text:span><text:span text:style-name="T748">:</text:span></text:p>
      <text:list text:style-name="L34">
        <text:list-item>
          <text:p text:style-name="P356">Deslocamento horizontal (offset-x): é o quanto a sombra vai deslocar para o lado direito (valores negativos causam deslocamento para à esquerda)</text:p>
        </text:list-item>
        <text:list-item>
          <text:p text:style-name="P356">Deslocamento vertical (offset-y): é o quanto a sombra vai andar para baixo (valores negativos causam deslocamento para cima)</text:p>
        </text:list-item>
        <text:list-item>
          <text:p text:style-name="P376"><text:span text:style-name="Source_20_Text"><text:span text:style-name="T192">Embaçamento </text:span></text:span><text:span text:style-name="Source_20_Text"><text:span text:style-name="T212">radial (</text:span></text:span><text:span text:style-name="Source_20_Text"><text:span text:style-name="T192">blur-radius</text:span></text:span><text:span text:style-name="Source_20_Text"><text:span text:style-name="T212">): </text:span></text:span></text:p>
        </text:list-item>
        <text:list-item>
          <text:p text:style-name="P376"><text:span text:style-name="T191">Embaçamento (</text:span><text:span text:style-name="T211">spread-radius</text:span><text:span text:style-name="T191">): é o espalhamento da sombra pelo fundo</text:span></text:p>
        </text:list-item>
        <text:list-item>
          <text:p text:style-name="P376"><text:span text:style-name="T191">Cor (color): cor da sombra. É possível usar transparência. <text:line-break/></text:span><text:span text:style-name="T211">Exemplo: </text:span><text:span text:style-name="T377">box-shadow</text:span><text:span text:style-name="T406">: 2px 2px 2px 1px rgba(0, 0, 0, 0</text:span><text:span text:style-name="T454">.2</text:span><text:span text:style-name="T406">);</text:span></text:p>
        </text:list-item>
      </text:list>
      <text:p text:style-name="P97"/>
      <text:p text:style-name="P296"><text:span text:style-name="T211">A propriedade </text:span><text:span text:style-name="T426">border-radius</text:span><text:span text:style-name="T211"> arredonda os vértices de um elemento. As figuras a seguir ilustram a ordem dos valores que alteram o </text:span><text:span text:style-name="T178">tamanho</text:span><text:span text:style-name="T211">:</text:span></text:p>
      <text:p text:style-name="P97"/>
      <text:p text:style-name="P98"><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8"/>
      <text:p text:style-name="P98"><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8"/>
      <text:p text:style-name="P225"><text:span text:style-name="T384">Também é possível criar </text:span><text:span text:style-name="T356">bolas</text:span><text:span text:style-name="T384">, para isso, crie uma </text:span><text:span text:style-name="T387">&lt;div&gt;</text:span><text:span text:style-name="T384"> quadrada e adicione a propriedade </text:span><text:span text:style-name="T651">border-radius</text:span><text:span text:style-name="T722">: </text:span><text:span text:style-name="T741">50%</text:span><text:span text:style-name="T722">;</text:span></text:p>
      <text:p text:style-name="P99"/>
      <text:p text:style-name="P327"><text:span text:style-name="T213">Para </text:span><text:span text:style-name="T455">criar variáveis CSS</text:span><text:span text:style-name="T211"> </text:span><text:span text:style-name="T213">utilize duplo traços. Exemplo:</text:span></text:p>
      <text:p text:style-name="P253"><text:span text:style-name="T731">:root</text:span> { <text:span text:style-name="T710">/*essa pseudo-classe aplica CSS a todo o documento<text:tab/><text:tab/><text:line-break/></text:span><text:span text:style-name="T716">e armazena as variáveis CSS</text:span><text:span text:style-name="T710">*/<text:tab/><text:tab/><text:tab/><text:tab/><text:tab/><text:tab/></text:span>    <text:tab/></text:p>
      <text:p text:style-name="P264"><text:span text:style-name="T645"><text:tab/>--cor1</text:span><text:span text:style-name="T705">: </text:span><text:span text:style-name="T659">#85D085</text:span><text:span text:style-name="T705">;                                        <text:tab/></text:span></text:p>
      <text:p text:style-name="P264"><text:span text:style-name="T645"><text:tab/>--cor2</text:span><text:span text:style-name="T705">: </text:span><text:span text:style-name="T659">#5EA35E</text:span><text:span text:style-name="T705">;                                        <text:tab/></text:span></text:p>
      <text:p text:style-name="P264"><text:span text:style-name="T645"><text:tab/>--cor3</text:span><text:span text:style-name="T705">: </text:span><text:span text:style-name="T659">#2F882F</text:span><text:span text:style-name="T705">;                                        <text:tab/></text:span></text:p>
      <text:p text:style-name="P264"><text:span text:style-name="T645"><text:tab/>--cor4</text:span><text:span text:style-name="T705">: </text:span><text:span text:style-name="T659">#0B6D0B</text:span><text:span text:style-name="T705">;                                        <text:tab/></text:span></text:p>
      <text:p text:style-name="P266"><text:span text:style-name="T645"><text:tab/>--cor5</text:span><text:span text:style-name="T705">: </text:span><text:span text:style-name="T659">#005300</text:span><text:span text:style-name="T705">;                                        <text:tab/></text:span></text:p>
      <text:p text:style-name="P254">}                                                           <text:tab/></text:p>
      <text:p text:style-name="P328"><text:span text:style-name="T733">body</text:span><text:span text:style-name="T721"> {<text:tab/><text:tab/><text:tab/><text:tab/><text:tab/><text:tab/><text:tab/><text:tab/><text:tab/><text:tab/><text:tab/></text:span></text:p>
      <text:p text:style-name="P267"><text:span text:style-name="T645"><text:tab/>background-color</text:span><text:span text:style-name="T705">: </text:span><text:span text:style-name="T865">var</text:span><text:span text:style-name="T705">(</text:span><text:span text:style-name="T645">--cor1</text:span><text:span text:style-name="T705">);</text:span><text:span text:style-name="T712"> /**para referenciar a <text:tab/><text:tab/><text:line-break/>variável é necessário usar a função var()*/<text:tab/><text:tab/><text:tab/><text:tab/></text:span></text:p>
      <text:p text:style-name="P253">}<text:tab/><text:tab/><text:tab/><text:tab/><text:tab/><text:tab/><text:tab/><text:tab/><text:tab/><text:tab/><text:tab/><text:tab/></text:p>
      <text:p text:style-name="P255"/>
      <text:p text:style-name="P351"><text:span text:style-name="T759">O seletor </text:span><text:span text:style-name="T701">asterisco (*)</text:span><text:span text:style-name="T759"> aplica as propriedades CSS para todos os elementos HTML</text:span></text:p>
      <text:p text:style-name="P351"><text:span text:style-name="T759"/></text:p>
      <text:p text:style-name="P297"><text:span text:style-name="T158">Existem 3 maneiras de </text:span><text:span text:style-name="T455">adicionar uma imagem de fundo</text:span><text:span text:style-name="T158">:</text:span></text:p>
      <text:list text:style-name="L36">
        <text:list-item>
          <text:p text:style-name="P349">Cor sólida: <text:s/><text:span text:style-name="T652">background-color</text:span><text:span text:style-name="T724">: </text:span><text:span text:style-name="T663">skyblue</text:span><text:span text:style-name="T724">;</text:span></text:p>
        </text:list-item>
        <text:list-item>
          <text:p text:style-name="P350">Degradê: <text:span text:style-name="T652">background-image</text:span><text:span text:style-name="T724">: </text:span><text:span text:style-name="T866">linear-gradient</text:span><text:span text:style-name="T724">(to </text:span><text:span text:style-name="T663">bottom</text:span><text:span text:style-name="T724">, </text:span><text:span text:style-name="T663">yellow</text:span><text:span text:style-name="T724">, </text:span><text:span text:style-name="T663">red</text:span><text:span text:style-name="T724">);</text:span></text:p>
        </text:list-item>
        <text:list-item>
          <text:p text:style-name="P391"><text:span text:style-name="T386">URL: </text:span><text:span text:style-name="T447">background-image</text:span><text:span text:style-name="T412">: </text:span><text:span text:style-name="T450">url</text:span><text:span text:style-name="T412">(</text:span><text:span text:style-name="T447">imagens/pattern003.png</text:span><text:span text:style-name="T412">);<text:line-break/></text:span><text:span text:style-name="T652">background-repeat</text:span><text:span text:style-name="T724">: </text:span><text:span text:style-name="T663">repeat</text:span><text:span text:style-name="T724"> </text:span><text:span text:style-name="T725">ou</text:span><text:span text:style-name="T724"> </text:span><text:span text:style-name="T664">no-r</text:span><text:span text:style-name="T663">epeat </text:span><text:span text:style-name="T725">ou </text:span><text:span text:style-name="T663">repeat-x </text:span><text:span text:style-name="T725">ou </text:span><text:span text:style-name="T663">repeat-</text:span><text:span text:style-name="T664">y</text:span></text:p>
        </text:list-item>
      </text:list>
      <text:p text:style-name="P179"/>
      <text:p text:style-name="P297"><text:span text:style-name="T159">Quando o tamanho da </text:span><text:span text:style-name="T160">box</text:span><text:span text:style-name="T159"> é maior que o tamanho da imagem, por padrão, a imagem será repetida nos dois eixos (eixo x e eixo y) quantas vezes for necessário para cobrir a extensão da caixa contêiner. É possível alterar esse comportamento usando a propriedade </text:span><text:span text:style-name="T423">background-repeat</text:span><text:span text:style-name="T159">, que aceita os seguintes valores:</text:span></text:p>
      <text:list text:style-name="L37">
        <text:list-item>
          <text:p text:style-name="P392"><text:span text:style-name="T443">background-repeat</text:span><text:span text:style-name="T388">: </text:span><text:span text:style-name="T393">repeat</text:span><text:span text:style-name="T388">;</text:span></text:p>
        </text:list-item>
        <text:list-item>
          <text:p text:style-name="P392"><text:span text:style-name="T443">background-repeat</text:span><text:span text:style-name="T388">: </text:span><text:span text:style-name="T393">repeat-x</text:span><text:span text:style-name="T388">;</text:span></text:p>
        </text:list-item>
        <text:list-item>
          <text:p text:style-name="P392"><text:span text:style-name="T443">background-repeat</text:span><text:span text:style-name="T388">: </text:span><text:span text:style-name="T393">repeat-y</text:span><text:span text:style-name="T388">;</text:span></text:p>
        </text:list-item>
        <text:list-item>
          <text:p text:style-name="P392"><text:span text:style-name="T443">background-repeat</text:span><text:span text:style-name="T388">: </text:span><text:span text:style-name="T393">no-repeat</text:span><text:span text:style-name="T388">;</text:span></text:p>
        </text:list-item>
      </text:list>
      <text:p text:style-name="P297"/>
      <text:p text:style-name="P297"/>
      <text:p text:style-name="P298"><text:span text:style-name="T161">Para alterar</text:span><text:span text:style-name="T159"> a posição de </text:span><text:span text:style-name="T162">referência (ancoragem) de uma</text:span><text:span text:style-name="T159"> </text:span><text:span text:style-name="T162">imagem, </text:span><text:span text:style-name="T161">use a propriedade </text:span><text:span text:style-name="T423">background-position</text:span><text:span text:style-name="T159">, </text:span><text:span text:style-name="T162">aplicando </text:span><text:span text:style-name="T161">os parâmetros </text:span><text:span text:style-name="T162">abaixo</text:span><text:span text:style-name="T161">:</text:span></text:p>
      <text:p text:style-name="P65"><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299"><text:span text:style-name="T161">Exemplo: </text:span><text:span text:style-name="T444">background-position</text:span><text:span text:style-name="T408">: </text:span><text:span text:style-name="T395">right</text:span><text:span text:style-name="T408"> </text:span><text:span text:style-name="T395">bottom</text:span><text:span text:style-name="T408">;</text:span></text:p>
      <text:p text:style-name="P332"/>
      <text:p text:style-name="P332"/>
      <text:p text:style-name="P300"><text:span text:style-name="T161">A </text:span><text:span text:style-name="T162">propriedade </text:span><text:span text:style-name="T423">background-size</text:span><text:span text:style-name="T162"> redimensiona imagens e possui 4 diferentes parâmetros:</text:span></text:p>
      <text:list text:style-name="L38">
        <text:list-item>
          <text:p text:style-name="P378"><text:span text:style-name="T444">background-size</text:span><text:span text:style-name="T408">: </text:span><text:span text:style-name="T397">auto</text:span><text:span text:style-name="T408">;</text:span><text:span text:style-name="T162"> (padrão) a imagem de fundo será aplicada em seu tamanho original. </text:span></text:p>
        </text:list-item>
        <text:list-item>
          <text:p text:style-name="P378"><text:span text:style-name="T444">Background-size</text:span><text:span text:style-name="T408">: </text:span><text:span text:style-name="T396">100% 100%</text:span><text:span text:style-name="T408">; </text:span><text:span text:style-name="T162"><text:s/></text:span><text:span text:style-name="T163">Tamanho fixo: </text:span><text:span text:style-name="T162">Redimensiona a largura da imagem e faz a altura se adaptar automaticamente. Podemos também informar as duas dimensões</text:span><text:span text:style-name="T163">(px)</text:span><text:span text:style-name="T162"> na sequência ou também usar valores percentuais</text:span><text:span text:style-name="T163">(%)</text:span><text:span text:style-name="T162">. </text:span></text:p>
        </text:list-item>
        <text:list-item>
          <text:p text:style-name="P378"><text:span text:style-name="T444">background-size</text:span><text:span text:style-name="T408">: </text:span><text:span text:style-name="T396">contain</text:span><text:span text:style-name="T408">;</text:span><text:span text:style-name="T162"> </text:span><text:span text:style-name="T163">exibe 100% da imagem na tela mesmo que, para isso, apresente barras verticais ou horizontais ao lado da imagem.</text:span></text:p>
        </text:list-item>
        <text:list-item>
          <text:p text:style-name="P379"><text:span text:style-name="T444">background-size</text:span><text:span text:style-name="T408">: </text:span><text:span text:style-name="T395">cover</text:span><text:span text:style-name="T408">;</text:span><text:span text:style-name="T163"> </text:span><text:span text:style-name="T164">ajusta com zoom a imagem para cobrir</text:span><text:span text:style-name="T163"> todo o conteiner, adaptando-a de acordo com o tamanho da viewport(janela), ou seja, não exibe 100% da imagem mas ocupa 100% da viewport (responsividade)</text:span></text:p>
        </text:list-item>
      </text:list>
      <text:p text:style-name="P80"/>
      <text:p text:style-name="P80"/>
      <text:p text:style-name="P300"><text:span text:style-name="T122">A propriedade </text:span><text:span text:style-name="T423">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text:style-name="L39">
        <text:list-item>
          <text:p text:style-name="P380"><text:span text:style-name="T445">background-attachment</text:span><text:span text:style-name="T409">: </text:span><text:span text:style-name="T398">scroll</text:span><text:span text:style-name="T129"> (padrão) a imagem de fundo vai rolar junto com o conteúdo.</text:span></text:p>
        </text:list-item>
        <text:list-item>
          <text:p text:style-name="P380"><text:span text:style-name="T445">background-attachment</text:span><text:span text:style-name="T409">: </text:span><text:span text:style-name="T399">fixed</text:span><text:span text:style-name="T394"> </text:span><text:span text:style-name="T129">A imagem de fundo vai ficar </text:span><text:span text:style-name="T180">fixada</text:span><text:span text:style-name="T129"> enquanto o conteúdo vai sendo rolado. </text:span></text:p>
        </text:list-item>
      </text:list>
      <text:p text:style-name="P80"/>
      <text:p text:style-name="P302"><text:span text:style-name="T122">A propriedade abreviada</text:span><text:span text:style-name="T128">(</text:span><text:span text:style-name="T222">shortcut</text:span><text:span text:style-name="T128">)</text:span><text:span text:style-name="T122"> </text:span><text:span text:style-name="T423">background</text:span><text:span text:style-name="T122"> pode ser declarada agrupando </text:span><text:span text:style-name="T130">os parâmetros na seguinte ordem</text:span><text:span text:style-name="T122">:</text:span></text:p>
      <text:list text:style-name="L40">
        <text:list-item>
          <text:p text:style-name="P355">background-color</text:p>
        </text:list-item>
        <text:list-item>
          <text:p text:style-name="P355">background-image</text:p>
        </text:list-item>
        <text:list-item>
          <text:p text:style-name="P355">background-position</text:p>
        </text:list-item>
        <text:list-item>
          <text:p text:style-name="P355">background-repeat</text:p>
        </text:list-item>
        <text:list-item>
          <text:p text:style-name="P355">background-attachment</text:p>
        </text:list-item>
      </text:list>
      <text:p text:style-name="P301"><text:span text:style-name="T122">E</text:span><text:span text:style-name="T128">xemplo: </text:span><text:span text:style-name="T446">background</text:span><text:span text:style-name="T410">: </text:span><text:span text:style-name="T400">black</text:span><text:span text:style-name="T410"> </text:span><text:span text:style-name="T449">url</text:span><text:span text:style-name="T410">(</text:span><text:span text:style-name="T400">'imagens/wallpaper003.jpg'</text:span><text:span text:style-name="T410">) </text:span><text:span text:style-name="T401">center</text:span><text:span text:style-name="T410"> </text:span><text:span text:style-name="T401">top</text:span><text:span text:style-name="T410"> </text:span><text:span text:style-name="T400">no-repeat</text:span><text:span text:style-name="T410"> </text:span><text:span text:style-name="T400">fixed</text:span><text:span text:style-name="T410">;</text:span></text:p>
      <text:p text:style-name="P395"><text:span text:style-name="T121"/></text:p>
      <text:p text:style-name="P395"><text:span text:style-name="T121"><text:line-break/></text:span><text:span text:style-name="T131">Sobre</text:span><text:span text:style-name="T121"> posicionamento, </text:span><text:span text:style-name="T131">a propriedade </text:span><text:span text:style-name="T423">position</text:span><text:span text:style-name="T221"> </text:span><text:span text:style-name="T131">possui os valores:</text:span></text:p>
      <text:list xml:id="list1197688837" text:style-name="L35">
        <text:list-item>
          <text:p text:style-name="P390"><text:span text:style-name="T328">s</text:span><text:span text:style-name="T327">tatic</text:span><text:span text:style-name="T121">: (default), </text:span><text:span text:style-name="T157">mantém a hierarquia conforme estabelecido no documento HTML</text:span></text:p>
        </text:list-item>
        <text:list-item>
          <text:p text:style-name="P377"><text:span text:style-name="T326">relativ</text:span><text:span text:style-name="T323">e</text:span><text:span text:style-name="T133">: </text:span><text:span text:style-name="T157">considera o posicionamento atual do elemento, </text:span><text:span text:style-name="T132">se adaptando caso seja alterada a janela do navegador</text:span><text:span text:style-name="T157">. </text:span><text:span text:style-name="T165">Ao criar uma box, seu posicionamento é relativo.</text:span></text:p>
        </text:list-item>
        <text:list-item>
          <text:p text:style-name="P377"><text:span text:style-name="T326">absolut</text:span><text:span text:style-name="T166">: </text:span><text:span text:style-name="T159">torna o contêiner (aquele que abriga o elemento) o ponto de partida para referência do elemento. </text:span><text:span text:style-name="T165">Se a posição do elemento for absoluta, será possível alterar as propriedades </text:span><text:span text:style-name="T423">top</text:span><text:span text:style-name="T165"> e </text:span><text:span text:style-name="T423">left</text:span><text:span text:style-name="T165">.</text:span></text:p>
        </text:list-item>
      </text:list>
      <text:p text:style-name="P348"/>
      <text:p text:style-name="P381"><text:span text:style-name="T165">Uma das soluções para </text:span><text:span text:style-name="T455">centralizar </text:span><text:span text:style-name="T457">totalmente</text:span><text:span text:style-name="T456"> um elemento</text:span><text:span text:style-name="T165"> </text:span><text:span text:style-name="T167">(tanto vertical quanto horizontal )</text:span><text:span text:style-name="T165">é configurando a posição do container como </text:span><text:span text:style-name="T247">relative</text:span><text:span text:style-name="T165"> e a posição do bloco interno(o conteúdo) como </text:span><text:span text:style-name="T247">absolut</text:span><text:span text:style-name="T165">, assim permitindo alterar as propriedades </text:span><text:span text:style-name="T247">left</text:span><text:span text:style-name="T165"> e </text:span><text:span text:style-name="T247">top</text:span><text:span text:style-name="T165"> para os valores </text:span><text:span text:style-name="T247">50%</text:span><text:span text:style-name="T165"> da view port e, em seguida, utilizar a propriedade </text:span><text:span text:style-name="T423">transform: translate(-50%,-50%)</text:span><text:span text:style-name="T165"> para deslocar o bloco interno, centralizando-o (já que seu ponto de referência fica no canto superior esquerdo e não no centro).<text:line-break/>Exemplo:</text:span></text:p>
      <text:p text:style-name="P396"><text:span text:style-name="T728"><text:tab/></text:span><text:span text:style-name="T738">.container</text:span><text:span text:style-name="T728"> {<text:tab/><text:tab/><text:tab/><text:tab/><text:tab/><text:tab/></text:span></text:p>
      <text:p text:style-name="P394"><text:span text:style-name="T655"><text:tab/><text:tab/>position</text:span><text:span text:style-name="T708">: </text:span><text:span text:style-name="T667">relative</text:span><text:span text:style-name="T708">;<text:tab/><text:tab/><text:tab/><text:tab/></text:span></text:p>
      <text:p text:style-name="P396"><text:span text:style-name="T728"><text:tab/>}<text:tab/><text:tab/><text:tab/><text:tab/><text:tab/><text:tab/><text:tab/><text:tab/></text:span></text:p>
      <text:p text:style-name="P394"><text:span text:style-name="T737"><text:tab/>.content</text:span><text:span text:style-name="T708"> {<text:tab/><text:tab/><text:tab/><text:tab/><text:tab/><text:tab/><text:tab/></text:span></text:p>
      <text:p text:style-name="P394"><text:span text:style-name="T655"><text:tab/><text:tab/>position</text:span><text:span text:style-name="T708">: </text:span><text:span text:style-name="T667">absolute</text:span><text:span text:style-name="T708">;<text:tab/><text:tab/><text:tab/><text:tab/></text:span></text:p>
      <text:p text:style-name="P394"><text:span text:style-name="T655"><text:tab/><text:tab/>top</text:span><text:span text:style-name="T708">: </text:span><text:span text:style-name="T743">50%</text:span><text:span text:style-name="T708">;<text:tab/><text:tab/><text:tab/><text:tab/><text:tab/><text:tab/></text:span></text:p>
      <text:p text:style-name="P394"><text:span text:style-name="T655"><text:tab/><text:tab/>left</text:span><text:span text:style-name="T708">: </text:span><text:span text:style-name="T743">50%</text:span><text:span text:style-name="T708">;<text:tab/><text:tab/><text:tab/><text:tab/><text:tab/><text:tab/></text:span></text:p>
      <text:p text:style-name="P394"><text:span text:style-name="T655"><text:tab/><text:tab/>transform</text:span><text:span text:style-name="T708">: </text:span><text:span text:style-name="T868">translate</text:span><text:span text:style-name="T708">(</text:span><text:span text:style-name="T743">-50%</text:span><text:span text:style-name="T708">, </text:span><text:span text:style-name="T743">-50%</text:span><text:span text:style-name="T708">);<text:tab/></text:span></text:p>
      <text:p text:style-name="P396"><text:span text:style-name="T728"><text:tab/>}<text:tab/><text:tab/><text:tab/><text:tab/><text:tab/><text:tab/><text:tab/><text:tab/></text:span></text:p>
      <text:p text:style-name="P381"><text:span text:style-name="T165"/></text:p>
      <text:p text:style-name="P81"/>
      <text:p text:style-name="P71"><text:span text:style-name="T771">Webkit </text:span><text:span text:style-name="T603">é um </text:span><text:span text:style-name="T563">motor de renderização</text:span><text:span text:style-name="T60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2"/>
      <text:p text:style-name="P73"><text:span text:style-name="T785">O</text:span> site <text:a xlink:type="simple" xlink:href="https://expressprefixr.herokuapp.com/" text:style-name="Internet_20_link" text:visited-style-name="Visited_20_Internet_20_Link">prefixr</text:a> reduz consideravelmente o código CSS e ajuda <text:span text:style-name="T785">também</text:span> na <text:span text:style-name="T458">retrocompatibilidade</text:span> de navegadores.</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3-28T07:05:29.372000000</dc:date>
    <meta:editing-duration>P12DT6H34M</meta:editing-duration>
    <meta:editing-cycles>146</meta:editing-cycles>
    <meta:document-statistic meta:table-count="0" meta:image-count="19" meta:object-count="0" meta:page-count="35" meta:paragraph-count="513" meta:word-count="7475" meta:character-count="48554" meta:non-whitespace-character-count="40342"/>
  </office:meta>
</office:document-meta>
</file>